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0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419246" calcext:value-type="float">
            <text:p>8,419,246</text:p>
          </table:table-cell>
          <table:table-cell table:style-name="ce19" office:value-type="float" office:value="23456545" calcext:value-type="float">
            <text:p>23,456,545</text:p>
          </table:table-cell>
          <table:table-cell table:style-name="ce19" office:value-type="float" office:value="11702890" calcext:value-type="float">
            <text:p>11,702,890</text:p>
          </table:table-cell>
          <table:table-cell table:style-name="ce29" office:value-type="float" office:value="11753655" calcext:value-type="float">
            <text:p>11,753,655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502618" calcext:value-type="float">
            <text:p>1,502,618</text:p>
          </table:table-cell>
          <table:table-cell table:style-name="ce20" office:value-type="float" office:value="3965926" calcext:value-type="float">
            <text:p>3,965,926</text:p>
          </table:table-cell>
          <table:table-cell table:style-name="ce20" office:value-type="float" office:value="1950360" calcext:value-type="float">
            <text:p>1,950,360</text:p>
          </table:table-cell>
          <table:table-cell table:style-name="ce29" office:value-type="float" office:value="2015566" calcext:value-type="float">
            <text:p>2,015,56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40859" calcext:value-type="float">
            <text:p>1,040,859</text:p>
          </table:table-cell>
          <table:table-cell table:style-name="ce20" office:value-type="float" office:value="2705921" calcext:value-type="float">
            <text:p>2,705,921</text:p>
          </table:table-cell>
          <table:table-cell table:style-name="ce20" office:value-type="float" office:value="1296713" calcext:value-type="float">
            <text:p>1,296,713</text:p>
          </table:table-cell>
          <table:table-cell table:style-name="ce29" office:value-type="float" office:value="1409208" calcext:value-type="float">
            <text:p>1,409,20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40590" calcext:value-type="float">
            <text:p>740,590</text:p>
          </table:table-cell>
          <table:table-cell table:style-name="ce20" office:value-type="float" office:value="2082165" calcext:value-type="float">
            <text:p>2,082,165</text:p>
          </table:table-cell>
          <table:table-cell table:style-name="ce20" office:value-type="float" office:value="1042873" calcext:value-type="float">
            <text:p>1,042,873</text:p>
          </table:table-cell>
          <table:table-cell table:style-name="ce29" office:value-type="float" office:value="1039292" calcext:value-type="float">
            <text:p>1,039,29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18547" calcext:value-type="float">
            <text:p>918,547</text:p>
          </table:table-cell>
          <table:table-cell table:style-name="ce20" office:value-type="float" office:value="2729291" calcext:value-type="float">
            <text:p>2,729,291</text:p>
          </table:table-cell>
          <table:table-cell table:style-name="ce20" office:value-type="float" office:value="1350841" calcext:value-type="float">
            <text:p>1,350,841</text:p>
          </table:table-cell>
          <table:table-cell table:style-name="ce29" office:value-type="float" office:value="1378450" calcext:value-type="float">
            <text:p>1,378,45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69850" calcext:value-type="float">
            <text:p>669,850</text:p>
          </table:table-cell>
          <table:table-cell table:style-name="ce20" office:value-type="float" office:value="1885240" calcext:value-type="float">
            <text:p>1,885,240</text:p>
          </table:table-cell>
          <table:table-cell table:style-name="ce20" office:value-type="float" office:value="944081" calcext:value-type="float">
            <text:p>944,081</text:p>
          </table:table-cell>
          <table:table-cell table:style-name="ce29" office:value-type="float" office:value="941159" calcext:value-type="float">
            <text:p>941,15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4" office:value-type="float" office:value="1068314" calcext:value-type="float">
            <text:p>1,068,314</text:p>
          </table:table-cell>
          <table:table-cell table:style-name="ce21" office:value-type="float" office:value="2778793" calcext:value-type="float">
            <text:p>2,778,793</text:p>
          </table:table-cell>
          <table:table-cell table:style-name="ce20" office:value-type="float" office:value="1382192" calcext:value-type="float">
            <text:p>1,382,192</text:p>
          </table:table-cell>
          <table:table-cell table:style-name="ce29" office:value-type="float" office:value="1396601" calcext:value-type="float">
            <text:p>1,396,60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37961" calcext:value-type="float">
            <text:p>2,437,961</text:p>
          </table:table-cell>
          <table:table-cell table:style-name="ce21" office:value-type="float" office:value="7167094" calcext:value-type="float">
            <text:p>7,167,094</text:p>
          </table:table-cell>
          <table:table-cell table:style-name="ce20" office:value-type="float" office:value="3663714" calcext:value-type="float">
            <text:p>3,663,714</text:p>
          </table:table-cell>
          <table:table-cell table:style-name="ce29" office:value-type="float" office:value="3503380" calcext:value-type="float">
            <text:p>3,503,380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5" office:value-type="float" office:value="163753" calcext:value-type="float">
            <text:p>163,753</text:p>
          </table:table-cell>
          <table:table-cell table:style-name="ce22" office:value-type="float" office:value="458250" calcext:value-type="float">
            <text:p>458,250</text:p>
          </table:table-cell>
          <table:table-cell table:style-name="ce22" office:value-type="float" office:value="232505" calcext:value-type="float">
            <text:p>232,505</text:p>
          </table:table-cell>
          <table:table-cell table:style-name="ce22" office:value-type="float" office:value="225745" calcext:value-type="float">
            <text:p>225,74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80738" calcext:value-type="float">
            <text:p>180,738</text:p>
          </table:table-cell>
          <table:table-cell table:style-name="ce22" office:value-type="float" office:value="538712" calcext:value-type="float">
            <text:p>538,712</text:p>
          </table:table-cell>
          <table:table-cell table:style-name="ce22" office:value-type="float" office:value="275858" calcext:value-type="float">
            <text:p>275,858</text:p>
          </table:table-cell>
          <table:table-cell table:style-name="ce22" office:value-type="float" office:value="262854" calcext:value-type="float">
            <text:p>262,85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3642" calcext:value-type="float">
            <text:p>183,642</text:p>
          </table:table-cell>
          <table:table-cell table:style-name="ce22" office:value-type="float" office:value="565795" calcext:value-type="float">
            <text:p>565,795</text:p>
          </table:table-cell>
          <table:table-cell table:style-name="ce22" office:value-type="float" office:value="291509" calcext:value-type="float">
            <text:p>291,509</text:p>
          </table:table-cell>
          <table:table-cell table:style-name="ce22" office:value-type="float" office:value="274286" calcext:value-type="float">
            <text:p>274,2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79763" calcext:value-type="float">
            <text:p>379,763</text:p>
          </table:table-cell>
          <table:table-cell table:style-name="ce22" office:value-type="float" office:value="1289506" calcext:value-type="float">
            <text:p>1,289,506</text:p>
          </table:table-cell>
          <table:table-cell table:style-name="ce22" office:value-type="float" office:value="659401" calcext:value-type="float">
            <text:p>659,401</text:p>
          </table:table-cell>
          <table:table-cell table:style-name="ce22" office:value-type="float" office:value="630105" calcext:value-type="float">
            <text:p>630,10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6518" calcext:value-type="float">
            <text:p>176,518</text:p>
          </table:table-cell>
          <table:table-cell table:style-name="ce22" office:value-type="float" office:value="511940" calcext:value-type="float">
            <text:p>511,940</text:p>
          </table:table-cell>
          <table:table-cell table:style-name="ce22" office:value-type="float" office:value="262655" calcext:value-type="float">
            <text:p>262,655</text:p>
          </table:table-cell>
          <table:table-cell table:style-name="ce22" office:value-type="float" office:value="249285" calcext:value-type="float">
            <text:p>249,28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8049" calcext:value-type="float">
            <text:p>238,049</text:p>
          </table:table-cell>
          <table:table-cell table:style-name="ce22" office:value-type="float" office:value="702304" calcext:value-type="float">
            <text:p>702,304</text:p>
          </table:table-cell>
          <table:table-cell table:style-name="ce22" office:value-type="float" office:value="365288" calcext:value-type="float">
            <text:p>365,288</text:p>
          </table:table-cell>
          <table:table-cell table:style-name="ce22" office:value-type="float" office:value="337016" calcext:value-type="float">
            <text:p>337,01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1578" calcext:value-type="float">
            <text:p>181,578</text:p>
          </table:table-cell>
          <table:table-cell table:style-name="ce22" office:value-type="float" office:value="522065" calcext:value-type="float">
            <text:p>522,065</text:p>
          </table:table-cell>
          <table:table-cell table:style-name="ce22" office:value-type="float" office:value="271907" calcext:value-type="float">
            <text:p>271,907</text:p>
          </table:table-cell>
          <table:table-cell table:style-name="ce22" office:value-type="float" office:value="250158" calcext:value-type="float">
            <text:p>250,15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3600" calcext:value-type="float">
            <text:p>283,600</text:p>
          </table:table-cell>
          <table:table-cell table:style-name="ce22" office:value-type="float" office:value="844445" calcext:value-type="float">
            <text:p>844,445</text:p>
          </table:table-cell>
          <table:table-cell table:style-name="ce22" office:value-type="float" office:value="432823" calcext:value-type="float">
            <text:p>432,823</text:p>
          </table:table-cell>
          <table:table-cell table:style-name="ce22" office:value-type="float" office:value="411622" calcext:value-type="float">
            <text:p>411,62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205" calcext:value-type="float">
            <text:p>82,205</text:p>
          </table:table-cell>
          <table:table-cell table:style-name="ce23" office:value-type="float" office:value="223326" calcext:value-type="float">
            <text:p>223,326</text:p>
          </table:table-cell>
          <table:table-cell table:style-name="ce22" office:value-type="float" office:value="115775" calcext:value-type="float">
            <text:p>115,775</text:p>
          </table:table-cell>
          <table:table-cell table:style-name="ce22" office:value-type="float" office:value="107551" calcext:value-type="float">
            <text:p>107,55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553" calcext:value-type="float">
            <text:p>124,553</text:p>
          </table:table-cell>
          <table:table-cell table:style-name="ce22" office:value-type="float" office:value="332472" calcext:value-type="float">
            <text:p>332,472</text:p>
          </table:table-cell>
          <table:table-cell table:style-name="ce22" office:value-type="float" office:value="169761" calcext:value-type="float">
            <text:p>169,761</text:p>
          </table:table-cell>
          <table:table-cell table:style-name="ce22" office:value-type="float" office:value="162711" calcext:value-type="float">
            <text:p>162,71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8121" calcext:value-type="float">
            <text:p>38,121</text:p>
          </table:table-cell>
          <table:table-cell table:style-name="ce22" office:value-type="float" office:value="101838" calcext:value-type="float">
            <text:p>101,838</text:p>
          </table:table-cell>
          <table:table-cell table:style-name="ce22" office:value-type="float" office:value="52474" calcext:value-type="float">
            <text:p>52,474</text:p>
          </table:table-cell>
          <table:table-cell table:style-name="ce22" office:value-type="float" office:value="49364" calcext:value-type="float">
            <text:p>49,364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0832" calcext:value-type="float">
            <text:p>150,832</text:p>
          </table:table-cell>
          <table:table-cell table:style-name="ce22" office:value-type="float" office:value="372791" calcext:value-type="float">
            <text:p>372,791</text:p>
          </table:table-cell>
          <table:table-cell table:style-name="ce22" office:value-type="float" office:value="187332" calcext:value-type="float">
            <text:p>187,332</text:p>
          </table:table-cell>
          <table:table-cell table:style-name="ce22" office:value-type="float" office:value="185459" calcext:value-type="float">
            <text:p>185,45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6035" calcext:value-type="float">
            <text:p>156,035</text:p>
          </table:table-cell>
          <table:table-cell table:style-name="ce22" office:value-type="float" office:value="432692" calcext:value-type="float">
            <text:p>432,692</text:p>
          </table:table-cell>
          <table:table-cell table:style-name="ce22" office:value-type="float" office:value="214138" calcext:value-type="float">
            <text:p>214,138</text:p>
          </table:table-cell>
          <table:table-cell table:style-name="ce22" office:value-type="float" office:value="218554" calcext:value-type="float">
            <text:p>218,55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574" calcext:value-type="float">
            <text:p>98,574</text:p>
          </table:table-cell>
          <table:table-cell table:style-name="ce22" office:value-type="float" office:value="270958" calcext:value-type="float">
            <text:p>270,958</text:p>
          </table:table-cell>
          <table:table-cell table:style-name="ce22" office:value-type="float" office:value="132288" calcext:value-type="float">
            <text:p>132,288</text:p>
          </table:table-cell>
          <table:table-cell table:style-name="ce22" office:value-type="float" office:value="138670" calcext:value-type="float">
            <text:p>138,670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4" office:value-type="float" office:value="40507" calcext:value-type="float">
            <text:p>40,507</text:p>
          </table:table-cell>
          <table:table-cell table:style-name="ce21" office:value-type="float" office:value="142115" calcext:value-type="float">
            <text:p>142,115</text:p>
          </table:table-cell>
          <table:table-cell table:style-name="ce21" office:value-type="float" office:value="72116" calcext:value-type="float">
            <text:p>72,116</text:p>
          </table:table-cell>
          <table:table-cell table:style-name="ce21" office:value-type="float" office:value="69999" calcext:value-type="float">
            <text:p>69,99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8013" calcext:value-type="float">
            <text:p>38,013</text:p>
          </table:table-cell>
          <table:table-cell table:style-name="ce22" office:value-type="float" office:value="129639" calcext:value-type="float">
            <text:p>129,639</text:p>
          </table:table-cell>
          <table:table-cell table:style-name="ce22" office:value-type="float" office:value="65003" calcext:value-type="float">
            <text:p>65,003</text:p>
          </table:table-cell>
          <table:table-cell table:style-name="ce22" office:value-type="float" office:value="64636" calcext:value-type="float">
            <text:p>64,636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6" office:value-type="float" office:value="2494" calcext:value-type="float">
            <text:p>2,494</text:p>
          </table:table-cell>
          <table:table-cell table:style-name="ce24" office:value-type="float" office:value="12476" calcext:value-type="float">
            <text:p>12,476</text:p>
          </table:table-cell>
          <table:table-cell table:style-name="ce24" office:value-type="float" office:value="7113" calcext:value-type="float">
            <text:p>7,113</text:p>
          </table:table-cell>
          <table:table-cell table:style-name="ce24" office:value-type="float" office:value="5363" calcext:value-type="float">
            <text:p>5,363</text:p>
          </table:table-cell>
          <table:table-cell table:number-columns-repeated="1019"/>
        </table:table-row>
        <table:table-row table:style-name="ro6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4年6月4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502618" calcext:value-type="float">
            <text:p>1,502,618</text:p>
          </table:table-cell>
          <table:table-cell table:style-name="ce42" office:value-type="float" office:value="3965926" calcext:value-type="float">
            <text:p>3,965,926</text:p>
          </table:table-cell>
          <table:table-cell table:style-name="ce42" office:value-type="float" office:value="1950360" calcext:value-type="float">
            <text:p>1,950,360</text:p>
          </table:table-cell>
          <table:table-cell table:style-name="ce46" office:value-type="float" office:value="2015566" calcext:value-type="float">
            <text:p>2,015,56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5240" calcext:value-type="float">
            <text:p>205,240</text:p>
          </table:table-cell>
          <table:table-cell table:style-name="ce43" office:value-type="float" office:value="555114" calcext:value-type="float">
            <text:p>555,114</text:p>
          </table:table-cell>
          <table:table-cell table:style-name="ce43" office:value-type="float" office:value="271753" calcext:value-type="float">
            <text:p>271,753</text:p>
          </table:table-cell>
          <table:table-cell table:style-name="ce47" office:value-type="float" office:value="283361" calcext:value-type="float">
            <text:p>283,36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7788" calcext:value-type="float">
            <text:p>147,788</text:p>
          </table:table-cell>
          <table:table-cell table:style-name="ce43" office:value-type="float" office:value="388590" calcext:value-type="float">
            <text:p>388,590</text:p>
          </table:table-cell>
          <table:table-cell table:style-name="ce43" office:value-type="float" office:value="191953" calcext:value-type="float">
            <text:p>191,953</text:p>
          </table:table-cell>
          <table:table-cell table:style-name="ce47" office:value-type="float" office:value="196637" calcext:value-type="float">
            <text:p>196,63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2637" calcext:value-type="float">
            <text:p>162,637</text:p>
          </table:table-cell>
          <table:table-cell table:style-name="ce43" office:value-type="float" office:value="414757" calcext:value-type="float">
            <text:p>414,757</text:p>
          </table:table-cell>
          <table:table-cell table:style-name="ce43" office:value-type="float" office:value="202668" calcext:value-type="float">
            <text:p>202,668</text:p>
          </table:table-cell>
          <table:table-cell table:style-name="ce47" office:value-type="float" office:value="212089" calcext:value-type="float">
            <text:p>212,08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688" calcext:value-type="float">
            <text:p>90,688</text:p>
          </table:table-cell>
          <table:table-cell table:style-name="ce43" office:value-type="float" office:value="226718" calcext:value-type="float">
            <text:p>226,718</text:p>
          </table:table-cell>
          <table:table-cell table:style-name="ce43" office:value-type="float" office:value="107886" calcext:value-type="float">
            <text:p>107,886</text:p>
          </table:table-cell>
          <table:table-cell table:style-name="ce47" office:value-type="float" office:value="118832" calcext:value-type="float">
            <text:p>118,83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8023" calcext:value-type="float">
            <text:p>148,023</text:p>
          </table:table-cell>
          <table:table-cell table:style-name="ce43" office:value-type="float" office:value="412359" calcext:value-type="float">
            <text:p>412,359</text:p>
          </table:table-cell>
          <table:table-cell table:style-name="ce43" office:value-type="float" office:value="202150" calcext:value-type="float">
            <text:p>202,150</text:p>
          </table:table-cell>
          <table:table-cell table:style-name="ce47" office:value-type="float" office:value="210209" calcext:value-type="float">
            <text:p>210,2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3232" calcext:value-type="float">
            <text:p>123,232</text:p>
          </table:table-cell>
          <table:table-cell table:style-name="ce43" office:value-type="float" office:value="299589" calcext:value-type="float">
            <text:p>299,589</text:p>
          </table:table-cell>
          <table:table-cell table:style-name="ce43" office:value-type="float" office:value="144875" calcext:value-type="float">
            <text:p>144,875</text:p>
          </table:table-cell>
          <table:table-cell table:style-name="ce47" office:value-type="float" office:value="154714" calcext:value-type="float">
            <text:p>154,7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179" calcext:value-type="float">
            <text:p>65,179</text:p>
          </table:table-cell>
          <table:table-cell table:style-name="ce43" office:value-type="float" office:value="183979" calcext:value-type="float">
            <text:p>183,979</text:p>
          </table:table-cell>
          <table:table-cell table:style-name="ce43" office:value-type="float" office:value="92011" calcext:value-type="float">
            <text:p>92,011</text:p>
          </table:table-cell>
          <table:table-cell table:style-name="ce47" office:value-type="float" office:value="91968" calcext:value-type="float">
            <text:p>91,9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312" calcext:value-type="float">
            <text:p>29,312</text:p>
          </table:table-cell>
          <table:table-cell table:style-name="ce43" office:value-type="float" office:value="88425" calcext:value-type="float">
            <text:p>88,425</text:p>
          </table:table-cell>
          <table:table-cell table:style-name="ce43" office:value-type="float" office:value="44369" calcext:value-type="float">
            <text:p>44,369</text:p>
          </table:table-cell>
          <table:table-cell table:style-name="ce47" office:value-type="float" office:value="44056" calcext:value-type="float">
            <text:p>44,0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0706" calcext:value-type="float">
            <text:p>40,706</text:p>
          </table:table-cell>
          <table:table-cell table:style-name="ce43" office:value-type="float" office:value="112074" calcext:value-type="float">
            <text:p>112,074</text:p>
          </table:table-cell>
          <table:table-cell table:style-name="ce43" office:value-type="float" office:value="56475" calcext:value-type="float">
            <text:p>56,475</text:p>
          </table:table-cell>
          <table:table-cell table:style-name="ce47" office:value-type="float" office:value="55599" calcext:value-type="float">
            <text:p>55,5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9104" calcext:value-type="float">
            <text:p>69,104</text:p>
          </table:table-cell>
          <table:table-cell table:style-name="ce43" office:value-type="float" office:value="160171" calcext:value-type="float">
            <text:p>160,171</text:p>
          </table:table-cell>
          <table:table-cell table:style-name="ce43" office:value-type="float" office:value="77168" calcext:value-type="float">
            <text:p>77,168</text:p>
          </table:table-cell>
          <table:table-cell table:style-name="ce47" office:value-type="float" office:value="83003" calcext:value-type="float">
            <text:p>83,0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4497" calcext:value-type="float">
            <text:p>84,497</text:p>
          </table:table-cell>
          <table:table-cell table:style-name="ce43" office:value-type="float" office:value="195295" calcext:value-type="float">
            <text:p>195,295</text:p>
          </table:table-cell>
          <table:table-cell table:style-name="ce43" office:value-type="float" office:value="95685" calcext:value-type="float">
            <text:p>95,685</text:p>
          </table:table-cell>
          <table:table-cell table:style-name="ce47" office:value-type="float" office:value="99610" calcext:value-type="float">
            <text:p>99,6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64" calcext:value-type="float">
            <text:p>16,064</text:p>
          </table:table-cell>
          <table:table-cell table:style-name="ce43" office:value-type="float" office:value="41076" calcext:value-type="float">
            <text:p>41,076</text:p>
          </table:table-cell>
          <table:table-cell table:style-name="ce43" office:value-type="float" office:value="20787" calcext:value-type="float">
            <text:p>20,787</text:p>
          </table:table-cell>
          <table:table-cell table:style-name="ce47" office:value-type="float" office:value="20289" calcext:value-type="float">
            <text:p>20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726" calcext:value-type="float">
            <text:p>85,726</text:p>
          </table:table-cell>
          <table:table-cell table:style-name="ce43" office:value-type="float" office:value="238900" calcext:value-type="float">
            <text:p>238,900</text:p>
          </table:table-cell>
          <table:table-cell table:style-name="ce43" office:value-type="float" office:value="118322" calcext:value-type="float">
            <text:p>118,322</text:p>
          </table:table-cell>
          <table:table-cell table:style-name="ce47" office:value-type="float" office:value="120578" calcext:value-type="float">
            <text:p>120,5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9136" calcext:value-type="float">
            <text:p>69,136</text:p>
          </table:table-cell>
          <table:table-cell table:style-name="ce43" office:value-type="float" office:value="199681" calcext:value-type="float">
            <text:p>199,681</text:p>
          </table:table-cell>
          <table:table-cell table:style-name="ce43" office:value-type="float" office:value="98316" calcext:value-type="float">
            <text:p>98,316</text:p>
          </table:table-cell>
          <table:table-cell table:style-name="ce47" office:value-type="float" office:value="101365" calcext:value-type="float">
            <text:p>101,3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547" calcext:value-type="float">
            <text:p>29,547</text:p>
          </table:table-cell>
          <table:table-cell table:style-name="ce43" office:value-type="float" office:value="82426" calcext:value-type="float">
            <text:p>82,426</text:p>
          </table:table-cell>
          <table:table-cell table:style-name="ce43" office:value-type="float" office:value="41611" calcext:value-type="float">
            <text:p>41,611</text:p>
          </table:table-cell>
          <table:table-cell table:style-name="ce47" office:value-type="float" office:value="40815" calcext:value-type="float">
            <text:p>40,8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817" calcext:value-type="float">
            <text:p>27,817</text:p>
          </table:table-cell>
          <table:table-cell table:style-name="ce43" office:value-type="float" office:value="78538" calcext:value-type="float">
            <text:p>78,538</text:p>
          </table:table-cell>
          <table:table-cell table:style-name="ce43" office:value-type="float" office:value="39101" calcext:value-type="float">
            <text:p>39,101</text:p>
          </table:table-cell>
          <table:table-cell table:style-name="ce47" office:value-type="float" office:value="39437" calcext:value-type="float">
            <text:p>39,4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8436" calcext:value-type="float">
            <text:p>38,436</text:p>
          </table:table-cell>
          <table:table-cell table:style-name="ce43" office:value-type="float" office:value="98807" calcext:value-type="float">
            <text:p>98,807</text:p>
          </table:table-cell>
          <table:table-cell table:style-name="ce43" office:value-type="float" office:value="48342" calcext:value-type="float">
            <text:p>48,342</text:p>
          </table:table-cell>
          <table:table-cell table:style-name="ce47" office:value-type="float" office:value="50465" calcext:value-type="float">
            <text:p>50,4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372" calcext:value-type="float">
            <text:p>9,372</text:p>
          </table:table-cell>
          <table:table-cell table:style-name="ce43" office:value-type="float" office:value="23569" calcext:value-type="float">
            <text:p>23,569</text:p>
          </table:table-cell>
          <table:table-cell table:style-name="ce43" office:value-type="float" office:value="11828" calcext:value-type="float">
            <text:p>11,828</text:p>
          </table:table-cell>
          <table:table-cell table:style-name="ce47" office:value-type="float" office:value="11741" calcext:value-type="float">
            <text:p>11,7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66" calcext:value-type="float">
            <text:p>3,366</text:p>
          </table:table-cell>
          <table:table-cell table:style-name="ce43" office:value-type="float" office:value="7818" calcext:value-type="float">
            <text:p>7,818</text:p>
          </table:table-cell>
          <table:table-cell table:style-name="ce43" office:value-type="float" office:value="4313" calcext:value-type="float">
            <text:p>4,313</text:p>
          </table:table-cell>
          <table:table-cell table:style-name="ce47" office:value-type="float" office:value="3505" calcext:value-type="float">
            <text:p>3,5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91" calcext:value-type="float">
            <text:p>2,491</text:p>
          </table:table-cell>
          <table:table-cell table:style-name="ce43" office:value-type="float" office:value="6479" calcext:value-type="float">
            <text:p>6,479</text:p>
          </table:table-cell>
          <table:table-cell table:style-name="ce43" office:value-type="float" office:value="3607" calcext:value-type="float">
            <text:p>3,607</text:p>
          </table:table-cell>
          <table:table-cell table:style-name="ce47" office:value-type="float" office:value="2872" calcext:value-type="float">
            <text:p>2,8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312" calcext:value-type="float">
            <text:p>9,312</text:p>
          </table:table-cell>
          <table:table-cell table:style-name="ce43" office:value-type="float" office:value="23479" calcext:value-type="float">
            <text:p>23,479</text:p>
          </table:table-cell>
          <table:table-cell table:style-name="ce43" office:value-type="float" office:value="12085" calcext:value-type="float">
            <text:p>12,085</text:p>
          </table:table-cell>
          <table:table-cell table:style-name="ce47" office:value-type="float" office:value="11394" calcext:value-type="float">
            <text:p>11,3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295" calcext:value-type="float">
            <text:p>4,295</text:p>
          </table:table-cell>
          <table:table-cell table:style-name="ce43" office:value-type="float" office:value="12670" calcext:value-type="float">
            <text:p>12,670</text:p>
          </table:table-cell>
          <table:table-cell table:style-name="ce43" office:value-type="float" office:value="6588" calcext:value-type="float">
            <text:p>6,588</text:p>
          </table:table-cell>
          <table:table-cell table:style-name="ce47" office:value-type="float" office:value="6082" calcext:value-type="float">
            <text:p>6,0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868" calcext:value-type="float">
            <text:p>13,868</text:p>
          </table:table-cell>
          <table:table-cell table:style-name="ce43" office:value-type="float" office:value="37253" calcext:value-type="float">
            <text:p>37,253</text:p>
          </table:table-cell>
          <table:table-cell table:style-name="ce43" office:value-type="float" office:value="18639" calcext:value-type="float">
            <text:p>18,639</text:p>
          </table:table-cell>
          <table:table-cell table:style-name="ce47" office:value-type="float" office:value="18614" calcext:value-type="float">
            <text:p>18,6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51" calcext:value-type="float">
            <text:p>2,351</text:p>
          </table:table-cell>
          <table:table-cell table:style-name="ce43" office:value-type="float" office:value="4920" calcext:value-type="float">
            <text:p>4,920</text:p>
          </table:table-cell>
          <table:table-cell table:style-name="ce43" office:value-type="float" office:value="2712" calcext:value-type="float">
            <text:p>2,712</text:p>
          </table:table-cell>
          <table:table-cell table:style-name="ce47" office:value-type="float" office:value="2208" calcext:value-type="float">
            <text:p>2,2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38" calcext:value-type="float">
            <text:p>3,838</text:p>
          </table:table-cell>
          <table:table-cell table:style-name="ce43" office:value-type="float" office:value="9339" calcext:value-type="float">
            <text:p>9,339</text:p>
          </table:table-cell>
          <table:table-cell table:style-name="ce43" office:value-type="float" office:value="5042" calcext:value-type="float">
            <text:p>5,042</text:p>
          </table:table-cell>
          <table:table-cell table:style-name="ce47" office:value-type="float" office:value="4297" calcext:value-type="float">
            <text:p>4,2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10" calcext:value-type="float">
            <text:p>4,410</text:p>
          </table:table-cell>
          <table:table-cell table:style-name="ce43" office:value-type="float" office:value="12945" calcext:value-type="float">
            <text:p>12,945</text:p>
          </table:table-cell>
          <table:table-cell table:style-name="ce43" office:value-type="float" office:value="6607" calcext:value-type="float">
            <text:p>6,607</text:p>
          </table:table-cell>
          <table:table-cell table:style-name="ce47" office:value-type="float" office:value="6338" calcext:value-type="float">
            <text:p>6,3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04" calcext:value-type="float">
            <text:p>7,004</text:p>
          </table:table-cell>
          <table:table-cell table:style-name="ce43" office:value-type="float" office:value="22276" calcext:value-type="float">
            <text:p>22,276</text:p>
          </table:table-cell>
          <table:table-cell table:style-name="ce43" office:value-type="float" office:value="11052" calcext:value-type="float">
            <text:p>11,052</text:p>
          </table:table-cell>
          <table:table-cell table:style-name="ce47" office:value-type="float" office:value="11224" calcext:value-type="float">
            <text:p>11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84" calcext:value-type="float">
            <text:p>7,384</text:p>
          </table:table-cell>
          <table:table-cell table:style-name="ce43" office:value-type="float" office:value="22576" calcext:value-type="float">
            <text:p>22,576</text:p>
          </table:table-cell>
          <table:table-cell table:style-name="ce43" office:value-type="float" office:value="11376" calcext:value-type="float">
            <text:p>11,376</text:p>
          </table:table-cell>
          <table:table-cell table:style-name="ce47" office:value-type="float" office:value="11200" calcext:value-type="float">
            <text:p>11,2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95" calcext:value-type="float">
            <text:p>1,795</text:p>
          </table:table-cell>
          <table:table-cell table:style-name="ce44" office:value-type="float" office:value="6103" calcext:value-type="float">
            <text:p>6,103</text:p>
          </table:table-cell>
          <table:table-cell table:style-name="ce44" office:value-type="float" office:value="3039" calcext:value-type="float">
            <text:p>3,039</text:p>
          </table:table-cell>
          <table:table-cell table:style-name="ce48" office:value-type="float" office:value="3064" calcext:value-type="float">
            <text:p>3,064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40859" calcext:value-type="float">
            <text:p>1,040,859</text:p>
          </table:table-cell>
          <table:table-cell table:style-name="ce42" office:value-type="float" office:value="2705921" calcext:value-type="float">
            <text:p>2,705,921</text:p>
          </table:table-cell>
          <table:table-cell table:style-name="ce42" office:value-type="float" office:value="1296713" calcext:value-type="float">
            <text:p>1,296,713</text:p>
          </table:table-cell>
          <table:table-cell table:style-name="ce58" office:value-type="float" office:value="1409208" calcext:value-type="float">
            <text:p>1,409,2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361" calcext:value-type="float">
            <text:p>80,361</text:p>
          </table:table-cell>
          <table:table-cell table:style-name="ce43" office:value-type="float" office:value="210794" calcext:value-type="float">
            <text:p>210,794</text:p>
          </table:table-cell>
          <table:table-cell table:style-name="ce43" office:value-type="float" office:value="99499" calcext:value-type="float">
            <text:p>99,499</text:p>
          </table:table-cell>
          <table:table-cell table:style-name="ce59" office:value-type="float" office:value="111295" calcext:value-type="float">
            <text:p>111,2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406" calcext:value-type="float">
            <text:p>89,406</text:p>
          </table:table-cell>
          <table:table-cell table:style-name="ce43" office:value-type="float" office:value="229653" calcext:value-type="float">
            <text:p>229,653</text:p>
          </table:table-cell>
          <table:table-cell table:style-name="ce43" office:value-type="float" office:value="110129" calcext:value-type="float">
            <text:p>110,129</text:p>
          </table:table-cell>
          <table:table-cell table:style-name="ce59" office:value-type="float" office:value="119524" calcext:value-type="float">
            <text:p>119,5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518" calcext:value-type="float">
            <text:p>120,518</text:p>
          </table:table-cell>
          <table:table-cell table:style-name="ce43" office:value-type="float" office:value="314360" calcext:value-type="float">
            <text:p>314,360</text:p>
          </table:table-cell>
          <table:table-cell table:style-name="ce43" office:value-type="float" office:value="147109" calcext:value-type="float">
            <text:p>147,109</text:p>
          </table:table-cell>
          <table:table-cell table:style-name="ce59" office:value-type="float" office:value="167251" calcext:value-type="float">
            <text:p>167,2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8682" calcext:value-type="float">
            <text:p>98,682</text:p>
          </table:table-cell>
          <table:table-cell table:style-name="ce43" office:value-type="float" office:value="230941" calcext:value-type="float">
            <text:p>230,941</text:p>
          </table:table-cell>
          <table:table-cell table:style-name="ce43" office:value-type="float" office:value="107793" calcext:value-type="float">
            <text:p>107,793</text:p>
          </table:table-cell>
          <table:table-cell table:style-name="ce59" office:value-type="float" office:value="123148" calcext:value-type="float">
            <text:p>123,1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279" calcext:value-type="float">
            <text:p>65,279</text:p>
          </table:table-cell>
          <table:table-cell table:style-name="ce43" office:value-type="float" office:value="163446" calcext:value-type="float">
            <text:p>163,446</text:p>
          </table:table-cell>
          <table:table-cell table:style-name="ce43" office:value-type="float" office:value="78128" calcext:value-type="float">
            <text:p>78,128</text:p>
          </table:table-cell>
          <table:table-cell table:style-name="ce59" office:value-type="float" office:value="85318" calcext:value-type="float">
            <text:p>85,3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385" calcext:value-type="float">
            <text:p>51,385</text:p>
          </table:table-cell>
          <table:table-cell table:style-name="ce43" office:value-type="float" office:value="131030" calcext:value-type="float">
            <text:p>131,030</text:p>
          </table:table-cell>
          <table:table-cell table:style-name="ce43" office:value-type="float" office:value="64063" calcext:value-type="float">
            <text:p>64,063</text:p>
          </table:table-cell>
          <table:table-cell table:style-name="ce59" office:value-type="float" office:value="66967" calcext:value-type="float">
            <text:p>66,9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124" calcext:value-type="float">
            <text:p>78,124</text:p>
          </table:table-cell>
          <table:table-cell table:style-name="ce43" office:value-type="float" office:value="194296" calcext:value-type="float">
            <text:p>194,296</text:p>
          </table:table-cell>
          <table:table-cell table:style-name="ce43" office:value-type="float" office:value="95970" calcext:value-type="float">
            <text:p>95,970</text:p>
          </table:table-cell>
          <table:table-cell table:style-name="ce59" office:value-type="float" office:value="98326" calcext:value-type="float">
            <text:p>98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3802" calcext:value-type="float">
            <text:p>103,802</text:p>
          </table:table-cell>
          <table:table-cell table:style-name="ce43" office:value-type="float" office:value="274722" calcext:value-type="float">
            <text:p>274,722</text:p>
          </table:table-cell>
          <table:table-cell table:style-name="ce43" office:value-type="float" office:value="132235" calcext:value-type="float">
            <text:p>132,235</text:p>
          </table:table-cell>
          <table:table-cell table:style-name="ce59" office:value-type="float" office:value="142487" calcext:value-type="float">
            <text:p>142,4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6073" calcext:value-type="float">
            <text:p>46,073</text:p>
          </table:table-cell>
          <table:table-cell table:style-name="ce43" office:value-type="float" office:value="121552" calcext:value-type="float">
            <text:p>121,552</text:p>
          </table:table-cell>
          <table:table-cell table:style-name="ce43" office:value-type="float" office:value="59362" calcext:value-type="float">
            <text:p>59,362</text:p>
          </table:table-cell>
          <table:table-cell table:style-name="ce59" office:value-type="float" office:value="62190" calcext:value-type="float">
            <text:p>62,1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5973" calcext:value-type="float">
            <text:p>105,973</text:p>
          </table:table-cell>
          <table:table-cell table:style-name="ce43" office:value-type="float" office:value="286764" calcext:value-type="float">
            <text:p>286,764</text:p>
          </table:table-cell>
          <table:table-cell table:style-name="ce43" office:value-type="float" office:value="137362" calcext:value-type="float">
            <text:p>137,362</text:p>
          </table:table-cell>
          <table:table-cell table:style-name="ce59" office:value-type="float" office:value="149402" calcext:value-type="float">
            <text:p>149,4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5896" calcext:value-type="float">
            <text:p>105,896</text:p>
          </table:table-cell>
          <table:table-cell table:style-name="ce43" office:value-type="float" office:value="290711" calcext:value-type="float">
            <text:p>290,711</text:p>
          </table:table-cell>
          <table:table-cell table:style-name="ce43" office:value-type="float" office:value="140656" calcext:value-type="float">
            <text:p>140,656</text:p>
          </table:table-cell>
          <table:table-cell table:style-name="ce59" office:value-type="float" office:value="150055" calcext:value-type="float">
            <text:p>150,05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360" calcext:value-type="float">
            <text:p>95,360</text:p>
          </table:table-cell>
          <table:table-cell table:style-name="ce44" office:value-type="float" office:value="257652" calcext:value-type="float">
            <text:p>257,652</text:p>
          </table:table-cell>
          <table:table-cell table:style-name="ce44" office:value-type="float" office:value="124407" calcext:value-type="float">
            <text:p>124,407</text:p>
          </table:table-cell>
          <table:table-cell table:style-name="ce60" office:value-type="float" office:value="133245" calcext:value-type="float">
            <text:p>133,245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40590" calcext:value-type="float">
            <text:p>740,590</text:p>
          </table:table-cell>
          <table:table-cell table:style-name="ce46" office:value-type="float" office:value="2082165" calcext:value-type="float">
            <text:p>2,082,165</text:p>
          </table:table-cell>
          <table:table-cell table:style-name="ce46" office:value-type="float" office:value="1042873" calcext:value-type="float">
            <text:p>1,042,873</text:p>
          </table:table-cell>
          <table:table-cell table:style-name="ce46" office:value-type="float" office:value="1039292" calcext:value-type="float">
            <text:p>1,039,29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57948" calcext:value-type="float">
            <text:p>157,948</text:p>
          </table:table-cell>
          <table:table-cell table:style-name="ce47" office:value-type="float" office:value="422892" calcext:value-type="float">
            <text:p>422,892</text:p>
          </table:table-cell>
          <table:table-cell table:style-name="ce47" office:value-type="float" office:value="206310" calcext:value-type="float">
            <text:p>206,310</text:p>
          </table:table-cell>
          <table:table-cell table:style-name="ce47" office:value-type="float" office:value="216582" calcext:value-type="float">
            <text:p>216,58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39873" calcext:value-type="float">
            <text:p>139,873</text:p>
          </table:table-cell>
          <table:table-cell table:style-name="ce47" office:value-type="float" office:value="386062" calcext:value-type="float">
            <text:p>386,062</text:p>
          </table:table-cell>
          <table:table-cell table:style-name="ce47" office:value-type="float" office:value="191265" calcext:value-type="float">
            <text:p>191,265</text:p>
          </table:table-cell>
          <table:table-cell table:style-name="ce47" office:value-type="float" office:value="194797" calcext:value-type="float">
            <text:p>194,79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1076" calcext:value-type="float">
            <text:p>31,076</text:p>
          </table:table-cell>
          <table:table-cell table:style-name="ce47" office:value-type="float" office:value="92729" calcext:value-type="float">
            <text:p>92,729</text:p>
          </table:table-cell>
          <table:table-cell table:style-name="ce47" office:value-type="float" office:value="47636" calcext:value-type="float">
            <text:p>47,636</text:p>
          </table:table-cell>
          <table:table-cell table:style-name="ce47" office:value-type="float" office:value="45093" calcext:value-type="float">
            <text:p>45,09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4227" calcext:value-type="float">
            <text:p>54,227</text:p>
          </table:table-cell>
          <table:table-cell table:style-name="ce47" office:value-type="float" office:value="158982" calcext:value-type="float">
            <text:p>158,982</text:p>
          </table:table-cell>
          <table:table-cell table:style-name="ce47" office:value-type="float" office:value="80558" calcext:value-type="float">
            <text:p>80,558</text:p>
          </table:table-cell>
          <table:table-cell table:style-name="ce47" office:value-type="float" office:value="78424" calcext:value-type="float">
            <text:p>78,42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4593" calcext:value-type="float">
            <text:p>54,593</text:p>
          </table:table-cell>
          <table:table-cell table:style-name="ce47" office:value-type="float" office:value="153283" calcext:value-type="float">
            <text:p>153,283</text:p>
          </table:table-cell>
          <table:table-cell table:style-name="ce47" office:value-type="float" office:value="76484" calcext:value-type="float">
            <text:p>76,484</text:p>
          </table:table-cell>
          <table:table-cell table:style-name="ce47" office:value-type="float" office:value="76799" calcext:value-type="float">
            <text:p>76,79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30175" calcext:value-type="float">
            <text:p>30,175</text:p>
          </table:table-cell>
          <table:table-cell table:style-name="ce47" office:value-type="float" office:value="84976" calcext:value-type="float">
            <text:p>84,976</text:p>
          </table:table-cell>
          <table:table-cell table:style-name="ce47" office:value-type="float" office:value="43670" calcext:value-type="float">
            <text:p>43,670</text:p>
          </table:table-cell>
          <table:table-cell table:style-name="ce47" office:value-type="float" office:value="41306" calcext:value-type="float">
            <text:p>41,306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4963" calcext:value-type="float">
            <text:p>54,963</text:p>
          </table:table-cell>
          <table:table-cell table:style-name="ce47" office:value-type="float" office:value="143524" calcext:value-type="float">
            <text:p>143,524</text:p>
          </table:table-cell>
          <table:table-cell table:style-name="ce47" office:value-type="float" office:value="72135" calcext:value-type="float">
            <text:p>72,135</text:p>
          </table:table-cell>
          <table:table-cell table:style-name="ce47" office:value-type="float" office:value="71389" calcext:value-type="float">
            <text:p>71,38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4454" calcext:value-type="float">
            <text:p>64,454</text:p>
          </table:table-cell>
          <table:table-cell table:style-name="ce47" office:value-type="float" office:value="184058" calcext:value-type="float">
            <text:p>184,058</text:p>
          </table:table-cell>
          <table:table-cell table:style-name="ce47" office:value-type="float" office:value="92796" calcext:value-type="float">
            <text:p>92,796</text:p>
          </table:table-cell>
          <table:table-cell table:style-name="ce47" office:value-type="float" office:value="91262" calcext:value-type="float">
            <text:p>91,26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39628" calcext:value-type="float">
            <text:p>39,628</text:p>
          </table:table-cell>
          <table:table-cell table:style-name="ce47" office:value-type="float" office:value="117329" calcext:value-type="float">
            <text:p>117,329</text:p>
          </table:table-cell>
          <table:table-cell table:style-name="ce47" office:value-type="float" office:value="59184" calcext:value-type="float">
            <text:p>59,184</text:p>
          </table:table-cell>
          <table:table-cell table:style-name="ce47" office:value-type="float" office:value="58145" calcext:value-type="float">
            <text:p>58,14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3058" calcext:value-type="float">
            <text:p>73,058</text:p>
          </table:table-cell>
          <table:table-cell table:style-name="ce47" office:value-type="float" office:value="215147" calcext:value-type="float">
            <text:p>215,147</text:p>
          </table:table-cell>
          <table:table-cell table:style-name="ce47" office:value-type="float" office:value="107523" calcext:value-type="float">
            <text:p>107,523</text:p>
          </table:table-cell>
          <table:table-cell table:style-name="ce47" office:value-type="float" office:value="107624" calcext:value-type="float">
            <text:p>107,62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641" calcext:value-type="float">
            <text:p>15,641</text:p>
          </table:table-cell>
          <table:table-cell table:style-name="ce47" office:value-type="float" office:value="48232" calcext:value-type="float">
            <text:p>48,232</text:p>
          </table:table-cell>
          <table:table-cell table:style-name="ce47" office:value-type="float" office:value="25800" calcext:value-type="float">
            <text:p>25,800</text:p>
          </table:table-cell>
          <table:table-cell table:style-name="ce47" office:value-type="float" office:value="22432" calcext:value-type="float">
            <text:p>22,43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221" calcext:value-type="float">
            <text:p>21,221</text:p>
          </table:table-cell>
          <table:table-cell table:style-name="ce47" office:value-type="float" office:value="64015" calcext:value-type="float">
            <text:p>64,015</text:p>
          </table:table-cell>
          <table:table-cell table:style-name="ce47" office:value-type="float" office:value="33515" calcext:value-type="float">
            <text:p>33,515</text:p>
          </table:table-cell>
          <table:table-cell table:style-name="ce47" office:value-type="float" office:value="30500" calcext:value-type="float">
            <text:p>30,500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33" calcext:value-type="float">
            <text:p>3,733</text:p>
          </table:table-cell>
          <table:table-cell table:style-name="ce48" office:value-type="float" office:value="10936" calcext:value-type="float">
            <text:p>10,936</text:p>
          </table:table-cell>
          <table:table-cell table:style-name="ce48" office:value-type="float" office:value="5997" calcext:value-type="float">
            <text:p>5,997</text:p>
          </table:table-cell>
          <table:table-cell table:style-name="ce48" office:value-type="float" office:value="4939" calcext:value-type="float">
            <text:p>4,939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4年5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18547" calcext:value-type="float">
            <text:p>918,547</text:p>
          </table:table-cell>
          <table:table-cell table:style-name="ce42" office:value-type="float" office:value="2729291" calcext:value-type="float">
            <text:p>2,729,291</text:p>
          </table:table-cell>
          <table:table-cell table:style-name="ce42" office:value-type="float" office:value="1350841" calcext:value-type="float">
            <text:p>1,350,841</text:p>
          </table:table-cell>
          <table:table-cell table:style-name="ce58" office:value-type="float" office:value="1378450" calcext:value-type="float">
            <text:p>1,378,450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817" calcext:value-type="float">
            <text:p>7,817</text:p>
          </table:table-cell>
          <table:table-cell table:style-name="ce43" office:value-type="float" office:value="19240" calcext:value-type="float">
            <text:p>19,240</text:p>
          </table:table-cell>
          <table:table-cell table:style-name="ce43" office:value-type="float" office:value="9592" calcext:value-type="float">
            <text:p>9,592</text:p>
          </table:table-cell>
          <table:table-cell table:style-name="ce59" office:value-type="float" office:value="9648" calcext:value-type="float">
            <text:p>9,64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210" calcext:value-type="float">
            <text:p>27,210</text:p>
          </table:table-cell>
          <table:table-cell table:style-name="ce43" office:value-type="float" office:value="75071" calcext:value-type="float">
            <text:p>75,071</text:p>
          </table:table-cell>
          <table:table-cell table:style-name="ce43" office:value-type="float" office:value="37516" calcext:value-type="float">
            <text:p>37,516</text:p>
          </table:table-cell>
          <table:table-cell table:style-name="ce59" office:value-type="float" office:value="37555" calcext:value-type="float">
            <text:p>37,555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6259" calcext:value-type="float">
            <text:p>46,259</text:p>
          </table:table-cell>
          <table:table-cell table:style-name="ce43" office:value-type="float" office:value="120657" calcext:value-type="float">
            <text:p>120,657</text:p>
          </table:table-cell>
          <table:table-cell table:style-name="ce43" office:value-type="float" office:value="58154" calcext:value-type="float">
            <text:p>58,154</text:p>
          </table:table-cell>
          <table:table-cell table:style-name="ce59" office:value-type="float" office:value="62503" calcext:value-type="float">
            <text:p>62,503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4938" calcext:value-type="float">
            <text:p>44,938</text:p>
          </table:table-cell>
          <table:table-cell table:style-name="ce43" office:value-type="float" office:value="115865" calcext:value-type="float">
            <text:p>115,865</text:p>
          </table:table-cell>
          <table:table-cell table:style-name="ce43" office:value-type="float" office:value="55190" calcext:value-type="float">
            <text:p>55,190</text:p>
          </table:table-cell>
          <table:table-cell table:style-name="ce59" office:value-type="float" office:value="60675" calcext:value-type="float">
            <text:p>60,67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326" calcext:value-type="float">
            <text:p>58,326</text:p>
          </table:table-cell>
          <table:table-cell table:style-name="ce43" office:value-type="float" office:value="147515" calcext:value-type="float">
            <text:p>147,515</text:p>
          </table:table-cell>
          <table:table-cell table:style-name="ce43" office:value-type="float" office:value="70908" calcext:value-type="float">
            <text:p>70,908</text:p>
          </table:table-cell>
          <table:table-cell table:style-name="ce59" office:value-type="float" office:value="76607" calcext:value-type="float">
            <text:p>76,607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1286" calcext:value-type="float">
            <text:p>81,286</text:p>
          </table:table-cell>
          <table:table-cell table:style-name="ce43" office:value-type="float" office:value="219904" calcext:value-type="float">
            <text:p>219,904</text:p>
          </table:table-cell>
          <table:table-cell table:style-name="ce43" office:value-type="float" office:value="105917" calcext:value-type="float">
            <text:p>105,917</text:p>
          </table:table-cell>
          <table:table-cell table:style-name="ce59" office:value-type="float" office:value="113987" calcext:value-type="float">
            <text:p>113,987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8976" calcext:value-type="float">
            <text:p>58,976</text:p>
          </table:table-cell>
          <table:table-cell table:style-name="ce43" office:value-type="float" office:value="163023" calcext:value-type="float">
            <text:p>163,023</text:p>
          </table:table-cell>
          <table:table-cell table:style-name="ce43" office:value-type="float" office:value="78200" calcext:value-type="float">
            <text:p>78,200</text:p>
          </table:table-cell>
          <table:table-cell table:style-name="ce59" office:value-type="float" office:value="84823" calcext:value-type="float">
            <text:p>84,823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3150" calcext:value-type="float">
            <text:p>93,150</text:p>
          </table:table-cell>
          <table:table-cell table:style-name="ce43" office:value-type="float" office:value="261877" calcext:value-type="float">
            <text:p>261,877</text:p>
          </table:table-cell>
          <table:table-cell table:style-name="ce43" office:value-type="float" office:value="126191" calcext:value-type="float">
            <text:p>126,191</text:p>
          </table:table-cell>
          <table:table-cell table:style-name="ce59" office:value-type="float" office:value="135686" calcext:value-type="float">
            <text:p>135,686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373" calcext:value-type="float">
            <text:p>52,373</text:p>
          </table:table-cell>
          <table:table-cell table:style-name="ce43" office:value-type="float" office:value="166595" calcext:value-type="float">
            <text:p>166,595</text:p>
          </table:table-cell>
          <table:table-cell table:style-name="ce43" office:value-type="float" office:value="82520" calcext:value-type="float">
            <text:p>82,520</text:p>
          </table:table-cell>
          <table:table-cell table:style-name="ce59" office:value-type="float" office:value="84075" calcext:value-type="float">
            <text:p>84,07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69" calcext:value-type="float">
            <text:p>17,269</text:p>
          </table:table-cell>
          <table:table-cell table:style-name="ce43" office:value-type="float" office:value="51381" calcext:value-type="float">
            <text:p>51,381</text:p>
          </table:table-cell>
          <table:table-cell table:style-name="ce43" office:value-type="float" office:value="26555" calcext:value-type="float">
            <text:p>26,555</text:p>
          </table:table-cell>
          <table:table-cell table:style-name="ce59" office:value-type="float" office:value="24826" calcext:value-type="float">
            <text:p>24,82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575" calcext:value-type="float">
            <text:p>22,575</text:p>
          </table:table-cell>
          <table:table-cell table:style-name="ce43" office:value-type="float" office:value="77617" calcext:value-type="float">
            <text:p>77,617</text:p>
          </table:table-cell>
          <table:table-cell table:style-name="ce43" office:value-type="float" office:value="39186" calcext:value-type="float">
            <text:p>39,186</text:p>
          </table:table-cell>
          <table:table-cell table:style-name="ce59" office:value-type="float" office:value="38431" calcext:value-type="float">
            <text:p>38,43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203" calcext:value-type="float">
            <text:p>26,203</text:p>
          </table:table-cell>
          <table:table-cell table:style-name="ce43" office:value-type="float" office:value="85976" calcext:value-type="float">
            <text:p>85,976</text:p>
          </table:table-cell>
          <table:table-cell table:style-name="ce43" office:value-type="float" office:value="44227" calcext:value-type="float">
            <text:p>44,227</text:p>
          </table:table-cell>
          <table:table-cell table:style-name="ce59" office:value-type="float" office:value="41749" calcext:value-type="float">
            <text:p>41,74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7416" calcext:value-type="float">
            <text:p>27,416</text:p>
          </table:table-cell>
          <table:table-cell table:style-name="ce43" office:value-type="float" office:value="88505" calcext:value-type="float">
            <text:p>88,505</text:p>
          </table:table-cell>
          <table:table-cell table:style-name="ce43" office:value-type="float" office:value="44894" calcext:value-type="float">
            <text:p>44,894</text:p>
          </table:table-cell>
          <table:table-cell table:style-name="ce59" office:value-type="float" office:value="43611" calcext:value-type="float">
            <text:p>43,61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6986" calcext:value-type="float">
            <text:p>16,986</text:p>
          </table:table-cell>
          <table:table-cell table:style-name="ce43" office:value-type="float" office:value="56829" calcext:value-type="float">
            <text:p>56,829</text:p>
          </table:table-cell>
          <table:table-cell table:style-name="ce43" office:value-type="float" office:value="28634" calcext:value-type="float">
            <text:p>28,634</text:p>
          </table:table-cell>
          <table:table-cell table:style-name="ce59" office:value-type="float" office:value="28195" calcext:value-type="float">
            <text:p>28,19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560" calcext:value-type="float">
            <text:p>15,560</text:p>
          </table:table-cell>
          <table:table-cell table:style-name="ce43" office:value-type="float" office:value="54170" calcext:value-type="float">
            <text:p>54,170</text:p>
          </table:table-cell>
          <table:table-cell table:style-name="ce43" office:value-type="float" office:value="27589" calcext:value-type="float">
            <text:p>27,589</text:p>
          </table:table-cell>
          <table:table-cell table:style-name="ce59" office:value-type="float" office:value="26581" calcext:value-type="float">
            <text:p>26,58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786" calcext:value-type="float">
            <text:p>18,786</text:p>
          </table:table-cell>
          <table:table-cell table:style-name="ce43" office:value-type="float" office:value="64998" calcext:value-type="float">
            <text:p>64,998</text:p>
          </table:table-cell>
          <table:table-cell table:style-name="ce43" office:value-type="float" office:value="33292" calcext:value-type="float">
            <text:p>33,292</text:p>
          </table:table-cell>
          <table:table-cell table:style-name="ce59" office:value-type="float" office:value="31706" calcext:value-type="float">
            <text:p>31,70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5036" calcext:value-type="float">
            <text:p>35,036</text:p>
          </table:table-cell>
          <table:table-cell table:style-name="ce43" office:value-type="float" office:value="105697" calcext:value-type="float">
            <text:p>105,697</text:p>
          </table:table-cell>
          <table:table-cell table:style-name="ce43" office:value-type="float" office:value="52437" calcext:value-type="float">
            <text:p>52,437</text:p>
          </table:table-cell>
          <table:table-cell table:style-name="ce59" office:value-type="float" office:value="53260" calcext:value-type="float">
            <text:p>53,26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8146" calcext:value-type="float">
            <text:p>28,146</text:p>
          </table:table-cell>
          <table:table-cell table:style-name="ce43" office:value-type="float" office:value="93086" calcext:value-type="float">
            <text:p>93,086</text:p>
          </table:table-cell>
          <table:table-cell table:style-name="ce43" office:value-type="float" office:value="46564" calcext:value-type="float">
            <text:p>46,564</text:p>
          </table:table-cell>
          <table:table-cell table:style-name="ce59" office:value-type="float" office:value="46522" calcext:value-type="float">
            <text:p>46,52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81" calcext:value-type="float">
            <text:p>7,481</text:p>
          </table:table-cell>
          <table:table-cell table:style-name="ce43" office:value-type="float" office:value="25145" calcext:value-type="float">
            <text:p>25,145</text:p>
          </table:table-cell>
          <table:table-cell table:style-name="ce43" office:value-type="float" office:value="13086" calcext:value-type="float">
            <text:p>13,086</text:p>
          </table:table-cell>
          <table:table-cell table:style-name="ce59" office:value-type="float" office:value="12059" calcext:value-type="float">
            <text:p>12,05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895" calcext:value-type="float">
            <text:p>4,895</text:p>
          </table:table-cell>
          <table:table-cell table:style-name="ce43" office:value-type="float" office:value="15315" calcext:value-type="float">
            <text:p>15,315</text:p>
          </table:table-cell>
          <table:table-cell table:style-name="ce43" office:value-type="float" office:value="7960" calcext:value-type="float">
            <text:p>7,960</text:p>
          </table:table-cell>
          <table:table-cell table:style-name="ce59" office:value-type="float" office:value="7355" calcext:value-type="float">
            <text:p>7,35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316" calcext:value-type="float">
            <text:p>9,316</text:p>
          </table:table-cell>
          <table:table-cell table:style-name="ce43" office:value-type="float" office:value="31732" calcext:value-type="float">
            <text:p>31,732</text:p>
          </table:table-cell>
          <table:table-cell table:style-name="ce43" office:value-type="float" office:value="16314" calcext:value-type="float">
            <text:p>16,314</text:p>
          </table:table-cell>
          <table:table-cell table:style-name="ce59" office:value-type="float" office:value="15418" calcext:value-type="float">
            <text:p>15,41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71" calcext:value-type="float">
            <text:p>5,371</text:p>
          </table:table-cell>
          <table:table-cell table:style-name="ce43" office:value-type="float" office:value="19588" calcext:value-type="float">
            <text:p>19,588</text:p>
          </table:table-cell>
          <table:table-cell table:style-name="ce43" office:value-type="float" office:value="10356" calcext:value-type="float">
            <text:p>10,356</text:p>
          </table:table-cell>
          <table:table-cell table:style-name="ce59" office:value-type="float" office:value="9232" calcext:value-type="float">
            <text:p>9,23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840" calcext:value-type="float">
            <text:p>22,840</text:p>
          </table:table-cell>
          <table:table-cell table:style-name="ce43" office:value-type="float" office:value="71887" calcext:value-type="float">
            <text:p>71,887</text:p>
          </table:table-cell>
          <table:table-cell table:style-name="ce43" office:value-type="float" office:value="36252" calcext:value-type="float">
            <text:p>36,252</text:p>
          </table:table-cell>
          <table:table-cell table:style-name="ce59" office:value-type="float" office:value="35635" calcext:value-type="float">
            <text:p>35,63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779" calcext:value-type="float">
            <text:p>16,779</text:p>
          </table:table-cell>
          <table:table-cell table:style-name="ce43" office:value-type="float" office:value="56416" calcext:value-type="float">
            <text:p>56,416</text:p>
          </table:table-cell>
          <table:table-cell table:style-name="ce43" office:value-type="float" office:value="28915" calcext:value-type="float">
            <text:p>28,915</text:p>
          </table:table-cell>
          <table:table-cell table:style-name="ce59" office:value-type="float" office:value="27501" calcext:value-type="float">
            <text:p>27,50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143" calcext:value-type="float">
            <text:p>22,143</text:p>
          </table:table-cell>
          <table:table-cell table:style-name="ce43" office:value-type="float" office:value="76183" calcext:value-type="float">
            <text:p>76,183</text:p>
          </table:table-cell>
          <table:table-cell table:style-name="ce43" office:value-type="float" office:value="38620" calcext:value-type="float">
            <text:p>38,620</text:p>
          </table:table-cell>
          <table:table-cell table:style-name="ce59" office:value-type="float" office:value="37563" calcext:value-type="float">
            <text:p>37,56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628" calcext:value-type="float">
            <text:p>19,628</text:p>
          </table:table-cell>
          <table:table-cell table:style-name="ce43" office:value-type="float" office:value="64527" calcext:value-type="float">
            <text:p>64,527</text:p>
          </table:table-cell>
          <table:table-cell table:style-name="ce43" office:value-type="float" office:value="32918" calcext:value-type="float">
            <text:p>32,918</text:p>
          </table:table-cell>
          <table:table-cell table:style-name="ce59" office:value-type="float" office:value="31609" calcext:value-type="float">
            <text:p>31,60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0373" calcext:value-type="float">
            <text:p>60,373</text:p>
          </table:table-cell>
          <table:table-cell table:style-name="ce43" office:value-type="float" office:value="182606" calcext:value-type="float">
            <text:p>182,606</text:p>
          </table:table-cell>
          <table:table-cell table:style-name="ce43" office:value-type="float" office:value="90935" calcext:value-type="float">
            <text:p>90,935</text:p>
          </table:table-cell>
          <table:table-cell table:style-name="ce59" office:value-type="float" office:value="91671" calcext:value-type="float">
            <text:p>91,67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6994" calcext:value-type="float">
            <text:p>66,994</text:p>
          </table:table-cell>
          <table:table-cell table:style-name="ce43" office:value-type="float" office:value="207141" calcext:value-type="float">
            <text:p>207,141</text:p>
          </table:table-cell>
          <table:table-cell table:style-name="ce43" office:value-type="float" office:value="102151" calcext:value-type="float">
            <text:p>102,151</text:p>
          </table:table-cell>
          <table:table-cell table:style-name="ce59" office:value-type="float" office:value="104990" calcext:value-type="float">
            <text:p>104,990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15" calcext:value-type="float">
            <text:p>4,415</text:p>
          </table:table-cell>
          <table:table-cell table:style-name="ce44" office:value-type="float" office:value="10745" calcext:value-type="float">
            <text:p>10,745</text:p>
          </table:table-cell>
          <table:table-cell table:style-name="ce44" office:value-type="float" office:value="5768" calcext:value-type="float">
            <text:p>5,768</text:p>
          </table:table-cell>
          <table:table-cell table:style-name="ce60" office:value-type="float" office:value="4977" calcext:value-type="float">
            <text:p>4,977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69850" calcext:value-type="float">
            <text:p>669,850</text:p>
          </table:table-cell>
          <table:table-cell table:style-name="ce42" office:value-type="float" office:value="1885240" calcext:value-type="float">
            <text:p>1,885,240</text:p>
          </table:table-cell>
          <table:table-cell table:style-name="ce42" office:value-type="float" office:value="944081" calcext:value-type="float">
            <text:p>944,081</text:p>
          </table:table-cell>
          <table:table-cell table:style-name="ce58" office:value-type="float" office:value="941159" calcext:value-type="float">
            <text:p>941,1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496" calcext:value-type="float">
            <text:p>28,496</text:p>
          </table:table-cell>
          <table:table-cell table:style-name="ce43" office:value-type="float" office:value="78260" calcext:value-type="float">
            <text:p>78,260</text:p>
          </table:table-cell>
          <table:table-cell table:style-name="ce43" office:value-type="float" office:value="38776" calcext:value-type="float">
            <text:p>38,776</text:p>
          </table:table-cell>
          <table:table-cell table:style-name="ce59" office:value-type="float" office:value="39484" calcext:value-type="float">
            <text:p>39,4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80" calcext:value-type="float">
            <text:p>10,080</text:p>
          </table:table-cell>
          <table:table-cell table:style-name="ce43" office:value-type="float" office:value="26244" calcext:value-type="float">
            <text:p>26,244</text:p>
          </table:table-cell>
          <table:table-cell table:style-name="ce43" office:value-type="float" office:value="13705" calcext:value-type="float">
            <text:p>13,705</text:p>
          </table:table-cell>
          <table:table-cell table:style-name="ce59" office:value-type="float" office:value="12539" calcext:value-type="float">
            <text:p>12,5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56" calcext:value-type="float">
            <text:p>10,956</text:p>
          </table:table-cell>
          <table:table-cell table:style-name="ce43" office:value-type="float" office:value="29528" calcext:value-type="float">
            <text:p>29,528</text:p>
          </table:table-cell>
          <table:table-cell table:style-name="ce43" office:value-type="float" office:value="15446" calcext:value-type="float">
            <text:p>15,446</text:p>
          </table:table-cell>
          <table:table-cell table:style-name="ce59" office:value-type="float" office:value="14082" calcext:value-type="float">
            <text:p>14,0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29" calcext:value-type="float">
            <text:p>7,829</text:p>
          </table:table-cell>
          <table:table-cell table:style-name="ce43" office:value-type="float" office:value="21702" calcext:value-type="float">
            <text:p>21,702</text:p>
          </table:table-cell>
          <table:table-cell table:style-name="ce43" office:value-type="float" office:value="11306" calcext:value-type="float">
            <text:p>11,306</text:p>
          </table:table-cell>
          <table:table-cell table:style-name="ce59" office:value-type="float" office:value="10396" calcext:value-type="float">
            <text:p>10,3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99" calcext:value-type="float">
            <text:p>8,899</text:p>
          </table:table-cell>
          <table:table-cell table:style-name="ce43" office:value-type="float" office:value="24454" calcext:value-type="float">
            <text:p>24,454</text:p>
          </table:table-cell>
          <table:table-cell table:style-name="ce43" office:value-type="float" office:value="12730" calcext:value-type="float">
            <text:p>12,730</text:p>
          </table:table-cell>
          <table:table-cell table:style-name="ce59" office:value-type="float" office:value="11724" calcext:value-type="float">
            <text:p>11,7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65" calcext:value-type="float">
            <text:p>8,265</text:p>
          </table:table-cell>
          <table:table-cell table:style-name="ce43" office:value-type="float" office:value="21766" calcext:value-type="float">
            <text:p>21,766</text:p>
          </table:table-cell>
          <table:table-cell table:style-name="ce43" office:value-type="float" office:value="11553" calcext:value-type="float">
            <text:p>11,553</text:p>
          </table:table-cell>
          <table:table-cell table:style-name="ce59" office:value-type="float" office:value="10213" calcext:value-type="float">
            <text:p>10,2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491" calcext:value-type="float">
            <text:p>15,491</text:p>
          </table:table-cell>
          <table:table-cell table:style-name="ce43" office:value-type="float" office:value="45024" calcext:value-type="float">
            <text:p>45,024</text:p>
          </table:table-cell>
          <table:table-cell table:style-name="ce43" office:value-type="float" office:value="22882" calcext:value-type="float">
            <text:p>22,882</text:p>
          </table:table-cell>
          <table:table-cell table:style-name="ce59" office:value-type="float" office:value="22142" calcext:value-type="float">
            <text:p>22,1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03" calcext:value-type="float">
            <text:p>9,103</text:p>
          </table:table-cell>
          <table:table-cell table:style-name="ce43" office:value-type="float" office:value="24963" calcext:value-type="float">
            <text:p>24,963</text:p>
          </table:table-cell>
          <table:table-cell table:style-name="ce43" office:value-type="float" office:value="12870" calcext:value-type="float">
            <text:p>12,870</text:p>
          </table:table-cell>
          <table:table-cell table:style-name="ce59" office:value-type="float" office:value="12093" calcext:value-type="float">
            <text:p>12,0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08" calcext:value-type="float">
            <text:p>7,708</text:p>
          </table:table-cell>
          <table:table-cell table:style-name="ce43" office:value-type="float" office:value="22724" calcext:value-type="float">
            <text:p>22,724</text:p>
          </table:table-cell>
          <table:table-cell table:style-name="ce43" office:value-type="float" office:value="11755" calcext:value-type="float">
            <text:p>11,755</text:p>
          </table:table-cell>
          <table:table-cell table:style-name="ce59" office:value-type="float" office:value="10969" calcext:value-type="float">
            <text:p>10,9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786" calcext:value-type="float">
            <text:p>7,786</text:p>
          </table:table-cell>
          <table:table-cell table:style-name="ce43" office:value-type="float" office:value="21606" calcext:value-type="float">
            <text:p>21,606</text:p>
          </table:table-cell>
          <table:table-cell table:style-name="ce43" office:value-type="float" office:value="11040" calcext:value-type="float">
            <text:p>11,040</text:p>
          </table:table-cell>
          <table:table-cell table:style-name="ce59" office:value-type="float" office:value="10566" calcext:value-type="float">
            <text:p>10,5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46" calcext:value-type="float">
            <text:p>3,946</text:p>
          </table:table-cell>
          <table:table-cell table:style-name="ce43" office:value-type="float" office:value="10168" calcext:value-type="float">
            <text:p>10,168</text:p>
          </table:table-cell>
          <table:table-cell table:style-name="ce43" office:value-type="float" office:value="5440" calcext:value-type="float">
            <text:p>5,440</text:p>
          </table:table-cell>
          <table:table-cell table:style-name="ce59" office:value-type="float" office:value="4728" calcext:value-type="float">
            <text:p>4,7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319" calcext:value-type="float">
            <text:p>20,319</text:p>
          </table:table-cell>
          <table:table-cell table:style-name="ce43" office:value-type="float" office:value="59646" calcext:value-type="float">
            <text:p>59,646</text:p>
          </table:table-cell>
          <table:table-cell table:style-name="ce43" office:value-type="float" office:value="29603" calcext:value-type="float">
            <text:p>29,603</text:p>
          </table:table-cell>
          <table:table-cell table:style-name="ce59" office:value-type="float" office:value="30043" calcext:value-type="float">
            <text:p>30,0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62" calcext:value-type="float">
            <text:p>9,662</text:p>
          </table:table-cell>
          <table:table-cell table:style-name="ce43" office:value-type="float" office:value="26777" calcext:value-type="float">
            <text:p>26,777</text:p>
          </table:table-cell>
          <table:table-cell table:style-name="ce43" office:value-type="float" office:value="13709" calcext:value-type="float">
            <text:p>13,709</text:p>
          </table:table-cell>
          <table:table-cell table:style-name="ce59" office:value-type="float" office:value="13068" calcext:value-type="float">
            <text:p>13,0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066" calcext:value-type="float">
            <text:p>8,066</text:p>
          </table:table-cell>
          <table:table-cell table:style-name="ce43" office:value-type="float" office:value="24889" calcext:value-type="float">
            <text:p>24,889</text:p>
          </table:table-cell>
          <table:table-cell table:style-name="ce43" office:value-type="float" office:value="12609" calcext:value-type="float">
            <text:p>12,609</text:p>
          </table:table-cell>
          <table:table-cell table:style-name="ce59" office:value-type="float" office:value="12280" calcext:value-type="float">
            <text:p>12,2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103" calcext:value-type="float">
            <text:p>8,103</text:p>
          </table:table-cell>
          <table:table-cell table:style-name="ce43" office:value-type="float" office:value="23536" calcext:value-type="float">
            <text:p>23,536</text:p>
          </table:table-cell>
          <table:table-cell table:style-name="ce43" office:value-type="float" office:value="12212" calcext:value-type="float">
            <text:p>12,212</text:p>
          </table:table-cell>
          <table:table-cell table:style-name="ce59" office:value-type="float" office:value="11324" calcext:value-type="float">
            <text:p>11,3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18" calcext:value-type="float">
            <text:p>7,318</text:p>
          </table:table-cell>
          <table:table-cell table:style-name="ce43" office:value-type="float" office:value="20406" calcext:value-type="float">
            <text:p>20,406</text:p>
          </table:table-cell>
          <table:table-cell table:style-name="ce43" office:value-type="float" office:value="10379" calcext:value-type="float">
            <text:p>10,379</text:p>
          </table:table-cell>
          <table:table-cell table:style-name="ce59" office:value-type="float" office:value="10027" calcext:value-type="float">
            <text:p>10,0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46" calcext:value-type="float">
            <text:p>4,346</text:p>
          </table:table-cell>
          <table:table-cell table:style-name="ce43" office:value-type="float" office:value="11593" calcext:value-type="float">
            <text:p>11,593</text:p>
          </table:table-cell>
          <table:table-cell table:style-name="ce43" office:value-type="float" office:value="5849" calcext:value-type="float">
            <text:p>5,849</text:p>
          </table:table-cell>
          <table:table-cell table:style-name="ce59" office:value-type="float" office:value="5744" calcext:value-type="float">
            <text:p>5,7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215" calcext:value-type="float">
            <text:p>14,215</text:p>
          </table:table-cell>
          <table:table-cell table:style-name="ce43" office:value-type="float" office:value="43764" calcext:value-type="float">
            <text:p>43,764</text:p>
          </table:table-cell>
          <table:table-cell table:style-name="ce43" office:value-type="float" office:value="22341" calcext:value-type="float">
            <text:p>22,341</text:p>
          </table:table-cell>
          <table:table-cell table:style-name="ce59" office:value-type="float" office:value="21423" calcext:value-type="float">
            <text:p>21,4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496" calcext:value-type="float">
            <text:p>16,496</text:p>
          </table:table-cell>
          <table:table-cell table:style-name="ce43" office:value-type="float" office:value="46512" calcext:value-type="float">
            <text:p>46,512</text:p>
          </table:table-cell>
          <table:table-cell table:style-name="ce43" office:value-type="float" office:value="23494" calcext:value-type="float">
            <text:p>23,494</text:p>
          </table:table-cell>
          <table:table-cell table:style-name="ce59" office:value-type="float" office:value="23018" calcext:value-type="float">
            <text:p>23,0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624" calcext:value-type="float">
            <text:p>11,624</text:p>
          </table:table-cell>
          <table:table-cell table:style-name="ce43" office:value-type="float" office:value="35659" calcext:value-type="float">
            <text:p>35,659</text:p>
          </table:table-cell>
          <table:table-cell table:style-name="ce43" office:value-type="float" office:value="17905" calcext:value-type="float">
            <text:p>17,905</text:p>
          </table:table-cell>
          <table:table-cell table:style-name="ce59" office:value-type="float" office:value="17754" calcext:value-type="float">
            <text:p>17,7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807" calcext:value-type="float">
            <text:p>9,807</text:p>
          </table:table-cell>
          <table:table-cell table:style-name="ce43" office:value-type="float" office:value="30296" calcext:value-type="float">
            <text:p>30,296</text:p>
          </table:table-cell>
          <table:table-cell table:style-name="ce43" office:value-type="float" office:value="15551" calcext:value-type="float">
            <text:p>15,551</text:p>
          </table:table-cell>
          <table:table-cell table:style-name="ce59" office:value-type="float" office:value="14745" calcext:value-type="float">
            <text:p>14,7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98" calcext:value-type="float">
            <text:p>2,698</text:p>
          </table:table-cell>
          <table:table-cell table:style-name="ce43" office:value-type="float" office:value="7496" calcext:value-type="float">
            <text:p>7,496</text:p>
          </table:table-cell>
          <table:table-cell table:style-name="ce43" office:value-type="float" office:value="3925" calcext:value-type="float">
            <text:p>3,925</text:p>
          </table:table-cell>
          <table:table-cell table:style-name="ce59" office:value-type="float" office:value="3571" calcext:value-type="float">
            <text:p>3,5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22" calcext:value-type="float">
            <text:p>5,122</text:p>
          </table:table-cell>
          <table:table-cell table:style-name="ce43" office:value-type="float" office:value="14492" calcext:value-type="float">
            <text:p>14,492</text:p>
          </table:table-cell>
          <table:table-cell table:style-name="ce43" office:value-type="float" office:value="7537" calcext:value-type="float">
            <text:p>7,537</text:p>
          </table:table-cell>
          <table:table-cell table:style-name="ce59" office:value-type="float" office:value="6955" calcext:value-type="float">
            <text:p>6,9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35" calcext:value-type="float">
            <text:p>3,535</text:p>
          </table:table-cell>
          <table:table-cell table:style-name="ce43" office:value-type="float" office:value="10088" calcext:value-type="float">
            <text:p>10,088</text:p>
          </table:table-cell>
          <table:table-cell table:style-name="ce43" office:value-type="float" office:value="5341" calcext:value-type="float">
            <text:p>5,341</text:p>
          </table:table-cell>
          <table:table-cell table:style-name="ce59" office:value-type="float" office:value="4747" calcext:value-type="float">
            <text:p>4,7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4" calcext:value-type="float">
            <text:p>2,864</text:p>
          </table:table-cell>
          <table:table-cell table:style-name="ce43" office:value-type="float" office:value="8939" calcext:value-type="float">
            <text:p>8,939</text:p>
          </table:table-cell>
          <table:table-cell table:style-name="ce43" office:value-type="float" office:value="4833" calcext:value-type="float">
            <text:p>4,833</text:p>
          </table:table-cell>
          <table:table-cell table:style-name="ce59" office:value-type="float" office:value="4106" calcext:value-type="float">
            <text:p>4,1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3" calcext:value-type="float">
            <text:p>1,993</text:p>
          </table:table-cell>
          <table:table-cell table:style-name="ce43" office:value-type="float" office:value="5126" calcext:value-type="float">
            <text:p>5,126</text:p>
          </table:table-cell>
          <table:table-cell table:style-name="ce43" office:value-type="float" office:value="2867" calcext:value-type="float">
            <text:p>2,867</text:p>
          </table:table-cell>
          <table:table-cell table:style-name="ce59" office:value-type="float" office:value="2259" calcext:value-type="float">
            <text:p>2,2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666" calcext:value-type="float">
            <text:p>26,666</text:p>
          </table:table-cell>
          <table:table-cell table:style-name="ce43" office:value-type="float" office:value="73300" calcext:value-type="float">
            <text:p>73,300</text:p>
          </table:table-cell>
          <table:table-cell table:style-name="ce43" office:value-type="float" office:value="37321" calcext:value-type="float">
            <text:p>37,321</text:p>
          </table:table-cell>
          <table:table-cell table:style-name="ce59" office:value-type="float" office:value="35979" calcext:value-type="float">
            <text:p>35,9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2049" calcext:value-type="float">
            <text:p>22,049</text:p>
          </table:table-cell>
          <table:table-cell table:style-name="ce43" office:value-type="float" office:value="67672" calcext:value-type="float">
            <text:p>67,672</text:p>
          </table:table-cell>
          <table:table-cell table:style-name="ce43" office:value-type="float" office:value="34402" calcext:value-type="float">
            <text:p>34,402</text:p>
          </table:table-cell>
          <table:table-cell table:style-name="ce59" office:value-type="float" office:value="33270" calcext:value-type="float">
            <text:p>33,2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907" calcext:value-type="float">
            <text:p>10,907</text:p>
          </table:table-cell>
          <table:table-cell table:style-name="ce43" office:value-type="float" office:value="34789" calcext:value-type="float">
            <text:p>34,789</text:p>
          </table:table-cell>
          <table:table-cell table:style-name="ce43" office:value-type="float" office:value="17967" calcext:value-type="float">
            <text:p>17,967</text:p>
          </table:table-cell>
          <table:table-cell table:style-name="ce59" office:value-type="float" office:value="16822" calcext:value-type="float">
            <text:p>16,8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76" calcext:value-type="float">
            <text:p>1,576</text:p>
          </table:table-cell>
          <table:table-cell table:style-name="ce43" office:value-type="float" office:value="4253" calcext:value-type="float">
            <text:p>4,253</text:p>
          </table:table-cell>
          <table:table-cell table:style-name="ce43" office:value-type="float" office:value="2308" calcext:value-type="float">
            <text:p>2,308</text:p>
          </table:table-cell>
          <table:table-cell table:style-name="ce59" office:value-type="float" office:value="1945" calcext:value-type="float">
            <text:p>1,9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449" calcext:value-type="float">
            <text:p>81,449</text:p>
          </table:table-cell>
          <table:table-cell table:style-name="ce43" office:value-type="float" office:value="229777" calcext:value-type="float">
            <text:p>229,777</text:p>
          </table:table-cell>
          <table:table-cell table:style-name="ce43" office:value-type="float" office:value="113513" calcext:value-type="float">
            <text:p>113,513</text:p>
          </table:table-cell>
          <table:table-cell table:style-name="ce59" office:value-type="float" office:value="116264" calcext:value-type="float">
            <text:p>116,2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913" calcext:value-type="float">
            <text:p>71,913</text:p>
          </table:table-cell>
          <table:table-cell table:style-name="ce43" office:value-type="float" office:value="189829" calcext:value-type="float">
            <text:p>189,829</text:p>
          </table:table-cell>
          <table:table-cell table:style-name="ce43" office:value-type="float" office:value="91296" calcext:value-type="float">
            <text:p>91,296</text:p>
          </table:table-cell>
          <table:table-cell table:style-name="ce59" office:value-type="float" office:value="98533" calcext:value-type="float">
            <text:p>98,5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832" calcext:value-type="float">
            <text:p>44,832</text:p>
          </table:table-cell>
          <table:table-cell table:style-name="ce43" office:value-type="float" office:value="125862" calcext:value-type="float">
            <text:p>125,862</text:p>
          </table:table-cell>
          <table:table-cell table:style-name="ce43" office:value-type="float" office:value="62578" calcext:value-type="float">
            <text:p>62,578</text:p>
          </table:table-cell>
          <table:table-cell table:style-name="ce59" office:value-type="float" office:value="63284" calcext:value-type="float">
            <text:p>63,2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768" calcext:value-type="float">
            <text:p>49,768</text:p>
          </table:table-cell>
          <table:table-cell table:style-name="ce43" office:value-type="float" office:value="132641" calcext:value-type="float">
            <text:p>132,641</text:p>
          </table:table-cell>
          <table:table-cell table:style-name="ce43" office:value-type="float" office:value="64816" calcext:value-type="float">
            <text:p>64,816</text:p>
          </table:table-cell>
          <table:table-cell table:style-name="ce59" office:value-type="float" office:value="67825" calcext:value-type="float">
            <text:p>67,8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0475" calcext:value-type="float">
            <text:p>60,475</text:p>
          </table:table-cell>
          <table:table-cell table:style-name="ce43" office:value-type="float" office:value="188494" calcext:value-type="float">
            <text:p>188,494</text:p>
          </table:table-cell>
          <table:table-cell table:style-name="ce43" office:value-type="float" office:value="95300" calcext:value-type="float">
            <text:p>95,300</text:p>
          </table:table-cell>
          <table:table-cell table:style-name="ce59" office:value-type="float" office:value="93194" calcext:value-type="float">
            <text:p>93,1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659" calcext:value-type="float">
            <text:p>24,659</text:p>
          </table:table-cell>
          <table:table-cell table:style-name="ce43" office:value-type="float" office:value="65123" calcext:value-type="float">
            <text:p>65,123</text:p>
          </table:table-cell>
          <table:table-cell table:style-name="ce43" office:value-type="float" office:value="30998" calcext:value-type="float">
            <text:p>30,998</text:p>
          </table:table-cell>
          <table:table-cell table:style-name="ce59" office:value-type="float" office:value="34125" calcext:value-type="float">
            <text:p>34,1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829" calcext:value-type="float">
            <text:p>30,829</text:p>
          </table:table-cell>
          <table:table-cell table:style-name="ce44" office:value-type="float" office:value="77842" calcext:value-type="float">
            <text:p>77,842</text:p>
          </table:table-cell>
          <table:table-cell table:style-name="ce44" office:value-type="float" office:value="37924" calcext:value-type="float">
            <text:p>37,924</text:p>
          </table:table-cell>
          <table:table-cell table:style-name="ce60" office:value-type="float" office:value="39918" calcext:value-type="float">
            <text:p>39,918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68314" calcext:value-type="float">
            <text:p>1,068,314</text:p>
          </table:table-cell>
          <table:table-cell table:style-name="ce42" office:value-type="float" office:value="2778793" calcext:value-type="float">
            <text:p>2,778,793</text:p>
          </table:table-cell>
          <table:table-cell table:style-name="ce72" office:value-type="float" office:value="1382192" calcext:value-type="float">
            <text:p>1,382,192</text:p>
          </table:table-cell>
          <table:table-cell table:style-name="ce73" office:value-type="float" office:value="1396601" calcext:value-type="float">
            <text:p>1,396,6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50" calcext:value-type="float">
            <text:p>10,850</text:p>
          </table:table-cell>
          <table:table-cell table:style-name="ce43" office:value-type="float" office:value="25247" calcext:value-type="float">
            <text:p>25,247</text:p>
          </table:table-cell>
          <table:table-cell table:style-name="ce38" office:value-type="float" office:value="12587" calcext:value-type="float">
            <text:p>12,587</text:p>
          </table:table-cell>
          <table:table-cell table:style-name="ce38" office:value-type="float" office:value="12660" calcext:value-type="float">
            <text:p>12,6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5736" calcext:value-type="float">
            <text:p>55,736</text:p>
          </table:table-cell>
          <table:table-cell table:style-name="ce43" office:value-type="float" office:value="136021" calcext:value-type="float">
            <text:p>136,021</text:p>
          </table:table-cell>
          <table:table-cell table:style-name="ce38" office:value-type="float" office:value="66034" calcext:value-type="float">
            <text:p>66,034</text:p>
          </table:table-cell>
          <table:table-cell table:style-name="ce38" office:value-type="float" office:value="69987" calcext:value-type="float">
            <text:p>69,9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339" calcext:value-type="float">
            <text:p>77,339</text:p>
          </table:table-cell>
          <table:table-cell table:style-name="ce43" office:value-type="float" office:value="195981" calcext:value-type="float">
            <text:p>195,981</text:p>
          </table:table-cell>
          <table:table-cell table:style-name="ce38" office:value-type="float" office:value="94968" calcext:value-type="float">
            <text:p>94,968</text:p>
          </table:table-cell>
          <table:table-cell table:style-name="ce38" office:value-type="float" office:value="101013" calcext:value-type="float">
            <text:p>101,0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6643" calcext:value-type="float">
            <text:p>66,643</text:p>
          </table:table-cell>
          <table:table-cell table:style-name="ce43" office:value-type="float" office:value="179138" calcext:value-type="float">
            <text:p>179,138</text:p>
          </table:table-cell>
          <table:table-cell table:style-name="ce38" office:value-type="float" office:value="88437" calcext:value-type="float">
            <text:p>88,437</text:p>
          </table:table-cell>
          <table:table-cell table:style-name="ce38" office:value-type="float" office:value="90701" calcext:value-type="float">
            <text:p>90,7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5106" calcext:value-type="float">
            <text:p>135,106</text:p>
          </table:table-cell>
          <table:table-cell table:style-name="ce43" office:value-type="float" office:value="347270" calcext:value-type="float">
            <text:p>347,270</text:p>
          </table:table-cell>
          <table:table-cell table:style-name="ce38" office:value-type="float" office:value="168617" calcext:value-type="float">
            <text:p>168,617</text:p>
          </table:table-cell>
          <table:table-cell table:style-name="ce38" office:value-type="float" office:value="178653" calcext:value-type="float">
            <text:p>178,6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32" calcext:value-type="float">
            <text:p>22,732</text:p>
          </table:table-cell>
          <table:table-cell table:style-name="ce43" office:value-type="float" office:value="52339" calcext:value-type="float">
            <text:p>52,339</text:p>
          </table:table-cell>
          <table:table-cell table:style-name="ce38" office:value-type="float" office:value="25196" calcext:value-type="float">
            <text:p>25,196</text:p>
          </table:table-cell>
          <table:table-cell table:style-name="ce38" office:value-type="float" office:value="27143" calcext:value-type="float">
            <text:p>27,1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72" calcext:value-type="float">
            <text:p>12,572</text:p>
          </table:table-cell>
          <table:table-cell table:style-name="ce43" office:value-type="float" office:value="27631" calcext:value-type="float">
            <text:p>27,631</text:p>
          </table:table-cell>
          <table:table-cell table:style-name="ce38" office:value-type="float" office:value="13271" calcext:value-type="float">
            <text:p>13,271</text:p>
          </table:table-cell>
          <table:table-cell table:style-name="ce38" office:value-type="float" office:value="14360" calcext:value-type="float">
            <text:p>14,3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155" calcext:value-type="float">
            <text:p>72,155</text:p>
          </table:table-cell>
          <table:table-cell table:style-name="ce43" office:value-type="float" office:value="175140" calcext:value-type="float">
            <text:p>175,140</text:p>
          </table:table-cell>
          <table:table-cell table:style-name="ce38" office:value-type="float" office:value="84662" calcext:value-type="float">
            <text:p>84,662</text:p>
          </table:table-cell>
          <table:table-cell table:style-name="ce38" office:value-type="float" office:value="90478" calcext:value-type="float">
            <text:p>90,4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246" calcext:value-type="float">
            <text:p>78,246</text:p>
          </table:table-cell>
          <table:table-cell table:style-name="ce43" office:value-type="float" office:value="193319" calcext:value-type="float">
            <text:p>193,319</text:p>
          </table:table-cell>
          <table:table-cell table:style-name="ce38" office:value-type="float" office:value="95404" calcext:value-type="float">
            <text:p>95,404</text:p>
          </table:table-cell>
          <table:table-cell table:style-name="ce38" office:value-type="float" office:value="97915" calcext:value-type="float">
            <text:p>97,9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1000" calcext:value-type="float">
            <text:p>11,000</text:p>
          </table:table-cell>
          <table:table-cell table:style-name="ce43" office:value-type="float" office:value="28880" calcext:value-type="float">
            <text:p>28,880</text:p>
          </table:table-cell>
          <table:table-cell table:style-name="ce38" office:value-type="float" office:value="14988" calcext:value-type="float">
            <text:p>14,988</text:p>
          </table:table-cell>
          <table:table-cell table:style-name="ce38" office:value-type="float" office:value="13892" calcext:value-type="float">
            <text:p>13,892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207" calcext:value-type="float">
            <text:p>66,207</text:p>
          </table:table-cell>
          <table:table-cell table:style-name="ce43" office:value-type="float" office:value="156130" calcext:value-type="float">
            <text:p>156,130</text:p>
          </table:table-cell>
          <table:table-cell table:style-name="ce38" office:value-type="float" office:value="77869" calcext:value-type="float">
            <text:p>77,869</text:p>
          </table:table-cell>
          <table:table-cell table:style-name="ce38" office:value-type="float" office:value="78261" calcext:value-type="float">
            <text:p>78,2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6300" calcext:value-type="float">
            <text:p>136,300</text:p>
          </table:table-cell>
          <table:table-cell table:style-name="ce43" office:value-type="float" office:value="355282" calcext:value-type="float">
            <text:p>355,282</text:p>
          </table:table-cell>
          <table:table-cell table:style-name="ce38" office:value-type="float" office:value="174851" calcext:value-type="float">
            <text:p>174,851</text:p>
          </table:table-cell>
          <table:table-cell table:style-name="ce38" office:value-type="float" office:value="180431" calcext:value-type="float">
            <text:p>180,4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442" calcext:value-type="float">
            <text:p>25,442</text:p>
          </table:table-cell>
          <table:table-cell table:style-name="ce43" office:value-type="float" office:value="70418" calcext:value-type="float">
            <text:p>70,418</text:p>
          </table:table-cell>
          <table:table-cell table:style-name="ce38" office:value-type="float" office:value="35763" calcext:value-type="float">
            <text:p>35,763</text:p>
          </table:table-cell>
          <table:table-cell table:style-name="ce38" office:value-type="float" office:value="34655" calcext:value-type="float">
            <text:p>34,6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1095" calcext:value-type="float">
            <text:p>41,095</text:p>
          </table:table-cell>
          <table:table-cell table:style-name="ce43" office:value-type="float" office:value="111445" calcext:value-type="float">
            <text:p>111,445</text:p>
          </table:table-cell>
          <table:table-cell table:style-name="ce38" office:value-type="float" office:value="57288" calcext:value-type="float">
            <text:p>57,288</text:p>
          </table:table-cell>
          <table:table-cell table:style-name="ce38" office:value-type="float" office:value="54157" calcext:value-type="float">
            <text:p>54,1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345" calcext:value-type="float">
            <text:p>13,345</text:p>
          </table:table-cell>
          <table:table-cell table:style-name="ce43" office:value-type="float" office:value="43200" calcext:value-type="float">
            <text:p>43,200</text:p>
          </table:table-cell>
          <table:table-cell table:style-name="ce38" office:value-type="float" office:value="22198" calcext:value-type="float">
            <text:p>22,198</text:p>
          </table:table-cell>
          <table:table-cell table:style-name="ce38" office:value-type="float" office:value="21002" calcext:value-type="float">
            <text:p>21,0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676" calcext:value-type="float">
            <text:p>12,676</text:p>
          </table:table-cell>
          <table:table-cell table:style-name="ce43" office:value-type="float" office:value="34456" calcext:value-type="float">
            <text:p>34,456</text:p>
          </table:table-cell>
          <table:table-cell table:style-name="ce38" office:value-type="float" office:value="17532" calcext:value-type="float">
            <text:p>17,532</text:p>
          </table:table-cell>
          <table:table-cell table:style-name="ce38" office:value-type="float" office:value="16924" calcext:value-type="float">
            <text:p>16,9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0627" calcext:value-type="float">
            <text:p>30,627</text:p>
          </table:table-cell>
          <table:table-cell table:style-name="ce43" office:value-type="float" office:value="81484" calcext:value-type="float">
            <text:p>81,484</text:p>
          </table:table-cell>
          <table:table-cell table:style-name="ce38" office:value-type="float" office:value="41642" calcext:value-type="float">
            <text:p>41,642</text:p>
          </table:table-cell>
          <table:table-cell table:style-name="ce38" office:value-type="float" office:value="39842" calcext:value-type="float">
            <text:p>39,8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573" calcext:value-type="float">
            <text:p>17,573</text:p>
          </table:table-cell>
          <table:table-cell table:style-name="ce43" office:value-type="float" office:value="43821" calcext:value-type="float">
            <text:p>43,821</text:p>
          </table:table-cell>
          <table:table-cell table:style-name="ce38" office:value-type="float" office:value="22325" calcext:value-type="float">
            <text:p>22,325</text:p>
          </table:table-cell>
          <table:table-cell table:style-name="ce38" office:value-type="float" office:value="21496" calcext:value-type="float">
            <text:p>21,4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496" calcext:value-type="float">
            <text:p>34,496</text:p>
          </table:table-cell>
          <table:table-cell table:style-name="ce43" office:value-type="float" office:value="97780" calcext:value-type="float">
            <text:p>97,780</text:p>
          </table:table-cell>
          <table:table-cell table:style-name="ce38" office:value-type="float" office:value="48601" calcext:value-type="float">
            <text:p>48,601</text:p>
          </table:table-cell>
          <table:table-cell table:style-name="ce38" office:value-type="float" office:value="49179" calcext:value-type="float">
            <text:p>49,1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212" calcext:value-type="float">
            <text:p>13,212</text:p>
          </table:table-cell>
          <table:table-cell table:style-name="ce43" office:value-type="float" office:value="37297" calcext:value-type="float">
            <text:p>37,297</text:p>
          </table:table-cell>
          <table:table-cell table:style-name="ce38" office:value-type="float" office:value="19005" calcext:value-type="float">
            <text:p>19,005</text:p>
          </table:table-cell>
          <table:table-cell table:style-name="ce38" office:value-type="float" office:value="18292" calcext:value-type="float">
            <text:p>18,2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53" calcext:value-type="float">
            <text:p>10,353</text:p>
          </table:table-cell>
          <table:table-cell table:style-name="ce43" office:value-type="float" office:value="30282" calcext:value-type="float">
            <text:p>30,282</text:p>
          </table:table-cell>
          <table:table-cell table:style-name="ce38" office:value-type="float" office:value="16050" calcext:value-type="float">
            <text:p>16,050</text:p>
          </table:table-cell>
          <table:table-cell table:style-name="ce38" office:value-type="float" office:value="14232" calcext:value-type="float">
            <text:p>14,2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401" calcext:value-type="float">
            <text:p>3,401</text:p>
          </table:table-cell>
          <table:table-cell table:style-name="ce43" office:value-type="float" office:value="7581" calcext:value-type="float">
            <text:p>7,581</text:p>
          </table:table-cell>
          <table:table-cell table:style-name="ce38" office:value-type="float" office:value="4202" calcext:value-type="float">
            <text:p>4,202</text:p>
          </table:table-cell>
          <table:table-cell table:style-name="ce38" office:value-type="float" office:value="3379" calcext:value-type="float">
            <text:p>3,3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93" calcext:value-type="float">
            <text:p>9,393</text:p>
          </table:table-cell>
          <table:table-cell table:style-name="ce43" office:value-type="float" office:value="29456" calcext:value-type="float">
            <text:p>29,456</text:p>
          </table:table-cell>
          <table:table-cell table:style-name="ce38" office:value-type="float" office:value="14864" calcext:value-type="float">
            <text:p>14,864</text:p>
          </table:table-cell>
          <table:table-cell table:style-name="ce38" office:value-type="float" office:value="14592" calcext:value-type="float">
            <text:p>14,5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774" calcext:value-type="float">
            <text:p>16,774</text:p>
          </table:table-cell>
          <table:table-cell table:style-name="ce43" office:value-type="float" office:value="53050" calcext:value-type="float">
            <text:p>53,050</text:p>
          </table:table-cell>
          <table:table-cell table:style-name="ce38" office:value-type="float" office:value="27131" calcext:value-type="float">
            <text:p>27,131</text:p>
          </table:table-cell>
          <table:table-cell table:style-name="ce38" office:value-type="float" office:value="25919" calcext:value-type="float">
            <text:p>25,9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480" calcext:value-type="float">
            <text:p>10,480</text:p>
          </table:table-cell>
          <table:table-cell table:style-name="ce43" office:value-type="float" office:value="29552" calcext:value-type="float">
            <text:p>29,552</text:p>
          </table:table-cell>
          <table:table-cell table:style-name="ce38" office:value-type="float" office:value="15120" calcext:value-type="float">
            <text:p>15,120</text:p>
          </table:table-cell>
          <table:table-cell table:style-name="ce38" office:value-type="float" office:value="14432" calcext:value-type="float">
            <text:p>14,4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46" calcext:value-type="float">
            <text:p>10,446</text:p>
          </table:table-cell>
          <table:table-cell table:style-name="ce43" office:value-type="float" office:value="30527" calcext:value-type="float">
            <text:p>30,527</text:p>
          </table:table-cell>
          <table:table-cell table:style-name="ce38" office:value-type="float" office:value="15792" calcext:value-type="float">
            <text:p>15,792</text:p>
          </table:table-cell>
          <table:table-cell table:style-name="ce38" office:value-type="float" office:value="14735" calcext:value-type="float">
            <text:p>14,7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785" calcext:value-type="float">
            <text:p>5,785</text:p>
          </table:table-cell>
          <table:table-cell table:style-name="ce43" office:value-type="float" office:value="14100" calcext:value-type="float">
            <text:p>14,100</text:p>
          </table:table-cell>
          <table:table-cell table:style-name="ce38" office:value-type="float" office:value="7086" calcext:value-type="float">
            <text:p>7,086</text:p>
          </table:table-cell>
          <table:table-cell table:style-name="ce38" office:value-type="float" office:value="7014" calcext:value-type="float">
            <text:p>7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61" calcext:value-type="float">
            <text:p>6,761</text:p>
          </table:table-cell>
          <table:table-cell table:style-name="ce43" office:value-type="float" office:value="19755" calcext:value-type="float">
            <text:p>19,755</text:p>
          </table:table-cell>
          <table:table-cell table:style-name="ce38" office:value-type="float" office:value="10220" calcext:value-type="float">
            <text:p>10,220</text:p>
          </table:table-cell>
          <table:table-cell table:style-name="ce38" office:value-type="float" office:value="9535" calcext:value-type="float">
            <text:p>9,5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520" calcext:value-type="float">
            <text:p>12,520</text:p>
          </table:table-cell>
          <table:table-cell table:style-name="ce43" office:value-type="float" office:value="36442" calcext:value-type="float">
            <text:p>36,442</text:p>
          </table:table-cell>
          <table:table-cell table:style-name="ce38" office:value-type="float" office:value="18830" calcext:value-type="float">
            <text:p>18,830</text:p>
          </table:table-cell>
          <table:table-cell table:style-name="ce38" office:value-type="float" office:value="17612" calcext:value-type="float">
            <text:p>17,6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62" calcext:value-type="float">
            <text:p>13,862</text:p>
          </table:table-cell>
          <table:table-cell table:style-name="ce43" office:value-type="float" office:value="37973" calcext:value-type="float">
            <text:p>37,973</text:p>
          </table:table-cell>
          <table:table-cell table:style-name="ce38" office:value-type="float" office:value="19695" calcext:value-type="float">
            <text:p>19,695</text:p>
          </table:table-cell>
          <table:table-cell table:style-name="ce38" office:value-type="float" office:value="18278" calcext:value-type="float">
            <text:p>18,2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544" calcext:value-type="float">
            <text:p>14,544</text:p>
          </table:table-cell>
          <table:table-cell table:style-name="ce43" office:value-type="float" office:value="41057" calcext:value-type="float">
            <text:p>41,057</text:p>
          </table:table-cell>
          <table:table-cell table:style-name="ce38" office:value-type="float" office:value="21518" calcext:value-type="float">
            <text:p>21,518</text:p>
          </table:table-cell>
          <table:table-cell table:style-name="ce38" office:value-type="float" office:value="19539" calcext:value-type="float">
            <text:p>19,5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34" calcext:value-type="float">
            <text:p>5,634</text:p>
          </table:table-cell>
          <table:table-cell table:style-name="ce43" office:value-type="float" office:value="13564" calcext:value-type="float">
            <text:p>13,564</text:p>
          </table:table-cell>
          <table:table-cell table:style-name="ce38" office:value-type="float" office:value="7317" calcext:value-type="float">
            <text:p>7,317</text:p>
          </table:table-cell>
          <table:table-cell table:style-name="ce38" office:value-type="float" office:value="6247" calcext:value-type="float">
            <text:p>6,2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68" calcext:value-type="float">
            <text:p>2,368</text:p>
          </table:table-cell>
          <table:table-cell table:style-name="ce43" office:value-type="float" office:value="6334" calcext:value-type="float">
            <text:p>6,334</text:p>
          </table:table-cell>
          <table:table-cell table:style-name="ce38" office:value-type="float" office:value="3363" calcext:value-type="float">
            <text:p>3,363</text:p>
          </table:table-cell>
          <table:table-cell table:style-name="ce38" office:value-type="float" office:value="2971" calcext:value-type="float">
            <text:p>2,971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14" calcext:value-type="float">
            <text:p>4,814</text:p>
          </table:table-cell>
          <table:table-cell table:style-name="ce43" office:value-type="float" office:value="12459" calcext:value-type="float">
            <text:p>12,459</text:p>
          </table:table-cell>
          <table:table-cell table:style-name="ce38" office:value-type="float" office:value="6801" calcext:value-type="float">
            <text:p>6,801</text:p>
          </table:table-cell>
          <table:table-cell table:style-name="ce38" office:value-type="float" office:value="5658" calcext:value-type="float">
            <text:p>5,658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62" calcext:value-type="float">
            <text:p>5,062</text:p>
          </table:table-cell>
          <table:table-cell table:style-name="ce43" office:value-type="float" office:value="15082" calcext:value-type="float">
            <text:p>15,082</text:p>
          </table:table-cell>
          <table:table-cell table:style-name="ce38" office:value-type="float" office:value="8165" calcext:value-type="float">
            <text:p>8,165</text:p>
          </table:table-cell>
          <table:table-cell table:style-name="ce38" office:value-type="float" office:value="6917" calcext:value-type="float">
            <text:p>6,917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78" calcext:value-type="float">
            <text:p>578</text:p>
          </table:table-cell>
          <table:table-cell table:style-name="ce43" office:value-type="float" office:value="1884" calcext:value-type="float">
            <text:p>1,884</text:p>
          </table:table-cell>
          <table:table-cell table:style-name="ce38" office:value-type="float" office:value="928" calcext:value-type="float">
            <text:p>928</text:p>
          </table:table-cell>
          <table:table-cell table:style-name="ce38" office:value-type="float" office:value="956" calcext:value-type="float">
            <text:p>956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25" calcext:value-type="float">
            <text:p>1,325</text:p>
          </table:table-cell>
          <table:table-cell table:style-name="ce43" office:value-type="float" office:value="4253" calcext:value-type="float">
            <text:p>4,253</text:p>
          </table:table-cell>
          <table:table-cell table:style-name="ce38" office:value-type="float" office:value="2231" calcext:value-type="float">
            <text:p>2,231</text:p>
          </table:table-cell>
          <table:table-cell table:style-name="ce38" office:value-type="float" office:value="2022" calcext:value-type="float">
            <text:p>2,022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9" office:value-type="float" office:value="862" calcext:value-type="float">
            <text:p>862</text:p>
          </table:table-cell>
          <table:table-cell table:style-name="ce44" office:value-type="float" office:value="3163" calcext:value-type="float">
            <text:p>3,163</text:p>
          </table:table-cell>
          <table:table-cell table:style-name="ce39" office:value-type="float" office:value="1641" calcext:value-type="float">
            <text:p>1,641</text:p>
          </table:table-cell>
          <table:table-cell table:style-name="ce39" office:value-type="float" office:value="1522" calcext:value-type="float">
            <text:p>1,522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3753" calcext:value-type="float">
            <text:p>163,753</text:p>
          </table:table-cell>
          <table:table-cell table:style-name="ce42" office:value-type="float" office:value="458250" calcext:value-type="float">
            <text:p>458,250</text:p>
          </table:table-cell>
          <table:table-cell table:style-name="ce42" office:value-type="float" office:value="232505" calcext:value-type="float">
            <text:p>232,505</text:p>
          </table:table-cell>
          <table:table-cell table:style-name="ce58" office:value-type="float" office:value="225745" calcext:value-type="float">
            <text:p>225,7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376" calcext:value-type="float">
            <text:p>35,376</text:p>
          </table:table-cell>
          <table:table-cell table:style-name="ce43" office:value-type="float" office:value="95937" calcext:value-type="float">
            <text:p>95,937</text:p>
          </table:table-cell>
          <table:table-cell table:style-name="ce43" office:value-type="float" office:value="46869" calcext:value-type="float">
            <text:p>46,869</text:p>
          </table:table-cell>
          <table:table-cell table:style-name="ce59" office:value-type="float" office:value="49068" calcext:value-type="float">
            <text:p>49,0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6014" calcext:value-type="float">
            <text:p>26,014</text:p>
          </table:table-cell>
          <table:table-cell table:style-name="ce43" office:value-type="float" office:value="72655" calcext:value-type="float">
            <text:p>72,655</text:p>
          </table:table-cell>
          <table:table-cell table:style-name="ce43" office:value-type="float" office:value="34585" calcext:value-type="float">
            <text:p>34,585</text:p>
          </table:table-cell>
          <table:table-cell table:style-name="ce59" office:value-type="float" office:value="38070" calcext:value-type="float">
            <text:p>38,0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4001" calcext:value-type="float">
            <text:p>14,001</text:p>
          </table:table-cell>
          <table:table-cell table:style-name="ce43" office:value-type="float" office:value="40836" calcext:value-type="float">
            <text:p>40,836</text:p>
          </table:table-cell>
          <table:table-cell table:style-name="ce43" office:value-type="float" office:value="20847" calcext:value-type="float">
            <text:p>20,847</text:p>
          </table:table-cell>
          <table:table-cell table:style-name="ce59" office:value-type="float" office:value="19989" calcext:value-type="float">
            <text:p>19,9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113" calcext:value-type="float">
            <text:p>10,113</text:p>
          </table:table-cell>
          <table:table-cell table:style-name="ce43" office:value-type="float" office:value="29850" calcext:value-type="float">
            <text:p>29,850</text:p>
          </table:table-cell>
          <table:table-cell table:style-name="ce43" office:value-type="float" office:value="15422" calcext:value-type="float">
            <text:p>15,422</text:p>
          </table:table-cell>
          <table:table-cell table:style-name="ce59" office:value-type="float" office:value="14428" calcext:value-type="float">
            <text:p>14,4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414" calcext:value-type="float">
            <text:p>13,414</text:p>
          </table:table-cell>
          <table:table-cell table:style-name="ce43" office:value-type="float" office:value="35881" calcext:value-type="float">
            <text:p>35,881</text:p>
          </table:table-cell>
          <table:table-cell table:style-name="ce43" office:value-type="float" office:value="18735" calcext:value-type="float">
            <text:p>18,735</text:p>
          </table:table-cell>
          <table:table-cell table:style-name="ce59" office:value-type="float" office:value="17146" calcext:value-type="float">
            <text:p>17,1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50" calcext:value-type="float">
            <text:p>8,450</text:p>
          </table:table-cell>
          <table:table-cell table:style-name="ce43" office:value-type="float" office:value="24321" calcext:value-type="float">
            <text:p>24,321</text:p>
          </table:table-cell>
          <table:table-cell table:style-name="ce43" office:value-type="float" office:value="12867" calcext:value-type="float">
            <text:p>12,867</text:p>
          </table:table-cell>
          <table:table-cell table:style-name="ce59" office:value-type="float" office:value="11454" calcext:value-type="float">
            <text:p>11,4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390" calcext:value-type="float">
            <text:p>11,390</text:p>
          </table:table-cell>
          <table:table-cell table:style-name="ce43" office:value-type="float" office:value="32267" calcext:value-type="float">
            <text:p>32,267</text:p>
          </table:table-cell>
          <table:table-cell table:style-name="ce43" office:value-type="float" office:value="17160" calcext:value-type="float">
            <text:p>17,160</text:p>
          </table:table-cell>
          <table:table-cell table:style-name="ce59" office:value-type="float" office:value="15107" calcext:value-type="float">
            <text:p>15,1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710" calcext:value-type="float">
            <text:p>18,710</text:p>
          </table:table-cell>
          <table:table-cell table:style-name="ce43" office:value-type="float" office:value="53526" calcext:value-type="float">
            <text:p>53,526</text:p>
          </table:table-cell>
          <table:table-cell table:style-name="ce43" office:value-type="float" office:value="27555" calcext:value-type="float">
            <text:p>27,555</text:p>
          </table:table-cell>
          <table:table-cell table:style-name="ce59" office:value-type="float" office:value="25971" calcext:value-type="float">
            <text:p>25,9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243" calcext:value-type="float">
            <text:p>14,243</text:p>
          </table:table-cell>
          <table:table-cell table:style-name="ce43" office:value-type="float" office:value="39352" calcext:value-type="float">
            <text:p>39,352</text:p>
          </table:table-cell>
          <table:table-cell table:style-name="ce43" office:value-type="float" office:value="20399" calcext:value-type="float">
            <text:p>20,399</text:p>
          </table:table-cell>
          <table:table-cell table:style-name="ce59" office:value-type="float" office:value="18953" calcext:value-type="float">
            <text:p>18,9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252" calcext:value-type="float">
            <text:p>8,252</text:p>
          </table:table-cell>
          <table:table-cell table:style-name="ce43" office:value-type="float" office:value="21429" calcext:value-type="float">
            <text:p>21,429</text:p>
          </table:table-cell>
          <table:table-cell table:style-name="ce43" office:value-type="float" office:value="11550" calcext:value-type="float">
            <text:p>11,550</text:p>
          </table:table-cell>
          <table:table-cell table:style-name="ce59" office:value-type="float" office:value="9879" calcext:value-type="float">
            <text:p>9,8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3" calcext:value-type="float">
            <text:p>1,883</text:p>
          </table:table-cell>
          <table:table-cell table:style-name="ce43" office:value-type="float" office:value="6102" calcext:value-type="float">
            <text:p>6,102</text:p>
          </table:table-cell>
          <table:table-cell table:style-name="ce43" office:value-type="float" office:value="3316" calcext:value-type="float">
            <text:p>3,316</text:p>
          </table:table-cell>
          <table:table-cell table:style-name="ce59" office:value-type="float" office:value="2786" calcext:value-type="float">
            <text:p>2,78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07" calcext:value-type="float">
            <text:p>1,907</text:p>
          </table:table-cell>
          <table:table-cell table:style-name="ce44" office:value-type="float" office:value="6094" calcext:value-type="float">
            <text:p>6,094</text:p>
          </table:table-cell>
          <table:table-cell table:style-name="ce44" office:value-type="float" office:value="3200" calcext:value-type="float">
            <text:p>3,200</text:p>
          </table:table-cell>
          <table:table-cell table:style-name="ce60" office:value-type="float" office:value="2894" calcext:value-type="float">
            <text:p>2,894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80738" calcext:value-type="float">
            <text:p>180,738</text:p>
          </table:table-cell>
          <table:table-cell table:style-name="ce42" office:value-type="float" office:value="538712" calcext:value-type="float">
            <text:p>538,712</text:p>
          </table:table-cell>
          <table:table-cell table:style-name="ce42" office:value-type="float" office:value="275858" calcext:value-type="float">
            <text:p>275,858</text:p>
          </table:table-cell>
          <table:table-cell table:style-name="ce58" office:value-type="float" office:value="262854" calcext:value-type="float">
            <text:p>262,85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59272" calcext:value-type="float">
            <text:p>59,272</text:p>
          </table:table-cell>
          <table:table-cell table:style-name="ce43" office:value-type="float" office:value="167489" calcext:value-type="float">
            <text:p>167,489</text:p>
          </table:table-cell>
          <table:table-cell table:style-name="ce43" office:value-type="float" office:value="83534" calcext:value-type="float">
            <text:p>83,534</text:p>
          </table:table-cell>
          <table:table-cell table:style-name="ce59" office:value-type="float" office:value="83955" calcext:value-type="float">
            <text:p>83,95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20" calcext:value-type="float">
            <text:p>9,520</text:p>
          </table:table-cell>
          <table:table-cell table:style-name="ce83" office:value-type="float" office:value="30309" calcext:value-type="float">
            <text:p>30,309</text:p>
          </table:table-cell>
          <table:table-cell table:style-name="ce43" office:value-type="float" office:value="16173" calcext:value-type="float">
            <text:p>16,173</text:p>
          </table:table-cell>
          <table:table-cell table:style-name="ce59" office:value-type="float" office:value="14136" calcext:value-type="float">
            <text:p>14,13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11" calcext:value-type="float">
            <text:p>10,611</text:p>
          </table:table-cell>
          <table:table-cell table:style-name="ce83" office:value-type="float" office:value="34206" calcext:value-type="float">
            <text:p>34,206</text:p>
          </table:table-cell>
          <table:table-cell table:style-name="ce43" office:value-type="float" office:value="18202" calcext:value-type="float">
            <text:p>18,202</text:p>
          </table:table-cell>
          <table:table-cell table:style-name="ce59" office:value-type="float" office:value="16004" calcext:value-type="float">
            <text:p>16,00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2422" calcext:value-type="float">
            <text:p>32,422</text:p>
          </table:table-cell>
          <table:table-cell table:style-name="ce83" office:value-type="float" office:value="96071" calcext:value-type="float">
            <text:p>96,071</text:p>
          </table:table-cell>
          <table:table-cell table:style-name="ce43" office:value-type="float" office:value="48300" calcext:value-type="float">
            <text:p>48,300</text:p>
          </table:table-cell>
          <table:table-cell table:style-name="ce59" office:value-type="float" office:value="47771" calcext:value-type="float">
            <text:p>47,77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370" calcext:value-type="float">
            <text:p>25,370</text:p>
          </table:table-cell>
          <table:table-cell table:style-name="ce83" office:value-type="float" office:value="77027" calcext:value-type="float">
            <text:p>77,027</text:p>
          </table:table-cell>
          <table:table-cell table:style-name="ce43" office:value-type="float" office:value="39167" calcext:value-type="float">
            <text:p>39,167</text:p>
          </table:table-cell>
          <table:table-cell table:style-name="ce59" office:value-type="float" office:value="37860" calcext:value-type="float">
            <text:p>37,86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508" calcext:value-type="float">
            <text:p>4,508</text:p>
          </table:table-cell>
          <table:table-cell table:style-name="ce83" office:value-type="float" office:value="13651" calcext:value-type="float">
            <text:p>13,651</text:p>
          </table:table-cell>
          <table:table-cell table:style-name="ce43" office:value-type="float" office:value="7420" calcext:value-type="float">
            <text:p>7,420</text:p>
          </table:table-cell>
          <table:table-cell table:style-name="ce59" office:value-type="float" office:value="6231" calcext:value-type="float">
            <text:p>6,23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610" calcext:value-type="float">
            <text:p>17,610</text:p>
          </table:table-cell>
          <table:table-cell table:style-name="ce83" office:value-type="float" office:value="55986" calcext:value-type="float">
            <text:p>55,986</text:p>
          </table:table-cell>
          <table:table-cell table:style-name="ce43" office:value-type="float" office:value="28711" calcext:value-type="float">
            <text:p>28,711</text:p>
          </table:table-cell>
          <table:table-cell table:style-name="ce59" office:value-type="float" office:value="27275" calcext:value-type="float">
            <text:p>27,27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59" calcext:value-type="float">
            <text:p>6,459</text:p>
          </table:table-cell>
          <table:table-cell table:style-name="ce83" office:value-type="float" office:value="20286" calcext:value-type="float">
            <text:p>20,286</text:p>
          </table:table-cell>
          <table:table-cell table:style-name="ce43" office:value-type="float" office:value="10733" calcext:value-type="float">
            <text:p>10,733</text:p>
          </table:table-cell>
          <table:table-cell table:style-name="ce59" office:value-type="float" office:value="9553" calcext:value-type="float">
            <text:p>9,55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165" calcext:value-type="float">
            <text:p>5,165</text:p>
          </table:table-cell>
          <table:table-cell table:style-name="ce83" office:value-type="float" office:value="14305" calcext:value-type="float">
            <text:p>14,305</text:p>
          </table:table-cell>
          <table:table-cell table:style-name="ce43" office:value-type="float" office:value="7738" calcext:value-type="float">
            <text:p>7,738</text:p>
          </table:table-cell>
          <table:table-cell table:style-name="ce59" office:value-type="float" office:value="6567" calcext:value-type="float">
            <text:p>6,56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32" calcext:value-type="float">
            <text:p>3,132</text:p>
          </table:table-cell>
          <table:table-cell table:style-name="ce83" office:value-type="float" office:value="9738" calcext:value-type="float">
            <text:p>9,738</text:p>
          </table:table-cell>
          <table:table-cell table:style-name="ce43" office:value-type="float" office:value="5239" calcext:value-type="float">
            <text:p>5,239</text:p>
          </table:table-cell>
          <table:table-cell table:style-name="ce59" office:value-type="float" office:value="4499" calcext:value-type="float">
            <text:p>4,49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81" calcext:value-type="float">
            <text:p>2,081</text:p>
          </table:table-cell>
          <table:table-cell table:style-name="ce83" office:value-type="float" office:value="5681" calcext:value-type="float">
            <text:p>5,681</text:p>
          </table:table-cell>
          <table:table-cell table:style-name="ce43" office:value-type="float" office:value="3153" calcext:value-type="float">
            <text:p>3,153</text:p>
          </table:table-cell>
          <table:table-cell table:style-name="ce59" office:value-type="float" office:value="2528" calcext:value-type="float">
            <text:p>2,52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43" calcext:value-type="float">
            <text:p>2,843</text:p>
          </table:table-cell>
          <table:table-cell table:style-name="ce83" office:value-type="float" office:value="9346" calcext:value-type="float">
            <text:p>9,346</text:p>
          </table:table-cell>
          <table:table-cell table:style-name="ce43" office:value-type="float" office:value="4971" calcext:value-type="float">
            <text:p>4,971</text:p>
          </table:table-cell>
          <table:table-cell table:style-name="ce59" office:value-type="float" office:value="4375" calcext:value-type="float">
            <text:p>4,375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45" calcext:value-type="float">
            <text:p>1,745</text:p>
          </table:table-cell>
          <table:table-cell table:style-name="ce84" office:value-type="float" office:value="4617" calcext:value-type="float">
            <text:p>4,617</text:p>
          </table:table-cell>
          <table:table-cell table:style-name="ce44" office:value-type="float" office:value="2517" calcext:value-type="float">
            <text:p>2,517</text:p>
          </table:table-cell>
          <table:table-cell table:style-name="ce60" office:value-type="float" office:value="2100" calcext:value-type="float">
            <text:p>2,10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3642" calcext:value-type="float">
            <text:p>183,642</text:p>
          </table:table-cell>
          <table:table-cell table:style-name="ce42" office:value-type="float" office:value="565795" calcext:value-type="float">
            <text:p>565,795</text:p>
          </table:table-cell>
          <table:table-cell table:style-name="ce42" office:value-type="float" office:value="291509" calcext:value-type="float">
            <text:p>291,509</text:p>
          </table:table-cell>
          <table:table-cell table:style-name="ce58" office:value-type="float" office:value="274286" calcext:value-type="float">
            <text:p>274,2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638" calcext:value-type="float">
            <text:p>30,638</text:p>
          </table:table-cell>
          <table:table-cell table:style-name="ce43" office:value-type="float" office:value="90774" calcext:value-type="float">
            <text:p>90,774</text:p>
          </table:table-cell>
          <table:table-cell table:style-name="ce43" office:value-type="float" office:value="45364" calcext:value-type="float">
            <text:p>45,364</text:p>
          </table:table-cell>
          <table:table-cell table:style-name="ce59" office:value-type="float" office:value="45410" calcext:value-type="float">
            <text:p>45,4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433" calcext:value-type="float">
            <text:p>14,433</text:p>
          </table:table-cell>
          <table:table-cell table:style-name="ce43" office:value-type="float" office:value="48299" calcext:value-type="float">
            <text:p>48,299</text:p>
          </table:table-cell>
          <table:table-cell table:style-name="ce43" office:value-type="float" office:value="25015" calcext:value-type="float">
            <text:p>25,015</text:p>
          </table:table-cell>
          <table:table-cell table:style-name="ce59" office:value-type="float" office:value="23284" calcext:value-type="float">
            <text:p>23,2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52" calcext:value-type="float">
            <text:p>11,552</text:p>
          </table:table-cell>
          <table:table-cell table:style-name="ce43" office:value-type="float" office:value="36599" calcext:value-type="float">
            <text:p>36,599</text:p>
          </table:table-cell>
          <table:table-cell table:style-name="ce43" office:value-type="float" office:value="19283" calcext:value-type="float">
            <text:p>19,283</text:p>
          </table:table-cell>
          <table:table-cell table:style-name="ce59" office:value-type="float" office:value="17316" calcext:value-type="float">
            <text:p>17,3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504" calcext:value-type="float">
            <text:p>27,504</text:p>
          </table:table-cell>
          <table:table-cell table:style-name="ce43" office:value-type="float" office:value="84055" calcext:value-type="float">
            <text:p>84,055</text:p>
          </table:table-cell>
          <table:table-cell table:style-name="ce43" office:value-type="float" office:value="42444" calcext:value-type="float">
            <text:p>42,444</text:p>
          </table:table-cell>
          <table:table-cell table:style-name="ce59" office:value-type="float" office:value="41611" calcext:value-type="float">
            <text:p>41,6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3288" calcext:value-type="float">
            <text:p>33,288</text:p>
          </table:table-cell>
          <table:table-cell table:style-name="ce43" office:value-type="float" office:value="102999" calcext:value-type="float">
            <text:p>102,999</text:p>
          </table:table-cell>
          <table:table-cell table:style-name="ce43" office:value-type="float" office:value="51985" calcext:value-type="float">
            <text:p>51,985</text:p>
          </table:table-cell>
          <table:table-cell table:style-name="ce59" office:value-type="float" office:value="51014" calcext:value-type="float">
            <text:p>51,0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81" calcext:value-type="float">
            <text:p>11,881</text:p>
          </table:table-cell>
          <table:table-cell table:style-name="ce43" office:value-type="float" office:value="38122" calcext:value-type="float">
            <text:p>38,122</text:p>
          </table:table-cell>
          <table:table-cell table:style-name="ce43" office:value-type="float" office:value="20079" calcext:value-type="float">
            <text:p>20,079</text:p>
          </table:table-cell>
          <table:table-cell table:style-name="ce59" office:value-type="float" office:value="18043" calcext:value-type="float">
            <text:p>18,0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36" calcext:value-type="float">
            <text:p>6,136</text:p>
          </table:table-cell>
          <table:table-cell table:style-name="ce43" office:value-type="float" office:value="18240" calcext:value-type="float">
            <text:p>18,240</text:p>
          </table:table-cell>
          <table:table-cell table:style-name="ce43" office:value-type="float" office:value="9535" calcext:value-type="float">
            <text:p>9,535</text:p>
          </table:table-cell>
          <table:table-cell table:style-name="ce59" office:value-type="float" office:value="8705" calcext:value-type="float">
            <text:p>8,7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20" calcext:value-type="float">
            <text:p>5,420</text:p>
          </table:table-cell>
          <table:table-cell table:style-name="ce43" office:value-type="float" office:value="15405" calcext:value-type="float">
            <text:p>15,405</text:p>
          </table:table-cell>
          <table:table-cell table:style-name="ce43" office:value-type="float" office:value="8163" calcext:value-type="float">
            <text:p>8,163</text:p>
          </table:table-cell>
          <table:table-cell table:style-name="ce59" office:value-type="float" office:value="7242" calcext:value-type="float">
            <text:p>7,2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16" calcext:value-type="float">
            <text:p>10,616</text:p>
          </table:table-cell>
          <table:table-cell table:style-name="ce43" office:value-type="float" office:value="34645" calcext:value-type="float">
            <text:p>34,645</text:p>
          </table:table-cell>
          <table:table-cell table:style-name="ce43" office:value-type="float" office:value="17980" calcext:value-type="float">
            <text:p>17,980</text:p>
          </table:table-cell>
          <table:table-cell table:style-name="ce59" office:value-type="float" office:value="16665" calcext:value-type="float">
            <text:p>16,6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36" calcext:value-type="float">
            <text:p>6,136</text:p>
          </table:table-cell>
          <table:table-cell table:style-name="ce43" office:value-type="float" office:value="18807" calcext:value-type="float">
            <text:p>18,807</text:p>
          </table:table-cell>
          <table:table-cell table:style-name="ce43" office:value-type="float" office:value="9959" calcext:value-type="float">
            <text:p>9,959</text:p>
          </table:table-cell>
          <table:table-cell table:style-name="ce59" office:value-type="float" office:value="8848" calcext:value-type="float">
            <text:p>8,8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74" calcext:value-type="float">
            <text:p>3,974</text:p>
          </table:table-cell>
          <table:table-cell table:style-name="ce43" office:value-type="float" office:value="10601" calcext:value-type="float">
            <text:p>10,601</text:p>
          </table:table-cell>
          <table:table-cell table:style-name="ce43" office:value-type="float" office:value="5828" calcext:value-type="float">
            <text:p>5,828</text:p>
          </table:table-cell>
          <table:table-cell table:style-name="ce59" office:value-type="float" office:value="4773" calcext:value-type="float">
            <text:p>4,7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48" calcext:value-type="float">
            <text:p>3,648</text:p>
          </table:table-cell>
          <table:table-cell table:style-name="ce43" office:value-type="float" office:value="11325" calcext:value-type="float">
            <text:p>11,325</text:p>
          </table:table-cell>
          <table:table-cell table:style-name="ce43" office:value-type="float" office:value="5956" calcext:value-type="float">
            <text:p>5,956</text:p>
          </table:table-cell>
          <table:table-cell table:style-name="ce59" office:value-type="float" office:value="5369" calcext:value-type="float">
            <text:p>5,3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56" calcext:value-type="float">
            <text:p>5,456</text:p>
          </table:table-cell>
          <table:table-cell table:style-name="ce43" office:value-type="float" office:value="17141" calcext:value-type="float">
            <text:p>17,141</text:p>
          </table:table-cell>
          <table:table-cell table:style-name="ce43" office:value-type="float" office:value="8978" calcext:value-type="float">
            <text:p>8,978</text:p>
          </table:table-cell>
          <table:table-cell table:style-name="ce59" office:value-type="float" office:value="8163" calcext:value-type="float">
            <text:p>8,1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91" calcext:value-type="float">
            <text:p>2,691</text:p>
          </table:table-cell>
          <table:table-cell table:style-name="ce43" office:value-type="float" office:value="7521" calcext:value-type="float">
            <text:p>7,521</text:p>
          </table:table-cell>
          <table:table-cell table:style-name="ce43" office:value-type="float" office:value="4179" calcext:value-type="float">
            <text:p>4,179</text:p>
          </table:table-cell>
          <table:table-cell table:style-name="ce59" office:value-type="float" office:value="3342" calcext:value-type="float">
            <text:p>3,3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46" calcext:value-type="float">
            <text:p>4,146</text:p>
          </table:table-cell>
          <table:table-cell table:style-name="ce43" office:value-type="float" office:value="13424" calcext:value-type="float">
            <text:p>13,424</text:p>
          </table:table-cell>
          <table:table-cell table:style-name="ce43" office:value-type="float" office:value="7047" calcext:value-type="float">
            <text:p>7,047</text:p>
          </table:table-cell>
          <table:table-cell table:style-name="ce59" office:value-type="float" office:value="6377" calcext:value-type="float">
            <text:p>6,3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21" calcext:value-type="float">
            <text:p>2,421</text:p>
          </table:table-cell>
          <table:table-cell table:style-name="ce43" office:value-type="float" office:value="7071" calcext:value-type="float">
            <text:p>7,071</text:p>
          </table:table-cell>
          <table:table-cell table:style-name="ce43" office:value-type="float" office:value="3864" calcext:value-type="float">
            <text:p>3,864</text:p>
          </table:table-cell>
          <table:table-cell table:style-name="ce59" office:value-type="float" office:value="3207" calcext:value-type="float">
            <text:p>3,2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5" calcext:value-type="float">
            <text:p>1,735</text:p>
          </table:table-cell>
          <table:table-cell table:style-name="ce43" office:value-type="float" office:value="4663" calcext:value-type="float">
            <text:p>4,663</text:p>
          </table:table-cell>
          <table:table-cell table:style-name="ce43" office:value-type="float" office:value="2591" calcext:value-type="float">
            <text:p>2,591</text:p>
          </table:table-cell>
          <table:table-cell table:style-name="ce59" office:value-type="float" office:value="2072" calcext:value-type="float">
            <text:p>2,07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67" calcext:value-type="float">
            <text:p>1,967</text:p>
          </table:table-cell>
          <table:table-cell table:style-name="ce44" office:value-type="float" office:value="6104" calcext:value-type="float">
            <text:p>6,104</text:p>
          </table:table-cell>
          <table:table-cell table:style-name="ce44" office:value-type="float" office:value="3259" calcext:value-type="float">
            <text:p>3,259</text:p>
          </table:table-cell>
          <table:table-cell table:style-name="ce60" office:value-type="float" office:value="2845" calcext:value-type="float">
            <text:p>2,845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79763" calcext:value-type="float">
            <text:p>379,763</text:p>
          </table:table-cell>
          <table:table-cell table:style-name="ce42" office:value-type="float" office:value="1289506" calcext:value-type="float">
            <text:p>1,289,506</text:p>
          </table:table-cell>
          <table:table-cell table:style-name="ce42" office:value-type="float" office:value="659401" calcext:value-type="float">
            <text:p>659,401</text:p>
          </table:table-cell>
          <table:table-cell table:style-name="ce58" office:value-type="float" office:value="630105" calcext:value-type="float">
            <text:p>630,1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5042" calcext:value-type="float">
            <text:p>75,042</text:p>
          </table:table-cell>
          <table:table-cell table:style-name="ce43" office:value-type="float" office:value="234950" calcext:value-type="float">
            <text:p>234,950</text:p>
          </table:table-cell>
          <table:table-cell table:style-name="ce43" office:value-type="float" office:value="116460" calcext:value-type="float">
            <text:p>116,460</text:p>
          </table:table-cell>
          <table:table-cell table:style-name="ce59" office:value-type="float" office:value="118490" calcext:value-type="float">
            <text:p>118,4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879" calcext:value-type="float">
            <text:p>23,879</text:p>
          </table:table-cell>
          <table:table-cell table:style-name="ce43" office:value-type="float" office:value="86236" calcext:value-type="float">
            <text:p>86,236</text:p>
          </table:table-cell>
          <table:table-cell table:style-name="ce43" office:value-type="float" office:value="43956" calcext:value-type="float">
            <text:p>43,956</text:p>
          </table:table-cell>
          <table:table-cell table:style-name="ce59" office:value-type="float" office:value="42280" calcext:value-type="float">
            <text:p>42,2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6066" calcext:value-type="float">
            <text:p>26,066</text:p>
          </table:table-cell>
          <table:table-cell table:style-name="ce43" office:value-type="float" office:value="90927" calcext:value-type="float">
            <text:p>90,927</text:p>
          </table:table-cell>
          <table:table-cell table:style-name="ce43" office:value-type="float" office:value="46471" calcext:value-type="float">
            <text:p>46,471</text:p>
          </table:table-cell>
          <table:table-cell table:style-name="ce59" office:value-type="float" office:value="44456" calcext:value-type="float">
            <text:p>44,4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439" calcext:value-type="float">
            <text:p>10,439</text:p>
          </table:table-cell>
          <table:table-cell table:style-name="ce43" office:value-type="float" office:value="33210" calcext:value-type="float">
            <text:p>33,210</text:p>
          </table:table-cell>
          <table:table-cell table:style-name="ce43" office:value-type="float" office:value="16759" calcext:value-type="float">
            <text:p>16,759</text:p>
          </table:table-cell>
          <table:table-cell table:style-name="ce59" office:value-type="float" office:value="16451" calcext:value-type="float">
            <text:p>16,4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449" calcext:value-type="float">
            <text:p>38,449</text:p>
          </table:table-cell>
          <table:table-cell table:style-name="ce43" office:value-type="float" office:value="124674" calcext:value-type="float">
            <text:p>124,674</text:p>
          </table:table-cell>
          <table:table-cell table:style-name="ce43" office:value-type="float" office:value="62270" calcext:value-type="float">
            <text:p>62,270</text:p>
          </table:table-cell>
          <table:table-cell table:style-name="ce59" office:value-type="float" office:value="62404" calcext:value-type="float">
            <text:p>62,4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6004" calcext:value-type="float">
            <text:p>16,004</text:p>
          </table:table-cell>
          <table:table-cell table:style-name="ce43" office:value-type="float" office:value="55716" calcext:value-type="float">
            <text:p>55,716</text:p>
          </table:table-cell>
          <table:table-cell table:style-name="ce43" office:value-type="float" office:value="28359" calcext:value-type="float">
            <text:p>28,359</text:p>
          </table:table-cell>
          <table:table-cell table:style-name="ce59" office:value-type="float" office:value="27357" calcext:value-type="float">
            <text:p>27,3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947" calcext:value-type="float">
            <text:p>12,947</text:p>
          </table:table-cell>
          <table:table-cell table:style-name="ce43" office:value-type="float" office:value="42567" calcext:value-type="float">
            <text:p>42,567</text:p>
          </table:table-cell>
          <table:table-cell table:style-name="ce43" office:value-type="float" office:value="22031" calcext:value-type="float">
            <text:p>22,031</text:p>
          </table:table-cell>
          <table:table-cell table:style-name="ce59" office:value-type="float" office:value="20536" calcext:value-type="float">
            <text:p>20,5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813" calcext:value-type="float">
            <text:p>14,813</text:p>
          </table:table-cell>
          <table:table-cell table:style-name="ce43" office:value-type="float" office:value="52076" calcext:value-type="float">
            <text:p>52,076</text:p>
          </table:table-cell>
          <table:table-cell table:style-name="ce43" office:value-type="float" office:value="26875" calcext:value-type="float">
            <text:p>26,875</text:p>
          </table:table-cell>
          <table:table-cell table:style-name="ce59" office:value-type="float" office:value="25201" calcext:value-type="float">
            <text:p>25,2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16" calcext:value-type="float">
            <text:p>4,316</text:p>
          </table:table-cell>
          <table:table-cell table:style-name="ce43" office:value-type="float" office:value="17085" calcext:value-type="float">
            <text:p>17,085</text:p>
          </table:table-cell>
          <table:table-cell table:style-name="ce43" office:value-type="float" office:value="8852" calcext:value-type="float">
            <text:p>8,852</text:p>
          </table:table-cell>
          <table:table-cell table:style-name="ce59" office:value-type="float" office:value="8233" calcext:value-type="float">
            <text:p>8,2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518" calcext:value-type="float">
            <text:p>9,518</text:p>
          </table:table-cell>
          <table:table-cell table:style-name="ce43" office:value-type="float" office:value="36196" calcext:value-type="float">
            <text:p>36,196</text:p>
          </table:table-cell>
          <table:table-cell table:style-name="ce43" office:value-type="float" office:value="18524" calcext:value-type="float">
            <text:p>18,524</text:p>
          </table:table-cell>
          <table:table-cell table:style-name="ce59" office:value-type="float" office:value="17672" calcext:value-type="float">
            <text:p>17,6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28" calcext:value-type="float">
            <text:p>12,528</text:p>
          </table:table-cell>
          <table:table-cell table:style-name="ce43" office:value-type="float" office:value="47698" calcext:value-type="float">
            <text:p>47,698</text:p>
          </table:table-cell>
          <table:table-cell table:style-name="ce43" office:value-type="float" office:value="24859" calcext:value-type="float">
            <text:p>24,859</text:p>
          </table:table-cell>
          <table:table-cell table:style-name="ce59" office:value-type="float" office:value="22839" calcext:value-type="float">
            <text:p>22,8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433" calcext:value-type="float">
            <text:p>10,433</text:p>
          </table:table-cell>
          <table:table-cell table:style-name="ce43" office:value-type="float" office:value="39348" calcext:value-type="float">
            <text:p>39,348</text:p>
          </table:table-cell>
          <table:table-cell table:style-name="ce43" office:value-type="float" office:value="20337" calcext:value-type="float">
            <text:p>20,337</text:p>
          </table:table-cell>
          <table:table-cell table:style-name="ce59" office:value-type="float" office:value="19011" calcext:value-type="float">
            <text:p>19,0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690" calcext:value-type="float">
            <text:p>13,690</text:p>
          </table:table-cell>
          <table:table-cell table:style-name="ce43" office:value-type="float" office:value="45896" calcext:value-type="float">
            <text:p>45,896</text:p>
          </table:table-cell>
          <table:table-cell table:style-name="ce43" office:value-type="float" office:value="23641" calcext:value-type="float">
            <text:p>23,641</text:p>
          </table:table-cell>
          <table:table-cell table:style-name="ce59" office:value-type="float" office:value="22255" calcext:value-type="float">
            <text:p>22,2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81" calcext:value-type="float">
            <text:p>6,881</text:p>
          </table:table-cell>
          <table:table-cell table:style-name="ce43" office:value-type="float" office:value="24036" calcext:value-type="float">
            <text:p>24,036</text:p>
          </table:table-cell>
          <table:table-cell table:style-name="ce43" office:value-type="float" office:value="12673" calcext:value-type="float">
            <text:p>12,673</text:p>
          </table:table-cell>
          <table:table-cell table:style-name="ce59" office:value-type="float" office:value="11363" calcext:value-type="float">
            <text:p>11,3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794" calcext:value-type="float">
            <text:p>10,794</text:p>
          </table:table-cell>
          <table:table-cell table:style-name="ce43" office:value-type="float" office:value="36406" calcext:value-type="float">
            <text:p>36,406</text:p>
          </table:table-cell>
          <table:table-cell table:style-name="ce43" office:value-type="float" office:value="18860" calcext:value-type="float">
            <text:p>18,860</text:p>
          </table:table-cell>
          <table:table-cell table:style-name="ce59" office:value-type="float" office:value="17546" calcext:value-type="float">
            <text:p>17,5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94" calcext:value-type="float">
            <text:p>8,994</text:p>
          </table:table-cell>
          <table:table-cell table:style-name="ce43" office:value-type="float" office:value="33084" calcext:value-type="float">
            <text:p>33,084</text:p>
          </table:table-cell>
          <table:table-cell table:style-name="ce43" office:value-type="float" office:value="17366" calcext:value-type="float">
            <text:p>17,366</text:p>
          </table:table-cell>
          <table:table-cell table:style-name="ce59" office:value-type="float" office:value="15718" calcext:value-type="float">
            <text:p>15,7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59" calcext:value-type="float">
            <text:p>10,359</text:p>
          </table:table-cell>
          <table:table-cell table:style-name="ce43" office:value-type="float" office:value="34902" calcext:value-type="float">
            <text:p>34,902</text:p>
          </table:table-cell>
          <table:table-cell table:style-name="ce43" office:value-type="float" office:value="18015" calcext:value-type="float">
            <text:p>18,015</text:p>
          </table:table-cell>
          <table:table-cell table:style-name="ce59" office:value-type="float" office:value="16887" calcext:value-type="float">
            <text:p>16,8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811" calcext:value-type="float">
            <text:p>10,811</text:p>
          </table:table-cell>
          <table:table-cell table:style-name="ce43" office:value-type="float" office:value="38120" calcext:value-type="float">
            <text:p>38,120</text:p>
          </table:table-cell>
          <table:table-cell table:style-name="ce43" office:value-type="float" office:value="19826" calcext:value-type="float">
            <text:p>19,826</text:p>
          </table:table-cell>
          <table:table-cell table:style-name="ce59" office:value-type="float" office:value="18294" calcext:value-type="float">
            <text:p>18,2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746" calcext:value-type="float">
            <text:p>12,746</text:p>
          </table:table-cell>
          <table:table-cell table:style-name="ce43" office:value-type="float" office:value="43557" calcext:value-type="float">
            <text:p>43,557</text:p>
          </table:table-cell>
          <table:table-cell table:style-name="ce43" office:value-type="float" office:value="22396" calcext:value-type="float">
            <text:p>22,396</text:p>
          </table:table-cell>
          <table:table-cell table:style-name="ce59" office:value-type="float" office:value="21161" calcext:value-type="float">
            <text:p>21,1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4" calcext:value-type="float">
            <text:p>5,334</text:p>
          </table:table-cell>
          <table:table-cell table:style-name="ce43" office:value-type="float" office:value="15724" calcext:value-type="float">
            <text:p>15,724</text:p>
          </table:table-cell>
          <table:table-cell table:style-name="ce43" office:value-type="float" office:value="8238" calcext:value-type="float">
            <text:p>8,238</text:p>
          </table:table-cell>
          <table:table-cell table:style-name="ce59" office:value-type="float" office:value="7486" calcext:value-type="float">
            <text:p>7,4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61" calcext:value-type="float">
            <text:p>7,861</text:p>
          </table:table-cell>
          <table:table-cell table:style-name="ce43" office:value-type="float" office:value="27661" calcext:value-type="float">
            <text:p>27,661</text:p>
          </table:table-cell>
          <table:table-cell table:style-name="ce43" office:value-type="float" office:value="14356" calcext:value-type="float">
            <text:p>14,356</text:p>
          </table:table-cell>
          <table:table-cell table:style-name="ce59" office:value-type="float" office:value="13305" calcext:value-type="float">
            <text:p>13,3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908" calcext:value-type="float">
            <text:p>8,908</text:p>
          </table:table-cell>
          <table:table-cell table:style-name="ce43" office:value-type="float" office:value="30925" calcext:value-type="float">
            <text:p>30,925</text:p>
          </table:table-cell>
          <table:table-cell table:style-name="ce43" office:value-type="float" office:value="16086" calcext:value-type="float">
            <text:p>16,086</text:p>
          </table:table-cell>
          <table:table-cell table:style-name="ce59" office:value-type="float" office:value="14839" calcext:value-type="float">
            <text:p>14,8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10" calcext:value-type="float">
            <text:p>10,110</text:p>
          </table:table-cell>
          <table:table-cell table:style-name="ce43" office:value-type="float" office:value="34469" calcext:value-type="float">
            <text:p>34,469</text:p>
          </table:table-cell>
          <table:table-cell table:style-name="ce43" office:value-type="float" office:value="18242" calcext:value-type="float">
            <text:p>18,242</text:p>
          </table:table-cell>
          <table:table-cell table:style-name="ce59" office:value-type="float" office:value="16227" calcext:value-type="float">
            <text:p>16,2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28" calcext:value-type="float">
            <text:p>5,328</text:p>
          </table:table-cell>
          <table:table-cell table:style-name="ce43" office:value-type="float" office:value="17652" calcext:value-type="float">
            <text:p>17,652</text:p>
          </table:table-cell>
          <table:table-cell table:style-name="ce43" office:value-type="float" office:value="9567" calcext:value-type="float">
            <text:p>9,567</text:p>
          </table:table-cell>
          <table:table-cell table:style-name="ce59" office:value-type="float" office:value="8085" calcext:value-type="float">
            <text:p>8,0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17" calcext:value-type="float">
            <text:p>4,617</text:p>
          </table:table-cell>
          <table:table-cell table:style-name="ce43" office:value-type="float" office:value="15769" calcext:value-type="float">
            <text:p>15,769</text:p>
          </table:table-cell>
          <table:table-cell table:style-name="ce43" office:value-type="float" office:value="8321" calcext:value-type="float">
            <text:p>8,321</text:p>
          </table:table-cell>
          <table:table-cell table:style-name="ce59" office:value-type="float" office:value="7448" calcext:value-type="float">
            <text:p>7,44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896" calcext:value-type="float">
            <text:p>8,896</text:p>
          </table:table-cell>
          <table:table-cell table:style-name="ce44" office:value-type="float" office:value="30622" calcext:value-type="float">
            <text:p>30,622</text:p>
          </table:table-cell>
          <table:table-cell table:style-name="ce44" office:value-type="float" office:value="16061" calcext:value-type="float">
            <text:p>16,061</text:p>
          </table:table-cell>
          <table:table-cell table:style-name="ce60" office:value-type="float" office:value="14561" calcext:value-type="float">
            <text:p>14,561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518" calcext:value-type="float">
            <text:p>176,518</text:p>
          </table:table-cell>
          <table:table-cell table:style-name="ce42" office:value-type="float" office:value="511940" calcext:value-type="float">
            <text:p>511,940</text:p>
          </table:table-cell>
          <table:table-cell table:style-name="ce42" office:value-type="float" office:value="262655" calcext:value-type="float">
            <text:p>262,655</text:p>
          </table:table-cell>
          <table:table-cell table:style-name="ce58" office:value-type="float" office:value="249285" calcext:value-type="float">
            <text:p>249,2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368" calcext:value-type="float">
            <text:p>34,368</text:p>
          </table:table-cell>
          <table:table-cell table:style-name="ce43" office:value-type="float" office:value="102218" calcext:value-type="float">
            <text:p>102,218</text:p>
          </table:table-cell>
          <table:table-cell table:style-name="ce43" office:value-type="float" office:value="51262" calcext:value-type="float">
            <text:p>51,262</text:p>
          </table:table-cell>
          <table:table-cell table:style-name="ce59" office:value-type="float" office:value="50956" calcext:value-type="float">
            <text:p>50,9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24" calcext:value-type="float">
            <text:p>28,924</text:p>
          </table:table-cell>
          <table:table-cell table:style-name="ce43" office:value-type="float" office:value="82695" calcext:value-type="float">
            <text:p>82,695</text:p>
          </table:table-cell>
          <table:table-cell table:style-name="ce43" office:value-type="float" office:value="41525" calcext:value-type="float">
            <text:p>41,525</text:p>
          </table:table-cell>
          <table:table-cell table:style-name="ce59" office:value-type="float" office:value="41170" calcext:value-type="float">
            <text:p>41,1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614" calcext:value-type="float">
            <text:p>32,614</text:p>
          </table:table-cell>
          <table:table-cell table:style-name="ce43" office:value-type="float" office:value="98945" calcext:value-type="float">
            <text:p>98,945</text:p>
          </table:table-cell>
          <table:table-cell table:style-name="ce43" office:value-type="float" office:value="49995" calcext:value-type="float">
            <text:p>49,995</text:p>
          </table:table-cell>
          <table:table-cell table:style-name="ce59" office:value-type="float" office:value="48950" calcext:value-type="float">
            <text:p>48,9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81" calcext:value-type="float">
            <text:p>19,981</text:p>
          </table:table-cell>
          <table:table-cell table:style-name="ce43" office:value-type="float" office:value="56316" calcext:value-type="float">
            <text:p>56,316</text:p>
          </table:table-cell>
          <table:table-cell table:style-name="ce43" office:value-type="float" office:value="28926" calcext:value-type="float">
            <text:p>28,926</text:p>
          </table:table-cell>
          <table:table-cell table:style-name="ce59" office:value-type="float" office:value="27390" calcext:value-type="float">
            <text:p>27,3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75" calcext:value-type="float">
            <text:p>4,375</text:p>
          </table:table-cell>
          <table:table-cell table:style-name="ce43" office:value-type="float" office:value="11310" calcext:value-type="float">
            <text:p>11,310</text:p>
          </table:table-cell>
          <table:table-cell table:style-name="ce43" office:value-type="float" office:value="5906" calcext:value-type="float">
            <text:p>5,906</text:p>
          </table:table-cell>
          <table:table-cell table:style-name="ce59" office:value-type="float" office:value="5404" calcext:value-type="float">
            <text:p>5,4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65" calcext:value-type="float">
            <text:p>12,565</text:p>
          </table:table-cell>
          <table:table-cell table:style-name="ce43" office:value-type="float" office:value="39834" calcext:value-type="float">
            <text:p>39,834</text:p>
          </table:table-cell>
          <table:table-cell table:style-name="ce43" office:value-type="float" office:value="20946" calcext:value-type="float">
            <text:p>20,946</text:p>
          </table:table-cell>
          <table:table-cell table:style-name="ce59" office:value-type="float" office:value="18888" calcext:value-type="float">
            <text:p>18,8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644" calcext:value-type="float">
            <text:p>7,644</text:p>
          </table:table-cell>
          <table:table-cell table:style-name="ce43" office:value-type="float" office:value="18372" calcext:value-type="float">
            <text:p>18,372</text:p>
          </table:table-cell>
          <table:table-cell table:style-name="ce43" office:value-type="float" office:value="9768" calcext:value-type="float">
            <text:p>9,768</text:p>
          </table:table-cell>
          <table:table-cell table:style-name="ce59" office:value-type="float" office:value="8604" calcext:value-type="float">
            <text:p>8,6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45" calcext:value-type="float">
            <text:p>5,645</text:p>
          </table:table-cell>
          <table:table-cell table:style-name="ce43" office:value-type="float" office:value="15451" calcext:value-type="float">
            <text:p>15,451</text:p>
          </table:table-cell>
          <table:table-cell table:style-name="ce43" office:value-type="float" office:value="8413" calcext:value-type="float">
            <text:p>8,413</text:p>
          </table:table-cell>
          <table:table-cell table:style-name="ce59" office:value-type="float" office:value="7038" calcext:value-type="float">
            <text:p>7,0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34" calcext:value-type="float">
            <text:p>5,734</text:p>
          </table:table-cell>
          <table:table-cell table:style-name="ce43" office:value-type="float" office:value="16397" calcext:value-type="float">
            <text:p>16,397</text:p>
          </table:table-cell>
          <table:table-cell table:style-name="ce43" office:value-type="float" office:value="8578" calcext:value-type="float">
            <text:p>8,578</text:p>
          </table:table-cell>
          <table:table-cell table:style-name="ce59" office:value-type="float" office:value="7819" calcext:value-type="float">
            <text:p>7,8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288" calcext:value-type="float">
            <text:p>7,288</text:p>
          </table:table-cell>
          <table:table-cell table:style-name="ce43" office:value-type="float" office:value="19558" calcext:value-type="float">
            <text:p>19,558</text:p>
          </table:table-cell>
          <table:table-cell table:style-name="ce43" office:value-type="float" office:value="10595" calcext:value-type="float">
            <text:p>10,595</text:p>
          </table:table-cell>
          <table:table-cell table:style-name="ce59" office:value-type="float" office:value="8963" calcext:value-type="float">
            <text:p>8,9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202" calcext:value-type="float">
            <text:p>7,202</text:p>
          </table:table-cell>
          <table:table-cell table:style-name="ce43" office:value-type="float" office:value="18520" calcext:value-type="float">
            <text:p>18,520</text:p>
          </table:table-cell>
          <table:table-cell table:style-name="ce43" office:value-type="float" office:value="9719" calcext:value-type="float">
            <text:p>9,719</text:p>
          </table:table-cell>
          <table:table-cell table:style-name="ce59" office:value-type="float" office:value="8801" calcext:value-type="float">
            <text:p>8,8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3" calcext:value-type="float">
            <text:p>5,243</text:p>
          </table:table-cell>
          <table:table-cell table:style-name="ce43" office:value-type="float" office:value="16616" calcext:value-type="float">
            <text:p>16,616</text:p>
          </table:table-cell>
          <table:table-cell table:style-name="ce43" office:value-type="float" office:value="8924" calcext:value-type="float">
            <text:p>8,924</text:p>
          </table:table-cell>
          <table:table-cell table:style-name="ce59" office:value-type="float" office:value="7692" calcext:value-type="float">
            <text:p>7,69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5" calcext:value-type="float">
            <text:p>4,935</text:p>
          </table:table-cell>
          <table:table-cell table:style-name="ce44" office:value-type="float" office:value="15708" calcext:value-type="float">
            <text:p>15,708</text:p>
          </table:table-cell>
          <table:table-cell table:style-name="ce44" office:value-type="float" office:value="8098" calcext:value-type="float">
            <text:p>8,098</text:p>
          </table:table-cell>
          <table:table-cell table:style-name="ce60" office:value-type="float" office:value="7610" calcext:value-type="float">
            <text:p>7,61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8049" calcext:value-type="float">
            <text:p>238,049</text:p>
          </table:table-cell>
          <table:table-cell table:style-name="ce42" office:value-type="float" office:value="702304" calcext:value-type="float">
            <text:p>702,304</text:p>
          </table:table-cell>
          <table:table-cell table:style-name="ce42" office:value-type="float" office:value="365288" calcext:value-type="float">
            <text:p>365,288</text:p>
          </table:table-cell>
          <table:table-cell table:style-name="ce58" office:value-type="float" office:value="337016" calcext:value-type="float">
            <text:p>337,0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281" calcext:value-type="float">
            <text:p>37,281</text:p>
          </table:table-cell>
          <table:table-cell table:style-name="ce43" office:value-type="float" office:value="108212" calcext:value-type="float">
            <text:p>108,212</text:p>
          </table:table-cell>
          <table:table-cell table:style-name="ce43" office:value-type="float" office:value="54016" calcext:value-type="float">
            <text:p>54,016</text:p>
          </table:table-cell>
          <table:table-cell table:style-name="ce59" office:value-type="float" office:value="54196" calcext:value-type="float">
            <text:p>54,1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32" calcext:value-type="float">
            <text:p>15,732</text:p>
          </table:table-cell>
          <table:table-cell table:style-name="ce43" office:value-type="float" office:value="45810" calcext:value-type="float">
            <text:p>45,810</text:p>
          </table:table-cell>
          <table:table-cell table:style-name="ce43" office:value-type="float" office:value="23273" calcext:value-type="float">
            <text:p>23,273</text:p>
          </table:table-cell>
          <table:table-cell table:style-name="ce59" office:value-type="float" office:value="22537" calcext:value-type="float">
            <text:p>22,5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145" calcext:value-type="float">
            <text:p>24,145</text:p>
          </table:table-cell>
          <table:table-cell table:style-name="ce43" office:value-type="float" office:value="70378" calcext:value-type="float">
            <text:p>70,378</text:p>
          </table:table-cell>
          <table:table-cell table:style-name="ce43" office:value-type="float" office:value="35692" calcext:value-type="float">
            <text:p>35,692</text:p>
          </table:table-cell>
          <table:table-cell table:style-name="ce59" office:value-type="float" office:value="34686" calcext:value-type="float">
            <text:p>34,6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58" calcext:value-type="float">
            <text:p>14,458</text:p>
          </table:table-cell>
          <table:table-cell table:style-name="ce43" office:value-type="float" office:value="47081" calcext:value-type="float">
            <text:p>47,081</text:p>
          </table:table-cell>
          <table:table-cell table:style-name="ce43" office:value-type="float" office:value="23919" calcext:value-type="float">
            <text:p>23,919</text:p>
          </table:table-cell>
          <table:table-cell table:style-name="ce59" office:value-type="float" office:value="23162" calcext:value-type="float">
            <text:p>23,1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15" calcext:value-type="float">
            <text:p>9,215</text:p>
          </table:table-cell>
          <table:table-cell table:style-name="ce43" office:value-type="float" office:value="29563" calcext:value-type="float">
            <text:p>29,563</text:p>
          </table:table-cell>
          <table:table-cell table:style-name="ce43" office:value-type="float" office:value="15452" calcext:value-type="float">
            <text:p>15,452</text:p>
          </table:table-cell>
          <table:table-cell table:style-name="ce59" office:value-type="float" office:value="14111" calcext:value-type="float">
            <text:p>14,1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16" calcext:value-type="float">
            <text:p>15,916</text:p>
          </table:table-cell>
          <table:table-cell table:style-name="ce43" office:value-type="float" office:value="41316" calcext:value-type="float">
            <text:p>41,316</text:p>
          </table:table-cell>
          <table:table-cell table:style-name="ce43" office:value-type="float" office:value="21452" calcext:value-type="float">
            <text:p>21,452</text:p>
          </table:table-cell>
          <table:table-cell table:style-name="ce59" office:value-type="float" office:value="19864" calcext:value-type="float">
            <text:p>19,8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28" calcext:value-type="float">
            <text:p>10,928</text:p>
          </table:table-cell>
          <table:table-cell table:style-name="ce43" office:value-type="float" office:value="32499" calcext:value-type="float">
            <text:p>32,499</text:p>
          </table:table-cell>
          <table:table-cell table:style-name="ce43" office:value-type="float" office:value="17155" calcext:value-type="float">
            <text:p>17,155</text:p>
          </table:table-cell>
          <table:table-cell table:style-name="ce59" office:value-type="float" office:value="15344" calcext:value-type="float">
            <text:p>15,3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53" calcext:value-type="float">
            <text:p>6,753</text:p>
          </table:table-cell>
          <table:table-cell table:style-name="ce43" office:value-type="float" office:value="19845" calcext:value-type="float">
            <text:p>19,845</text:p>
          </table:table-cell>
          <table:table-cell table:style-name="ce43" office:value-type="float" office:value="10656" calcext:value-type="float">
            <text:p>10,656</text:p>
          </table:table-cell>
          <table:table-cell table:style-name="ce59" office:value-type="float" office:value="9189" calcext:value-type="float">
            <text:p>9,1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57" calcext:value-type="float">
            <text:p>9,257</text:p>
          </table:table-cell>
          <table:table-cell table:style-name="ce43" office:value-type="float" office:value="29369" calcext:value-type="float">
            <text:p>29,369</text:p>
          </table:table-cell>
          <table:table-cell table:style-name="ce43" office:value-type="float" office:value="15433" calcext:value-type="float">
            <text:p>15,433</text:p>
          </table:table-cell>
          <table:table-cell table:style-name="ce59" office:value-type="float" office:value="13936" calcext:value-type="float">
            <text:p>13,9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16" calcext:value-type="float">
            <text:p>5,916</text:p>
          </table:table-cell>
          <table:table-cell table:style-name="ce43" office:value-type="float" office:value="18943" calcext:value-type="float">
            <text:p>18,943</text:p>
          </table:table-cell>
          <table:table-cell table:style-name="ce43" office:value-type="float" office:value="9924" calcext:value-type="float">
            <text:p>9,924</text:p>
          </table:table-cell>
          <table:table-cell table:style-name="ce59" office:value-type="float" office:value="9019" calcext:value-type="float">
            <text:p>9,0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62" calcext:value-type="float">
            <text:p>8,962</text:p>
          </table:table-cell>
          <table:table-cell table:style-name="ce43" office:value-type="float" office:value="28205" calcext:value-type="float">
            <text:p>28,205</text:p>
          </table:table-cell>
          <table:table-cell table:style-name="ce43" office:value-type="float" office:value="15113" calcext:value-type="float">
            <text:p>15,113</text:p>
          </table:table-cell>
          <table:table-cell table:style-name="ce59" office:value-type="float" office:value="13092" calcext:value-type="float">
            <text:p>13,0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499" calcext:value-type="float">
            <text:p>8,499</text:p>
          </table:table-cell>
          <table:table-cell table:style-name="ce43" office:value-type="float" office:value="25688" calcext:value-type="float">
            <text:p>25,688</text:p>
          </table:table-cell>
          <table:table-cell table:style-name="ce43" office:value-type="float" office:value="13585" calcext:value-type="float">
            <text:p>13,585</text:p>
          </table:table-cell>
          <table:table-cell table:style-name="ce59" office:value-type="float" office:value="12103" calcext:value-type="float">
            <text:p>12,1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894" calcext:value-type="float">
            <text:p>13,894</text:p>
          </table:table-cell>
          <table:table-cell table:style-name="ce43" office:value-type="float" office:value="43990" calcext:value-type="float">
            <text:p>43,990</text:p>
          </table:table-cell>
          <table:table-cell table:style-name="ce43" office:value-type="float" office:value="22257" calcext:value-type="float">
            <text:p>22,257</text:p>
          </table:table-cell>
          <table:table-cell table:style-name="ce59" office:value-type="float" office:value="21733" calcext:value-type="float">
            <text:p>21,7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62" calcext:value-type="float">
            <text:p>5,762</text:p>
          </table:table-cell>
          <table:table-cell table:style-name="ce43" office:value-type="float" office:value="15589" calcext:value-type="float">
            <text:p>15,589</text:p>
          </table:table-cell>
          <table:table-cell table:style-name="ce43" office:value-type="float" office:value="8555" calcext:value-type="float">
            <text:p>8,555</text:p>
          </table:table-cell>
          <table:table-cell table:style-name="ce59" office:value-type="float" office:value="7034" calcext:value-type="float">
            <text:p>7,0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5" calcext:value-type="float">
            <text:p>4,405</text:p>
          </table:table-cell>
          <table:table-cell table:style-name="ce43" office:value-type="float" office:value="13473" calcext:value-type="float">
            <text:p>13,473</text:p>
          </table:table-cell>
          <table:table-cell table:style-name="ce43" office:value-type="float" office:value="7227" calcext:value-type="float">
            <text:p>7,227</text:p>
          </table:table-cell>
          <table:table-cell table:style-name="ce59" office:value-type="float" office:value="6246" calcext:value-type="float">
            <text:p>6,2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62" calcext:value-type="float">
            <text:p>8,762</text:p>
          </table:table-cell>
          <table:table-cell table:style-name="ce43" office:value-type="float" office:value="24780" calcext:value-type="float">
            <text:p>24,780</text:p>
          </table:table-cell>
          <table:table-cell table:style-name="ce43" office:value-type="float" office:value="13290" calcext:value-type="float">
            <text:p>13,290</text:p>
          </table:table-cell>
          <table:table-cell table:style-name="ce59" office:value-type="float" office:value="11490" calcext:value-type="float">
            <text:p>11,4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402" calcext:value-type="float">
            <text:p>9,402</text:p>
          </table:table-cell>
          <table:table-cell table:style-name="ce43" office:value-type="float" office:value="27031" calcext:value-type="float">
            <text:p>27,031</text:p>
          </table:table-cell>
          <table:table-cell table:style-name="ce43" office:value-type="float" office:value="14749" calcext:value-type="float">
            <text:p>14,749</text:p>
          </table:table-cell>
          <table:table-cell table:style-name="ce59" office:value-type="float" office:value="12282" calcext:value-type="float">
            <text:p>12,2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960" calcext:value-type="float">
            <text:p>8,960</text:p>
          </table:table-cell>
          <table:table-cell table:style-name="ce43" office:value-type="float" office:value="25058" calcext:value-type="float">
            <text:p>25,058</text:p>
          </table:table-cell>
          <table:table-cell table:style-name="ce43" office:value-type="float" office:value="13582" calcext:value-type="float">
            <text:p>13,582</text:p>
          </table:table-cell>
          <table:table-cell table:style-name="ce59" office:value-type="float" office:value="11476" calcext:value-type="float">
            <text:p>11,4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16" calcext:value-type="float">
            <text:p>9,616</text:p>
          </table:table-cell>
          <table:table-cell table:style-name="ce43" office:value-type="float" office:value="28729" calcext:value-type="float">
            <text:p>28,729</text:p>
          </table:table-cell>
          <table:table-cell table:style-name="ce43" office:value-type="float" office:value="15266" calcext:value-type="float">
            <text:p>15,266</text:p>
          </table:table-cell>
          <table:table-cell table:style-name="ce59" office:value-type="float" office:value="13463" calcext:value-type="float">
            <text:p>13,46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186" calcext:value-type="float">
            <text:p>10,186</text:p>
          </table:table-cell>
          <table:table-cell table:style-name="ce44" office:value-type="float" office:value="26745" calcext:value-type="float">
            <text:p>26,745</text:p>
          </table:table-cell>
          <table:table-cell table:style-name="ce44" office:value-type="float" office:value="14692" calcext:value-type="float">
            <text:p>14,692</text:p>
          </table:table-cell>
          <table:table-cell table:style-name="ce60" office:value-type="float" office:value="12053" calcext:value-type="float">
            <text:p>12,053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578" calcext:value-type="float">
            <text:p>181,578</text:p>
          </table:table-cell>
          <table:table-cell table:style-name="ce42" office:value-type="float" office:value="522065" calcext:value-type="float">
            <text:p>522,065</text:p>
          </table:table-cell>
          <table:table-cell table:style-name="ce42" office:value-type="float" office:value="271907" calcext:value-type="float">
            <text:p>271,907</text:p>
          </table:table-cell>
          <table:table-cell table:style-name="ce58" office:value-type="float" office:value="250158" calcext:value-type="float">
            <text:p>250,1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225" calcext:value-type="float">
            <text:p>12,225</text:p>
          </table:table-cell>
          <table:table-cell table:style-name="ce43" office:value-type="float" office:value="37081" calcext:value-type="float">
            <text:p>37,081</text:p>
          </table:table-cell>
          <table:table-cell table:style-name="ce43" office:value-type="float" office:value="19090" calcext:value-type="float">
            <text:p>19,090</text:p>
          </table:table-cell>
          <table:table-cell table:style-name="ce59" office:value-type="float" office:value="17991" calcext:value-type="float">
            <text:p>17,9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445" calcext:value-type="float">
            <text:p>15,445</text:p>
          </table:table-cell>
          <table:table-cell table:style-name="ce43" office:value-type="float" office:value="43192" calcext:value-type="float">
            <text:p>43,192</text:p>
          </table:table-cell>
          <table:table-cell table:style-name="ce43" office:value-type="float" office:value="21874" calcext:value-type="float">
            <text:p>21,874</text:p>
          </table:table-cell>
          <table:table-cell table:style-name="ce59" office:value-type="float" office:value="21318" calcext:value-type="float">
            <text:p>21,3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068" calcext:value-type="float">
            <text:p>10,068</text:p>
          </table:table-cell>
          <table:table-cell table:style-name="ce43" office:value-type="float" office:value="28113" calcext:value-type="float">
            <text:p>28,113</text:p>
          </table:table-cell>
          <table:table-cell table:style-name="ce43" office:value-type="float" office:value="14376" calcext:value-type="float">
            <text:p>14,376</text:p>
          </table:table-cell>
          <table:table-cell table:style-name="ce59" office:value-type="float" office:value="13737" calcext:value-type="float">
            <text:p>13,7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404" calcext:value-type="float">
            <text:p>11,404</text:p>
          </table:table-cell>
          <table:table-cell table:style-name="ce43" office:value-type="float" office:value="31962" calcext:value-type="float">
            <text:p>31,962</text:p>
          </table:table-cell>
          <table:table-cell table:style-name="ce43" office:value-type="float" office:value="16379" calcext:value-type="float">
            <text:p>16,379</text:p>
          </table:table-cell>
          <table:table-cell table:style-name="ce59" office:value-type="float" office:value="15583" calcext:value-type="float">
            <text:p>15,5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196" calcext:value-type="float">
            <text:p>24,196</text:p>
          </table:table-cell>
          <table:table-cell table:style-name="ce43" office:value-type="float" office:value="71912" calcext:value-type="float">
            <text:p>71,912</text:p>
          </table:table-cell>
          <table:table-cell table:style-name="ce43" office:value-type="float" office:value="36831" calcext:value-type="float">
            <text:p>36,831</text:p>
          </table:table-cell>
          <table:table-cell table:style-name="ce59" office:value-type="float" office:value="35081" calcext:value-type="float">
            <text:p>35,0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10" calcext:value-type="float">
            <text:p>5,410</text:p>
          </table:table-cell>
          <table:table-cell table:style-name="ce43" office:value-type="float" office:value="15219" calcext:value-type="float">
            <text:p>15,219</text:p>
          </table:table-cell>
          <table:table-cell table:style-name="ce43" office:value-type="float" office:value="8136" calcext:value-type="float">
            <text:p>8,136</text:p>
          </table:table-cell>
          <table:table-cell table:style-name="ce59" office:value-type="float" office:value="7083" calcext:value-type="float">
            <text:p>7,0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604" calcext:value-type="float">
            <text:p>10,604</text:p>
          </table:table-cell>
          <table:table-cell table:style-name="ce43" office:value-type="float" office:value="33018" calcext:value-type="float">
            <text:p>33,018</text:p>
          </table:table-cell>
          <table:table-cell table:style-name="ce43" office:value-type="float" office:value="17466" calcext:value-type="float">
            <text:p>17,466</text:p>
          </table:table-cell>
          <table:table-cell table:style-name="ce59" office:value-type="float" office:value="15552" calcext:value-type="float">
            <text:p>15,5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8997" calcext:value-type="float">
            <text:p>8,997</text:p>
          </table:table-cell>
          <table:table-cell table:style-name="ce43" office:value-type="float" office:value="24376" calcext:value-type="float">
            <text:p>24,376</text:p>
          </table:table-cell>
          <table:table-cell table:style-name="ce43" office:value-type="float" office:value="12955" calcext:value-type="float">
            <text:p>12,955</text:p>
          </table:table-cell>
          <table:table-cell table:style-name="ce59" office:value-type="float" office:value="11421" calcext:value-type="float">
            <text:p>11,4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397" calcext:value-type="float">
            <text:p>9,397</text:p>
          </table:table-cell>
          <table:table-cell table:style-name="ce43" office:value-type="float" office:value="25901" calcext:value-type="float">
            <text:p>25,901</text:p>
          </table:table-cell>
          <table:table-cell table:style-name="ce43" office:value-type="float" office:value="13736" calcext:value-type="float">
            <text:p>13,736</text:p>
          </table:table-cell>
          <table:table-cell table:style-name="ce59" office:value-type="float" office:value="12165" calcext:value-type="float">
            <text:p>12,1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31" calcext:value-type="float">
            <text:p>7,531</text:p>
          </table:table-cell>
          <table:table-cell table:style-name="ce43" office:value-type="float" office:value="19391" calcext:value-type="float">
            <text:p>19,391</text:p>
          </table:table-cell>
          <table:table-cell table:style-name="ce43" office:value-type="float" office:value="10080" calcext:value-type="float">
            <text:p>10,080</text:p>
          </table:table-cell>
          <table:table-cell table:style-name="ce59" office:value-type="float" office:value="9311" calcext:value-type="float">
            <text:p>9,3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07" calcext:value-type="float">
            <text:p>5,807</text:p>
          </table:table-cell>
          <table:table-cell table:style-name="ce43" office:value-type="float" office:value="16250" calcext:value-type="float">
            <text:p>16,250</text:p>
          </table:table-cell>
          <table:table-cell table:style-name="ce43" office:value-type="float" office:value="8717" calcext:value-type="float">
            <text:p>8,717</text:p>
          </table:table-cell>
          <table:table-cell table:style-name="ce59" office:value-type="float" office:value="7533" calcext:value-type="float">
            <text:p>7,5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84" calcext:value-type="float">
            <text:p>17,884</text:p>
          </table:table-cell>
          <table:table-cell table:style-name="ce43" office:value-type="float" office:value="50567" calcext:value-type="float">
            <text:p>50,567</text:p>
          </table:table-cell>
          <table:table-cell table:style-name="ce43" office:value-type="float" office:value="26138" calcext:value-type="float">
            <text:p>26,138</text:p>
          </table:table-cell>
          <table:table-cell table:style-name="ce59" office:value-type="float" office:value="24429" calcext:value-type="float">
            <text:p>24,4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74" calcext:value-type="float">
            <text:p>15,974</text:p>
          </table:table-cell>
          <table:table-cell table:style-name="ce43" office:value-type="float" office:value="45886" calcext:value-type="float">
            <text:p>45,886</text:p>
          </table:table-cell>
          <table:table-cell table:style-name="ce43" office:value-type="float" office:value="23909" calcext:value-type="float">
            <text:p>23,909</text:p>
          </table:table-cell>
          <table:table-cell table:style-name="ce59" office:value-type="float" office:value="21977" calcext:value-type="float">
            <text:p>21,9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650" calcext:value-type="float">
            <text:p>11,650</text:p>
          </table:table-cell>
          <table:table-cell table:style-name="ce43" office:value-type="float" office:value="36725" calcext:value-type="float">
            <text:p>36,725</text:p>
          </table:table-cell>
          <table:table-cell table:style-name="ce43" office:value-type="float" office:value="19610" calcext:value-type="float">
            <text:p>19,610</text:p>
          </table:table-cell>
          <table:table-cell table:style-name="ce59" office:value-type="float" office:value="17115" calcext:value-type="float">
            <text:p>17,1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9" calcext:value-type="float">
            <text:p>6,769</text:p>
          </table:table-cell>
          <table:table-cell table:style-name="ce43" office:value-type="float" office:value="20166" calcext:value-type="float">
            <text:p>20,166</text:p>
          </table:table-cell>
          <table:table-cell table:style-name="ce43" office:value-type="float" office:value="10698" calcext:value-type="float">
            <text:p>10,698</text:p>
          </table:table-cell>
          <table:table-cell table:style-name="ce59" office:value-type="float" office:value="9468" calcext:value-type="float">
            <text:p>9,4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21" calcext:value-type="float">
            <text:p>4,321</text:p>
          </table:table-cell>
          <table:table-cell table:style-name="ce43" office:value-type="float" office:value="11956" calcext:value-type="float">
            <text:p>11,956</text:p>
          </table:table-cell>
          <table:table-cell table:style-name="ce43" office:value-type="float" office:value="6466" calcext:value-type="float">
            <text:p>6,466</text:p>
          </table:table-cell>
          <table:table-cell table:style-name="ce59" office:value-type="float" office:value="5490" calcext:value-type="float">
            <text:p>5,4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41" calcext:value-type="float">
            <text:p>1,941</text:p>
          </table:table-cell>
          <table:table-cell table:style-name="ce43" office:value-type="float" office:value="4614" calcext:value-type="float">
            <text:p>4,614</text:p>
          </table:table-cell>
          <table:table-cell table:style-name="ce43" office:value-type="float" office:value="2403" calcext:value-type="float">
            <text:p>2,403</text:p>
          </table:table-cell>
          <table:table-cell table:style-name="ce59" office:value-type="float" office:value="2211" calcext:value-type="float">
            <text:p>2,21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55" calcext:value-type="float">
            <text:p>1,955</text:p>
          </table:table-cell>
          <table:table-cell table:style-name="ce44" office:value-type="float" office:value="5736" calcext:value-type="float">
            <text:p>5,736</text:p>
          </table:table-cell>
          <table:table-cell table:style-name="ce44" office:value-type="float" office:value="3043" calcext:value-type="float">
            <text:p>3,043</text:p>
          </table:table-cell>
          <table:table-cell table:style-name="ce60" office:value-type="float" office:value="2693" calcext:value-type="float">
            <text:p>2,693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3600" calcext:value-type="float">
            <text:p>283,600</text:p>
          </table:table-cell>
          <table:table-cell table:style-name="ce42" office:value-type="float" office:value="844445" calcext:value-type="float">
            <text:p>844,445</text:p>
          </table:table-cell>
          <table:table-cell table:style-name="ce42" office:value-type="float" office:value="432823" calcext:value-type="float">
            <text:p>432,823</text:p>
          </table:table-cell>
          <table:table-cell table:style-name="ce58" office:value-type="float" office:value="411622" calcext:value-type="float">
            <text:p>411,6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482" calcext:value-type="float">
            <text:p>73,482</text:p>
          </table:table-cell>
          <table:table-cell table:style-name="ce43" office:value-type="float" office:value="203311" calcext:value-type="float">
            <text:p>203,311</text:p>
          </table:table-cell>
          <table:table-cell table:style-name="ce43" office:value-type="float" office:value="101046" calcext:value-type="float">
            <text:p>101,046</text:p>
          </table:table-cell>
          <table:table-cell table:style-name="ce59" office:value-type="float" office:value="102265" calcext:value-type="float">
            <text:p>102,2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9041" calcext:value-type="float">
            <text:p>19,041</text:p>
          </table:table-cell>
          <table:table-cell table:style-name="ce43" office:value-type="float" office:value="54786" calcext:value-type="float">
            <text:p>54,786</text:p>
          </table:table-cell>
          <table:table-cell table:style-name="ce43" office:value-type="float" office:value="27469" calcext:value-type="float">
            <text:p>27,469</text:p>
          </table:table-cell>
          <table:table-cell table:style-name="ce59" office:value-type="float" office:value="27317" calcext:value-type="float">
            <text:p>27,3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296" calcext:value-type="float">
            <text:p>16,296</text:p>
          </table:table-cell>
          <table:table-cell table:style-name="ce43" office:value-type="float" office:value="48145" calcext:value-type="float">
            <text:p>48,145</text:p>
          </table:table-cell>
          <table:table-cell table:style-name="ce43" office:value-type="float" office:value="24407" calcext:value-type="float">
            <text:p>24,407</text:p>
          </table:table-cell>
          <table:table-cell table:style-name="ce59" office:value-type="float" office:value="23738" calcext:value-type="float">
            <text:p>23,7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241" calcext:value-type="float">
            <text:p>11,241</text:p>
          </table:table-cell>
          <table:table-cell table:style-name="ce43" office:value-type="float" office:value="30852" calcext:value-type="float">
            <text:p>30,852</text:p>
          </table:table-cell>
          <table:table-cell table:style-name="ce43" office:value-type="float" office:value="15795" calcext:value-type="float">
            <text:p>15,795</text:p>
          </table:table-cell>
          <table:table-cell table:style-name="ce59" office:value-type="float" office:value="15057" calcext:value-type="float">
            <text:p>15,0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756" calcext:value-type="float">
            <text:p>14,756</text:p>
          </table:table-cell>
          <table:table-cell table:style-name="ce43" office:value-type="float" office:value="51891" calcext:value-type="float">
            <text:p>51,891</text:p>
          </table:table-cell>
          <table:table-cell table:style-name="ce43" office:value-type="float" office:value="26843" calcext:value-type="float">
            <text:p>26,843</text:p>
          </table:table-cell>
          <table:table-cell table:style-name="ce59" office:value-type="float" office:value="25048" calcext:value-type="float">
            <text:p>25,0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9989" calcext:value-type="float">
            <text:p>9,989</text:p>
          </table:table-cell>
          <table:table-cell table:style-name="ce43" office:value-type="float" office:value="30334" calcext:value-type="float">
            <text:p>30,334</text:p>
          </table:table-cell>
          <table:table-cell table:style-name="ce43" office:value-type="float" office:value="15821" calcext:value-type="float">
            <text:p>15,821</text:p>
          </table:table-cell>
          <table:table-cell table:style-name="ce59" office:value-type="float" office:value="14513" calcext:value-type="float">
            <text:p>14,5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26" calcext:value-type="float">
            <text:p>3,726</text:p>
          </table:table-cell>
          <table:table-cell table:style-name="ce43" office:value-type="float" office:value="11221" calcext:value-type="float">
            <text:p>11,221</text:p>
          </table:table-cell>
          <table:table-cell table:style-name="ce43" office:value-type="float" office:value="5808" calcext:value-type="float">
            <text:p>5,808</text:p>
          </table:table-cell>
          <table:table-cell table:style-name="ce59" office:value-type="float" office:value="5413" calcext:value-type="float">
            <text:p>5,4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814" calcext:value-type="float">
            <text:p>6,814</text:p>
          </table:table-cell>
          <table:table-cell table:style-name="ce43" office:value-type="float" office:value="22123" calcext:value-type="float">
            <text:p>22,123</text:p>
          </table:table-cell>
          <table:table-cell table:style-name="ce43" office:value-type="float" office:value="11448" calcext:value-type="float">
            <text:p>11,448</text:p>
          </table:table-cell>
          <table:table-cell table:style-name="ce59" office:value-type="float" office:value="10675" calcext:value-type="float">
            <text:p>10,6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21" calcext:value-type="float">
            <text:p>8,121</text:p>
          </table:table-cell>
          <table:table-cell table:style-name="ce43" office:value-type="float" office:value="26888" calcext:value-type="float">
            <text:p>26,888</text:p>
          </table:table-cell>
          <table:table-cell table:style-name="ce43" office:value-type="float" office:value="13677" calcext:value-type="float">
            <text:p>13,677</text:p>
          </table:table-cell>
          <table:table-cell table:style-name="ce59" office:value-type="float" office:value="13211" calcext:value-type="float">
            <text:p>13,2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39" calcext:value-type="float">
            <text:p>7,839</text:p>
          </table:table-cell>
          <table:table-cell table:style-name="ce43" office:value-type="float" office:value="26504" calcext:value-type="float">
            <text:p>26,504</text:p>
          </table:table-cell>
          <table:table-cell table:style-name="ce43" office:value-type="float" office:value="13766" calcext:value-type="float">
            <text:p>13,766</text:p>
          </table:table-cell>
          <table:table-cell table:style-name="ce59" office:value-type="float" office:value="12738" calcext:value-type="float">
            <text:p>12,7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397" calcext:value-type="float">
            <text:p>9,397</text:p>
          </table:table-cell>
          <table:table-cell table:style-name="ce43" office:value-type="float" office:value="25318" calcext:value-type="float">
            <text:p>25,318</text:p>
          </table:table-cell>
          <table:table-cell table:style-name="ce43" office:value-type="float" office:value="13488" calcext:value-type="float">
            <text:p>13,488</text:p>
          </table:table-cell>
          <table:table-cell table:style-name="ce59" office:value-type="float" office:value="11830" calcext:value-type="float">
            <text:p>11,8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75" calcext:value-type="float">
            <text:p>6,475</text:p>
          </table:table-cell>
          <table:table-cell table:style-name="ce43" office:value-type="float" office:value="20823" calcext:value-type="float">
            <text:p>20,823</text:p>
          </table:table-cell>
          <table:table-cell table:style-name="ce43" office:value-type="float" office:value="10920" calcext:value-type="float">
            <text:p>10,920</text:p>
          </table:table-cell>
          <table:table-cell table:style-name="ce59" office:value-type="float" office:value="9903" calcext:value-type="float">
            <text:p>9,9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446" calcext:value-type="float">
            <text:p>18,446</text:p>
          </table:table-cell>
          <table:table-cell table:style-name="ce43" office:value-type="float" office:value="55935" calcext:value-type="float">
            <text:p>55,935</text:p>
          </table:table-cell>
          <table:table-cell table:style-name="ce43" office:value-type="float" office:value="28985" calcext:value-type="float">
            <text:p>28,985</text:p>
          </table:table-cell>
          <table:table-cell table:style-name="ce59" office:value-type="float" office:value="26950" calcext:value-type="float">
            <text:p>26,9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39" calcext:value-type="float">
            <text:p>5,639</text:p>
          </table:table-cell>
          <table:table-cell table:style-name="ce43" office:value-type="float" office:value="17594" calcext:value-type="float">
            <text:p>17,594</text:p>
          </table:table-cell>
          <table:table-cell table:style-name="ce43" office:value-type="float" office:value="9337" calcext:value-type="float">
            <text:p>9,337</text:p>
          </table:table-cell>
          <table:table-cell table:style-name="ce59" office:value-type="float" office:value="8257" calcext:value-type="float">
            <text:p>8,2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23" calcext:value-type="float">
            <text:p>3,423</text:p>
          </table:table-cell>
          <table:table-cell table:style-name="ce43" office:value-type="float" office:value="10110" calcext:value-type="float">
            <text:p>10,110</text:p>
          </table:table-cell>
          <table:table-cell table:style-name="ce43" office:value-type="float" office:value="5379" calcext:value-type="float">
            <text:p>5,379</text:p>
          </table:table-cell>
          <table:table-cell table:style-name="ce59" office:value-type="float" office:value="4731" calcext:value-type="float">
            <text:p>4,7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63" calcext:value-type="float">
            <text:p>8,563</text:p>
          </table:table-cell>
          <table:table-cell table:style-name="ce43" office:value-type="float" office:value="25391" calcext:value-type="float">
            <text:p>25,391</text:p>
          </table:table-cell>
          <table:table-cell table:style-name="ce43" office:value-type="float" office:value="13292" calcext:value-type="float">
            <text:p>13,292</text:p>
          </table:table-cell>
          <table:table-cell table:style-name="ce59" office:value-type="float" office:value="12099" calcext:value-type="float">
            <text:p>12,0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66" calcext:value-type="float">
            <text:p>11,766</text:p>
          </table:table-cell>
          <table:table-cell table:style-name="ce43" office:value-type="float" office:value="36424" calcext:value-type="float">
            <text:p>36,424</text:p>
          </table:table-cell>
          <table:table-cell table:style-name="ce43" office:value-type="float" office:value="18840" calcext:value-type="float">
            <text:p>18,840</text:p>
          </table:table-cell>
          <table:table-cell table:style-name="ce59" office:value-type="float" office:value="17584" calcext:value-type="float">
            <text:p>17,5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29" calcext:value-type="float">
            <text:p>4,429</text:p>
          </table:table-cell>
          <table:table-cell table:style-name="ce43" office:value-type="float" office:value="16268" calcext:value-type="float">
            <text:p>16,268</text:p>
          </table:table-cell>
          <table:table-cell table:style-name="ce43" office:value-type="float" office:value="8269" calcext:value-type="float">
            <text:p>8,269</text:p>
          </table:table-cell>
          <table:table-cell table:style-name="ce59" office:value-type="float" office:value="7999" calcext:value-type="float">
            <text:p>7,99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6978" calcext:value-type="float">
            <text:p>6,978</text:p>
          </table:table-cell>
          <table:table-cell table:style-name="ce43" office:value-type="float" office:value="19066" calcext:value-type="float">
            <text:p>19,066</text:p>
          </table:table-cell>
          <table:table-cell table:style-name="ce43" office:value-type="float" office:value="9809" calcext:value-type="float">
            <text:p>9,809</text:p>
          </table:table-cell>
          <table:table-cell table:style-name="ce59" office:value-type="float" office:value="9257" calcext:value-type="float">
            <text:p>9,2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64" calcext:value-type="float">
            <text:p>3,664</text:p>
          </table:table-cell>
          <table:table-cell table:style-name="ce43" office:value-type="float" office:value="10934" calcext:value-type="float">
            <text:p>10,934</text:p>
          </table:table-cell>
          <table:table-cell table:style-name="ce43" office:value-type="float" office:value="5608" calcext:value-type="float">
            <text:p>5,608</text:p>
          </table:table-cell>
          <table:table-cell table:style-name="ce59" office:value-type="float" office:value="5326" calcext:value-type="float">
            <text:p>5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7016" calcext:value-type="float">
            <text:p>7,016</text:p>
          </table:table-cell>
          <table:table-cell table:style-name="ce43" office:value-type="float" office:value="20130" calcext:value-type="float">
            <text:p>20,130</text:p>
          </table:table-cell>
          <table:table-cell table:style-name="ce43" office:value-type="float" office:value="10465" calcext:value-type="float">
            <text:p>10,465</text:p>
          </table:table-cell>
          <table:table-cell table:style-name="ce59" office:value-type="float" office:value="9665" calcext:value-type="float">
            <text:p>9,6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296" calcext:value-type="float">
            <text:p>4,296</text:p>
          </table:table-cell>
          <table:table-cell table:style-name="ce43" office:value-type="float" office:value="12541" calcext:value-type="float">
            <text:p>12,541</text:p>
          </table:table-cell>
          <table:table-cell table:style-name="ce43" office:value-type="float" office:value="6898" calcext:value-type="float">
            <text:p>6,898</text:p>
          </table:table-cell>
          <table:table-cell table:style-name="ce59" office:value-type="float" office:value="5643" calcext:value-type="float">
            <text:p>5,6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82" calcext:value-type="float">
            <text:p>3,482</text:p>
          </table:table-cell>
          <table:table-cell table:style-name="ce43" office:value-type="float" office:value="9008" calcext:value-type="float">
            <text:p>9,008</text:p>
          </table:table-cell>
          <table:table-cell table:style-name="ce43" office:value-type="float" office:value="4865" calcext:value-type="float">
            <text:p>4,865</text:p>
          </table:table-cell>
          <table:table-cell table:style-name="ce59" office:value-type="float" office:value="4143" calcext:value-type="float">
            <text:p>4,1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16" calcext:value-type="float">
            <text:p>3,016</text:p>
          </table:table-cell>
          <table:table-cell table:style-name="ce43" office:value-type="float" office:value="8081" calcext:value-type="float">
            <text:p>8,081</text:p>
          </table:table-cell>
          <table:table-cell table:style-name="ce43" office:value-type="float" office:value="4427" calcext:value-type="float">
            <text:p>4,427</text:p>
          </table:table-cell>
          <table:table-cell table:style-name="ce59" office:value-type="float" office:value="3654" calcext:value-type="float">
            <text:p>3,6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26" calcext:value-type="float">
            <text:p>2,126</text:p>
          </table:table-cell>
          <table:table-cell table:style-name="ce43" office:value-type="float" office:value="5672" calcext:value-type="float">
            <text:p>5,672</text:p>
          </table:table-cell>
          <table:table-cell table:style-name="ce43" office:value-type="float" office:value="3017" calcext:value-type="float">
            <text:p>3,017</text:p>
          </table:table-cell>
          <table:table-cell table:style-name="ce59" office:value-type="float" office:value="2655" calcext:value-type="float">
            <text:p>2,6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85" calcext:value-type="float">
            <text:p>2,285</text:p>
          </table:table-cell>
          <table:table-cell table:style-name="ce43" office:value-type="float" office:value="7740" calcext:value-type="float">
            <text:p>7,740</text:p>
          </table:table-cell>
          <table:table-cell table:style-name="ce43" office:value-type="float" office:value="3920" calcext:value-type="float">
            <text:p>3,920</text:p>
          </table:table-cell>
          <table:table-cell table:style-name="ce59" office:value-type="float" office:value="3820" calcext:value-type="float">
            <text:p>3,8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49" calcext:value-type="float">
            <text:p>1,049</text:p>
          </table:table-cell>
          <table:table-cell table:style-name="ce43" office:value-type="float" office:value="3377" calcext:value-type="float">
            <text:p>3,377</text:p>
          </table:table-cell>
          <table:table-cell table:style-name="ce43" office:value-type="float" office:value="1725" calcext:value-type="float">
            <text:p>1,725</text:p>
          </table:table-cell>
          <table:table-cell table:style-name="ce59" office:value-type="float" office:value="1652" calcext:value-type="float">
            <text:p>1,6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1997" calcext:value-type="float">
            <text:p>1,997</text:p>
          </table:table-cell>
          <table:table-cell table:style-name="ce43" office:value-type="float" office:value="6685" calcext:value-type="float">
            <text:p>6,685</text:p>
          </table:table-cell>
          <table:table-cell table:style-name="ce43" office:value-type="float" office:value="3414" calcext:value-type="float">
            <text:p>3,414</text:p>
          </table:table-cell>
          <table:table-cell table:style-name="ce59" office:value-type="float" office:value="3271" calcext:value-type="float">
            <text:p>3,2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98" calcext:value-type="float">
            <text:p>1,298</text:p>
          </table:table-cell>
          <table:table-cell table:style-name="ce43" office:value-type="float" office:value="5245" calcext:value-type="float">
            <text:p>5,245</text:p>
          </table:table-cell>
          <table:table-cell table:style-name="ce43" office:value-type="float" office:value="2756" calcext:value-type="float">
            <text:p>2,756</text:p>
          </table:table-cell>
          <table:table-cell table:style-name="ce59" office:value-type="float" office:value="2489" calcext:value-type="float">
            <text:p>2,4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22" calcext:value-type="float">
            <text:p>2,222</text:p>
          </table:table-cell>
          <table:table-cell table:style-name="ce43" office:value-type="float" office:value="7558" calcext:value-type="float">
            <text:p>7,558</text:p>
          </table:table-cell>
          <table:table-cell table:style-name="ce43" office:value-type="float" office:value="3854" calcext:value-type="float">
            <text:p>3,854</text:p>
          </table:table-cell>
          <table:table-cell table:style-name="ce59" office:value-type="float" office:value="3704" calcext:value-type="float">
            <text:p>3,7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49" calcext:value-type="float">
            <text:p>1,349</text:p>
          </table:table-cell>
          <table:table-cell table:style-name="ce43" office:value-type="float" office:value="4834" calcext:value-type="float">
            <text:p>4,834</text:p>
          </table:table-cell>
          <table:table-cell table:style-name="ce43" office:value-type="float" office:value="2482" calcext:value-type="float">
            <text:p>2,482</text:p>
          </table:table-cell>
          <table:table-cell table:style-name="ce59" office:value-type="float" office:value="2352" calcext:value-type="float">
            <text:p>2,3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15" calcext:value-type="float">
            <text:p>1,515</text:p>
          </table:table-cell>
          <table:table-cell table:style-name="ce43" office:value-type="float" office:value="4830" calcext:value-type="float">
            <text:p>4,830</text:p>
          </table:table-cell>
          <table:table-cell table:style-name="ce43" office:value-type="float" office:value="2496" calcext:value-type="float">
            <text:p>2,496</text:p>
          </table:table-cell>
          <table:table-cell table:style-name="ce59" office:value-type="float" office:value="2334" calcext:value-type="float">
            <text:p>2,33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64" calcext:value-type="float">
            <text:p>1,864</text:p>
          </table:table-cell>
          <table:table-cell table:style-name="ce44" office:value-type="float" office:value="4826" calcext:value-type="float">
            <text:p>4,826</text:p>
          </table:table-cell>
          <table:table-cell table:style-name="ce44" office:value-type="float" office:value="2497" calcext:value-type="float">
            <text:p>2,497</text:p>
          </table:table-cell>
          <table:table-cell table:style-name="ce60" office:value-type="float" office:value="2329" calcext:value-type="float">
            <text:p>2,329</text:p>
          </table:table-cell>
          <table:table-cell table:number-columns-repeated="1019"/>
        </table:table-row>
        <table:table-row table:style-name="ro7">
          <table:table-cell table:style-name="ce89"/>
          <table:table-cell table:style-name="ce90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臺東縣</text:p>
          </table:table-cell>
          <table:table-cell table:style-name="ce51" office:value-type="float" office:value="82205" calcext:value-type="float">
            <text:p>82,205</text:p>
          </table:table-cell>
          <table:table-cell table:style-name="ce42" office:value-type="float" office:value="223326" calcext:value-type="float">
            <text:p>223,326</text:p>
          </table:table-cell>
          <table:table-cell table:style-name="ce42" office:value-type="float" office:value="115775" calcext:value-type="float">
            <text:p>115,775</text:p>
          </table:table-cell>
          <table:table-cell table:style-name="ce58" office:value-type="float" office:value="107551" calcext:value-type="float">
            <text:p>107,5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9105" calcext:value-type="float">
            <text:p>39,105</text:p>
          </table:table-cell>
          <table:table-cell table:style-name="ce43" office:value-type="float" office:value="106780" calcext:value-type="float">
            <text:p>106,780</text:p>
          </table:table-cell>
          <table:table-cell table:style-name="ce43" office:value-type="float" office:value="53723" calcext:value-type="float">
            <text:p>53,723</text:p>
          </table:table-cell>
          <table:table-cell table:style-name="ce59" office:value-type="float" office:value="53057" calcext:value-type="float">
            <text:p>53,0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53" calcext:value-type="float">
            <text:p>5,453</text:p>
          </table:table-cell>
          <table:table-cell table:style-name="ce43" office:value-type="float" office:value="14799" calcext:value-type="float">
            <text:p>14,799</text:p>
          </table:table-cell>
          <table:table-cell table:style-name="ce43" office:value-type="float" office:value="7823" calcext:value-type="float">
            <text:p>7,823</text:p>
          </table:table-cell>
          <table:table-cell table:style-name="ce59" office:value-type="float" office:value="6976" calcext:value-type="float">
            <text:p>6,9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18" calcext:value-type="float">
            <text:p>3,218</text:p>
          </table:table-cell>
          <table:table-cell table:style-name="ce43" office:value-type="float" office:value="9034" calcext:value-type="float">
            <text:p>9,034</text:p>
          </table:table-cell>
          <table:table-cell table:style-name="ce43" office:value-type="float" office:value="4734" calcext:value-type="float">
            <text:p>4,734</text:p>
          </table:table-cell>
          <table:table-cell table:style-name="ce59" office:value-type="float" office:value="4300" calcext:value-type="float">
            <text:p>4,3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67" calcext:value-type="float">
            <text:p>6,667</text:p>
          </table:table-cell>
          <table:table-cell table:style-name="ce43" office:value-type="float" office:value="17609" calcext:value-type="float">
            <text:p>17,609</text:p>
          </table:table-cell>
          <table:table-cell table:style-name="ce43" office:value-type="float" office:value="9348" calcext:value-type="float">
            <text:p>9,348</text:p>
          </table:table-cell>
          <table:table-cell table:style-name="ce59" office:value-type="float" office:value="8261" calcext:value-type="float">
            <text:p>8,2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29" calcext:value-type="float">
            <text:p>2,529</text:p>
          </table:table-cell>
          <table:table-cell table:style-name="ce43" office:value-type="float" office:value="6452" calcext:value-type="float">
            <text:p>6,452</text:p>
          </table:table-cell>
          <table:table-cell table:style-name="ce43" office:value-type="float" office:value="3344" calcext:value-type="float">
            <text:p>3,344</text:p>
          </table:table-cell>
          <table:table-cell table:style-name="ce59" office:value-type="float" office:value="3108" calcext:value-type="float">
            <text:p>3,1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09" calcext:value-type="float">
            <text:p>4,609</text:p>
          </table:table-cell>
          <table:table-cell table:style-name="ce43" office:value-type="float" office:value="11410" calcext:value-type="float">
            <text:p>11,410</text:p>
          </table:table-cell>
          <table:table-cell table:style-name="ce43" office:value-type="float" office:value="6056" calcext:value-type="float">
            <text:p>6,056</text:p>
          </table:table-cell>
          <table:table-cell table:style-name="ce59" office:value-type="float" office:value="5354" calcext:value-type="float">
            <text:p>5,3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62" calcext:value-type="float">
            <text:p>3,762</text:p>
          </table:table-cell>
          <table:table-cell table:style-name="ce43" office:value-type="float" office:value="8915" calcext:value-type="float">
            <text:p>8,915</text:p>
          </table:table-cell>
          <table:table-cell table:style-name="ce43" office:value-type="float" office:value="4915" calcext:value-type="float">
            <text:p>4,915</text:p>
          </table:table-cell>
          <table:table-cell table:style-name="ce59" office:value-type="float" office:value="4000" calcext:value-type="float">
            <text:p>4,0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35" calcext:value-type="float">
            <text:p>2,935</text:p>
          </table:table-cell>
          <table:table-cell table:style-name="ce43" office:value-type="float" office:value="7651" calcext:value-type="float">
            <text:p>7,651</text:p>
          </table:table-cell>
          <table:table-cell table:style-name="ce43" office:value-type="float" office:value="4348" calcext:value-type="float">
            <text:p>4,348</text:p>
          </table:table-cell>
          <table:table-cell table:style-name="ce59" office:value-type="float" office:value="3303" calcext:value-type="float">
            <text:p>3,3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86" calcext:value-type="float">
            <text:p>3,086</text:p>
          </table:table-cell>
          <table:table-cell table:style-name="ce43" office:value-type="float" office:value="8151" calcext:value-type="float">
            <text:p>8,151</text:p>
          </table:table-cell>
          <table:table-cell table:style-name="ce43" office:value-type="float" office:value="4359" calcext:value-type="float">
            <text:p>4,359</text:p>
          </table:table-cell>
          <table:table-cell table:style-name="ce59" office:value-type="float" office:value="3792" calcext:value-type="float">
            <text:p>3,7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56" calcext:value-type="float">
            <text:p>3,256</text:p>
          </table:table-cell>
          <table:table-cell table:style-name="ce43" office:value-type="float" office:value="8522" calcext:value-type="float">
            <text:p>8,522</text:p>
          </table:table-cell>
          <table:table-cell table:style-name="ce43" office:value-type="float" office:value="4471" calcext:value-type="float">
            <text:p>4,471</text:p>
          </table:table-cell>
          <table:table-cell table:style-name="ce59" office:value-type="float" office:value="4051" calcext:value-type="float">
            <text:p>4,0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107" calcext:value-type="float">
            <text:p>1,107</text:p>
          </table:table-cell>
          <table:table-cell table:style-name="ce43" office:value-type="float" office:value="3816" calcext:value-type="float">
            <text:p>3,816</text:p>
          </table:table-cell>
          <table:table-cell table:style-name="ce43" office:value-type="float" office:value="2014" calcext:value-type="float">
            <text:p>2,014</text:p>
          </table:table-cell>
          <table:table-cell table:style-name="ce59" office:value-type="float" office:value="1802" calcext:value-type="float">
            <text:p>1,8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1" calcext:value-type="float">
            <text:p>1,071</text:p>
          </table:table-cell>
          <table:table-cell table:style-name="ce43" office:value-type="float" office:value="3584" calcext:value-type="float">
            <text:p>3,584</text:p>
          </table:table-cell>
          <table:table-cell table:style-name="ce43" office:value-type="float" office:value="1923" calcext:value-type="float">
            <text:p>1,923</text:p>
          </table:table-cell>
          <table:table-cell table:style-name="ce59" office:value-type="float" office:value="1661" calcext:value-type="float">
            <text:p>1,6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0" calcext:value-type="float">
            <text:p>1,090</text:p>
          </table:table-cell>
          <table:table-cell table:style-name="ce43" office:value-type="float" office:value="4342" calcext:value-type="float">
            <text:p>4,342</text:p>
          </table:table-cell>
          <table:table-cell table:style-name="ce43" office:value-type="float" office:value="2316" calcext:value-type="float">
            <text:p>2,316</text:p>
          </table:table-cell>
          <table:table-cell table:style-name="ce59" office:value-type="float" office:value="2026" calcext:value-type="float">
            <text:p>2,0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54" calcext:value-type="float">
            <text:p>1,454</text:p>
          </table:table-cell>
          <table:table-cell table:style-name="ce43" office:value-type="float" office:value="3649" calcext:value-type="float">
            <text:p>3,649</text:p>
          </table:table-cell>
          <table:table-cell table:style-name="ce43" office:value-type="float" office:value="1996" calcext:value-type="float">
            <text:p>1,996</text:p>
          </table:table-cell>
          <table:table-cell table:style-name="ce59" office:value-type="float" office:value="1653" calcext:value-type="float">
            <text:p>1,6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08" calcext:value-type="float">
            <text:p>1,108</text:p>
          </table:table-cell>
          <table:table-cell table:style-name="ce43" office:value-type="float" office:value="3634" calcext:value-type="float">
            <text:p>3,634</text:p>
          </table:table-cell>
          <table:table-cell table:style-name="ce43" office:value-type="float" office:value="1879" calcext:value-type="float">
            <text:p>1,879</text:p>
          </table:table-cell>
          <table:table-cell table:style-name="ce59" office:value-type="float" office:value="1755" calcext:value-type="float">
            <text:p>1,75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55" calcext:value-type="float">
            <text:p>1,755</text:p>
          </table:table-cell>
          <table:table-cell table:style-name="ce44" office:value-type="float" office:value="4978" calcext:value-type="float">
            <text:p>4,978</text:p>
          </table:table-cell>
          <table:table-cell table:style-name="ce44" office:value-type="float" office:value="2526" calcext:value-type="float">
            <text:p>2,526</text:p>
          </table:table-cell>
          <table:table-cell table:style-name="ce60" office:value-type="float" office:value="2452" calcext:value-type="float">
            <text:p>2,452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553" calcext:value-type="float">
            <text:p>124,553</text:p>
          </table:table-cell>
          <table:table-cell table:style-name="ce42" office:value-type="float" office:value="332472" calcext:value-type="float">
            <text:p>332,472</text:p>
          </table:table-cell>
          <table:table-cell table:style-name="ce42" office:value-type="float" office:value="169761" calcext:value-type="float">
            <text:p>169,761</text:p>
          </table:table-cell>
          <table:table-cell table:style-name="ce58" office:value-type="float" office:value="162711" calcext:value-type="float">
            <text:p>162,7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438" calcext:value-type="float">
            <text:p>41,438</text:p>
          </table:table-cell>
          <table:table-cell table:style-name="ce43" office:value-type="float" office:value="106301" calcext:value-type="float">
            <text:p>106,301</text:p>
          </table:table-cell>
          <table:table-cell table:style-name="ce43" office:value-type="float" office:value="51576" calcext:value-type="float">
            <text:p>51,576</text:p>
          </table:table-cell>
          <table:table-cell table:style-name="ce59" office:value-type="float" office:value="54725" calcext:value-type="float">
            <text:p>54,7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19" calcext:value-type="float">
            <text:p>4,419</text:p>
          </table:table-cell>
          <table:table-cell table:style-name="ce43" office:value-type="float" office:value="11181" calcext:value-type="float">
            <text:p>11,181</text:p>
          </table:table-cell>
          <table:table-cell table:style-name="ce43" office:value-type="float" office:value="5858" calcext:value-type="float">
            <text:p>5,858</text:p>
          </table:table-cell>
          <table:table-cell table:style-name="ce59" office:value-type="float" office:value="5323" calcext:value-type="float">
            <text:p>5,3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30" calcext:value-type="float">
            <text:p>8,930</text:p>
          </table:table-cell>
          <table:table-cell table:style-name="ce43" office:value-type="float" office:value="25247" calcext:value-type="float">
            <text:p>25,247</text:p>
          </table:table-cell>
          <table:table-cell table:style-name="ce43" office:value-type="float" office:value="13493" calcext:value-type="float">
            <text:p>13,493</text:p>
          </table:table-cell>
          <table:table-cell table:style-name="ce59" office:value-type="float" office:value="11754" calcext:value-type="float">
            <text:p>11,7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545" calcext:value-type="float">
            <text:p>7,545</text:p>
          </table:table-cell>
          <table:table-cell table:style-name="ce43" office:value-type="float" office:value="20175" calcext:value-type="float">
            <text:p>20,175</text:p>
          </table:table-cell>
          <table:table-cell table:style-name="ce43" office:value-type="float" office:value="10407" calcext:value-type="float">
            <text:p>10,407</text:p>
          </table:table-cell>
          <table:table-cell table:style-name="ce59" office:value-type="float" office:value="9768" calcext:value-type="float">
            <text:p>9,7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223" calcext:value-type="float">
            <text:p>31,223</text:p>
          </table:table-cell>
          <table:table-cell table:style-name="ce43" office:value-type="float" office:value="82700" calcext:value-type="float">
            <text:p>82,700</text:p>
          </table:table-cell>
          <table:table-cell table:style-name="ce43" office:value-type="float" office:value="41965" calcext:value-type="float">
            <text:p>41,965</text:p>
          </table:table-cell>
          <table:table-cell table:style-name="ce59" office:value-type="float" office:value="40735" calcext:value-type="float">
            <text:p>40,7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24" calcext:value-type="float">
            <text:p>7,024</text:p>
          </table:table-cell>
          <table:table-cell table:style-name="ce43" office:value-type="float" office:value="18166" calcext:value-type="float">
            <text:p>18,166</text:p>
          </table:table-cell>
          <table:table-cell table:style-name="ce43" office:value-type="float" office:value="9716" calcext:value-type="float">
            <text:p>9,716</text:p>
          </table:table-cell>
          <table:table-cell table:style-name="ce59" office:value-type="float" office:value="8450" calcext:value-type="float">
            <text:p>8,4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30" calcext:value-type="float">
            <text:p>5,030</text:p>
          </table:table-cell>
          <table:table-cell table:style-name="ce43" office:value-type="float" office:value="13262" calcext:value-type="float">
            <text:p>13,262</text:p>
          </table:table-cell>
          <table:table-cell table:style-name="ce43" office:value-type="float" office:value="7059" calcext:value-type="float">
            <text:p>7,059</text:p>
          </table:table-cell>
          <table:table-cell table:style-name="ce59" office:value-type="float" office:value="6203" calcext:value-type="float">
            <text:p>6,2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40" calcext:value-type="float">
            <text:p>1,740</text:p>
          </table:table-cell>
          <table:table-cell table:style-name="ce43" office:value-type="float" office:value="4629" calcext:value-type="float">
            <text:p>4,629</text:p>
          </table:table-cell>
          <table:table-cell table:style-name="ce43" office:value-type="float" office:value="2569" calcext:value-type="float">
            <text:p>2,569</text:p>
          </table:table-cell>
          <table:table-cell table:style-name="ce59" office:value-type="float" office:value="2060" calcext:value-type="float">
            <text:p>2,0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81" calcext:value-type="float">
            <text:p>4,681</text:p>
          </table:table-cell>
          <table:table-cell table:style-name="ce43" office:value-type="float" office:value="12006" calcext:value-type="float">
            <text:p>12,006</text:p>
          </table:table-cell>
          <table:table-cell table:style-name="ce43" office:value-type="float" office:value="6451" calcext:value-type="float">
            <text:p>6,451</text:p>
          </table:table-cell>
          <table:table-cell table:style-name="ce59" office:value-type="float" office:value="5555" calcext:value-type="float">
            <text:p>5,5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3997" calcext:value-type="float">
            <text:p>3,997</text:p>
          </table:table-cell>
          <table:table-cell table:style-name="ce43" office:value-type="float" office:value="10743" calcext:value-type="float">
            <text:p>10,743</text:p>
          </table:table-cell>
          <table:table-cell table:style-name="ce43" office:value-type="float" office:value="5869" calcext:value-type="float">
            <text:p>5,869</text:p>
          </table:table-cell>
          <table:table-cell table:style-name="ce59" office:value-type="float" office:value="4874" calcext:value-type="float">
            <text:p>4,8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64" calcext:value-type="float">
            <text:p>4,764</text:p>
          </table:table-cell>
          <table:table-cell table:style-name="ce43" office:value-type="float" office:value="15497" calcext:value-type="float">
            <text:p>15,497</text:p>
          </table:table-cell>
          <table:table-cell table:style-name="ce43" office:value-type="float" office:value="8024" calcext:value-type="float">
            <text:p>8,024</text:p>
          </table:table-cell>
          <table:table-cell table:style-name="ce59" office:value-type="float" office:value="7473" calcext:value-type="float">
            <text:p>7,4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5" calcext:value-type="float">
            <text:p>2,085</text:p>
          </table:table-cell>
          <table:table-cell table:style-name="ce43" office:value-type="float" office:value="6468" calcext:value-type="float">
            <text:p>6,468</text:p>
          </table:table-cell>
          <table:table-cell table:style-name="ce43" office:value-type="float" office:value="3418" calcext:value-type="float">
            <text:p>3,418</text:p>
          </table:table-cell>
          <table:table-cell table:style-name="ce59" office:value-type="float" office:value="3050" calcext:value-type="float">
            <text:p>3,05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7" calcext:value-type="float">
            <text:p>1,677</text:p>
          </table:table-cell>
          <table:table-cell table:style-name="ce44" office:value-type="float" office:value="6097" calcext:value-type="float">
            <text:p>6,097</text:p>
          </table:table-cell>
          <table:table-cell table:style-name="ce44" office:value-type="float" office:value="3356" calcext:value-type="float">
            <text:p>3,356</text:p>
          </table:table-cell>
          <table:table-cell table:style-name="ce60" office:value-type="float" office:value="2741" calcext:value-type="float">
            <text:p>2,74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8121" calcext:value-type="float">
            <text:p>38,121</text:p>
          </table:table-cell>
          <table:table-cell table:style-name="ce42" office:value-type="float" office:value="101838" calcext:value-type="float">
            <text:p>101,838</text:p>
          </table:table-cell>
          <table:table-cell table:style-name="ce42" office:value-type="float" office:value="52474" calcext:value-type="float">
            <text:p>52,474</text:p>
          </table:table-cell>
          <table:table-cell table:style-name="ce58" office:value-type="float" office:value="49364" calcext:value-type="float">
            <text:p>49,3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3162" calcext:value-type="float">
            <text:p>23,162</text:p>
          </table:table-cell>
          <table:table-cell table:style-name="ce43" office:value-type="float" office:value="60484" calcext:value-type="float">
            <text:p>60,484</text:p>
          </table:table-cell>
          <table:table-cell table:style-name="ce43" office:value-type="float" office:value="30762" calcext:value-type="float">
            <text:p>30,762</text:p>
          </table:table-cell>
          <table:table-cell table:style-name="ce59" office:value-type="float" office:value="29722" calcext:value-type="float">
            <text:p>29,7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361" calcext:value-type="float">
            <text:p>5,361</text:p>
          </table:table-cell>
          <table:table-cell table:style-name="ce43" office:value-type="float" office:value="14317" calcext:value-type="float">
            <text:p>14,317</text:p>
          </table:table-cell>
          <table:table-cell table:style-name="ce43" office:value-type="float" office:value="7560" calcext:value-type="float">
            <text:p>7,560</text:p>
          </table:table-cell>
          <table:table-cell table:style-name="ce59" office:value-type="float" office:value="6757" calcext:value-type="float">
            <text:p>6,7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45" calcext:value-type="float">
            <text:p>3,345</text:p>
          </table:table-cell>
          <table:table-cell table:style-name="ce43" office:value-type="float" office:value="9754" calcext:value-type="float">
            <text:p>9,754</text:p>
          </table:table-cell>
          <table:table-cell table:style-name="ce43" office:value-type="float" office:value="5106" calcext:value-type="float">
            <text:p>5,106</text:p>
          </table:table-cell>
          <table:table-cell table:style-name="ce59" office:value-type="float" office:value="4648" calcext:value-type="float">
            <text:p>4,6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40" calcext:value-type="float">
            <text:p>2,940</text:p>
          </table:table-cell>
          <table:table-cell table:style-name="ce43" office:value-type="float" office:value="8410" calcext:value-type="float">
            <text:p>8,410</text:p>
          </table:table-cell>
          <table:table-cell table:style-name="ce43" office:value-type="float" office:value="4328" calcext:value-type="float">
            <text:p>4,328</text:p>
          </table:table-cell>
          <table:table-cell table:style-name="ce59" office:value-type="float" office:value="4082" calcext:value-type="float">
            <text:p>4,0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88" calcext:value-type="float">
            <text:p>1,988</text:p>
          </table:table-cell>
          <table:table-cell table:style-name="ce43" office:value-type="float" office:value="5117" calcext:value-type="float">
            <text:p>5,117</text:p>
          </table:table-cell>
          <table:table-cell table:style-name="ce43" office:value-type="float" office:value="2761" calcext:value-type="float">
            <text:p>2,761</text:p>
          </table:table-cell>
          <table:table-cell table:style-name="ce59" office:value-type="float" office:value="2356" calcext:value-type="float">
            <text:p>2,35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25" calcext:value-type="float">
            <text:p>1,325</text:p>
          </table:table-cell>
          <table:table-cell table:style-name="ce44" office:value-type="float" office:value="3756" calcext:value-type="float">
            <text:p>3,756</text:p>
          </table:table-cell>
          <table:table-cell table:style-name="ce44" office:value-type="float" office:value="1957" calcext:value-type="float">
            <text:p>1,957</text:p>
          </table:table-cell>
          <table:table-cell table:style-name="ce60" office:value-type="float" office:value="1799" calcext:value-type="float">
            <text:p>1,79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style-name="ce93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2" office:value-type="string" calcext:value-type="string">
            <text:p>基隆市</text:p>
          </table:table-cell>
          <table:table-cell table:style-name="ce51" office:value-type="float" office:value="150832" calcext:value-type="float">
            <text:p>150,832</text:p>
          </table:table-cell>
          <table:table-cell table:style-name="ce42" office:value-type="float" office:value="372791" calcext:value-type="float">
            <text:p>372,791</text:p>
          </table:table-cell>
          <table:table-cell table:style-name="ce42" office:value-type="float" office:value="187332" calcext:value-type="float">
            <text:p>187,332</text:p>
          </table:table-cell>
          <table:table-cell table:style-name="ce58" office:value-type="float" office:value="185459" calcext:value-type="float">
            <text:p>185,459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490" calcext:value-type="float">
            <text:p>22,490</text:p>
          </table:table-cell>
          <table:table-cell table:style-name="ce43" office:value-type="float" office:value="52892" calcext:value-type="float">
            <text:p>52,892</text:p>
          </table:table-cell>
          <table:table-cell table:style-name="ce43" office:value-type="float" office:value="27104" calcext:value-type="float">
            <text:p>27,104</text:p>
          </table:table-cell>
          <table:table-cell table:style-name="ce59" office:value-type="float" office:value="25788" calcext:value-type="float">
            <text:p>25,788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1035" calcext:value-type="float">
            <text:p>21,035</text:p>
          </table:table-cell>
          <table:table-cell table:style-name="ce43" office:value-type="float" office:value="54046" calcext:value-type="float">
            <text:p>54,046</text:p>
          </table:table-cell>
          <table:table-cell table:style-name="ce43" office:value-type="float" office:value="27304" calcext:value-type="float">
            <text:p>27,304</text:p>
          </table:table-cell>
          <table:table-cell table:style-name="ce59" office:value-type="float" office:value="26742" calcext:value-type="float">
            <text:p>26,742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333" calcext:value-type="float">
            <text:p>15,333</text:p>
          </table:table-cell>
          <table:table-cell table:style-name="ce43" office:value-type="float" office:value="38319" calcext:value-type="float">
            <text:p>38,319</text:p>
          </table:table-cell>
          <table:table-cell table:style-name="ce43" office:value-type="float" office:value="19309" calcext:value-type="float">
            <text:p>19,309</text:p>
          </table:table-cell>
          <table:table-cell table:style-name="ce59" office:value-type="float" office:value="19010" calcext:value-type="float">
            <text:p>19,01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464" calcext:value-type="float">
            <text:p>19,464</text:p>
          </table:table-cell>
          <table:table-cell table:style-name="ce43" office:value-type="float" office:value="46132" calcext:value-type="float">
            <text:p>46,132</text:p>
          </table:table-cell>
          <table:table-cell table:style-name="ce43" office:value-type="float" office:value="22741" calcext:value-type="float">
            <text:p>22,741</text:p>
          </table:table-cell>
          <table:table-cell table:style-name="ce59" office:value-type="float" office:value="23391" calcext:value-type="float">
            <text:p>23,391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273" calcext:value-type="float">
            <text:p>19,273</text:p>
          </table:table-cell>
          <table:table-cell table:style-name="ce43" office:value-type="float" office:value="48483" calcext:value-type="float">
            <text:p>48,483</text:p>
          </table:table-cell>
          <table:table-cell table:style-name="ce43" office:value-type="float" office:value="24687" calcext:value-type="float">
            <text:p>24,687</text:p>
          </table:table-cell>
          <table:table-cell table:style-name="ce59" office:value-type="float" office:value="23796" calcext:value-type="float">
            <text:p>23,796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329" calcext:value-type="float">
            <text:p>32,329</text:p>
          </table:table-cell>
          <table:table-cell table:style-name="ce43" office:value-type="float" office:value="81589" calcext:value-type="float">
            <text:p>81,589</text:p>
          </table:table-cell>
          <table:table-cell table:style-name="ce43" office:value-type="float" office:value="40604" calcext:value-type="float">
            <text:p>40,604</text:p>
          </table:table-cell>
          <table:table-cell table:style-name="ce59" office:value-type="float" office:value="40985" calcext:value-type="float">
            <text:p>40,9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908" calcext:value-type="float">
            <text:p>20,908</text:p>
          </table:table-cell>
          <table:table-cell table:style-name="ce44" office:value-type="float" office:value="51330" calcext:value-type="float">
            <text:p>51,330</text:p>
          </table:table-cell>
          <table:table-cell table:style-name="ce44" office:value-type="float" office:value="25583" calcext:value-type="float">
            <text:p>25,583</text:p>
          </table:table-cell>
          <table:table-cell table:style-name="ce60" office:value-type="float" office:value="25747" calcext:value-type="float">
            <text:p>25,747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6035" calcext:value-type="float">
            <text:p>156,035</text:p>
          </table:table-cell>
          <table:table-cell table:style-name="ce42" office:value-type="float" office:value="432692" calcext:value-type="float">
            <text:p>432,692</text:p>
          </table:table-cell>
          <table:table-cell table:style-name="ce42" office:value-type="float" office:value="214138" calcext:value-type="float">
            <text:p>214,138</text:p>
          </table:table-cell>
          <table:table-cell table:style-name="ce58" office:value-type="float" office:value="218554" calcext:value-type="float">
            <text:p>218,5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5596" calcext:value-type="float">
            <text:p>75,596</text:p>
          </table:table-cell>
          <table:table-cell table:style-name="ce43" office:value-type="float" office:value="207529" calcext:value-type="float">
            <text:p>207,529</text:p>
          </table:table-cell>
          <table:table-cell table:style-name="ce43" office:value-type="float" office:value="102210" calcext:value-type="float">
            <text:p>102,210</text:p>
          </table:table-cell>
          <table:table-cell table:style-name="ce59" office:value-type="float" office:value="105319" calcext:value-type="float">
            <text:p>105,3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538" calcext:value-type="float">
            <text:p>54,538</text:p>
          </table:table-cell>
          <table:table-cell table:style-name="ce43" office:value-type="float" office:value="148769" calcext:value-type="float">
            <text:p>148,769</text:p>
          </table:table-cell>
          <table:table-cell table:style-name="ce43" office:value-type="float" office:value="72993" calcext:value-type="float">
            <text:p>72,993</text:p>
          </table:table-cell>
          <table:table-cell table:style-name="ce59" office:value-type="float" office:value="75776" calcext:value-type="float">
            <text:p>75,77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901" calcext:value-type="float">
            <text:p>25,901</text:p>
          </table:table-cell>
          <table:table-cell table:style-name="ce44" office:value-type="float" office:value="76394" calcext:value-type="float">
            <text:p>76,394</text:p>
          </table:table-cell>
          <table:table-cell table:style-name="ce44" office:value-type="float" office:value="38935" calcext:value-type="float">
            <text:p>38,935</text:p>
          </table:table-cell>
          <table:table-cell table:style-name="ce60" office:value-type="float" office:value="37459" calcext:value-type="float">
            <text:p>37,459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574" calcext:value-type="float">
            <text:p>98,574</text:p>
          </table:table-cell>
          <table:table-cell table:style-name="ce42" office:value-type="float" office:value="270958" calcext:value-type="float">
            <text:p>270,958</text:p>
          </table:table-cell>
          <table:table-cell table:style-name="ce42" office:value-type="float" office:value="132288" calcext:value-type="float">
            <text:p>132,288</text:p>
          </table:table-cell>
          <table:table-cell table:style-name="ce58" office:value-type="float" office:value="138670" calcext:value-type="float">
            <text:p>138,6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290" calcext:value-type="float">
            <text:p>45,290</text:p>
          </table:table-cell>
          <table:table-cell table:style-name="ce43" office:value-type="float" office:value="123319" calcext:value-type="float">
            <text:p>123,319</text:p>
          </table:table-cell>
          <table:table-cell table:style-name="ce43" office:value-type="float" office:value="59776" calcext:value-type="float">
            <text:p>59,776</text:p>
          </table:table-cell>
          <table:table-cell table:style-name="ce59" office:value-type="float" office:value="63543" calcext:value-type="float">
            <text:p>63,54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284" calcext:value-type="float">
            <text:p>53,284</text:p>
          </table:table-cell>
          <table:table-cell table:style-name="ce44" office:value-type="float" office:value="147639" calcext:value-type="float">
            <text:p>147,639</text:p>
          </table:table-cell>
          <table:table-cell table:style-name="ce44" office:value-type="float" office:value="72512" calcext:value-type="float">
            <text:p>72,512</text:p>
          </table:table-cell>
          <table:table-cell table:style-name="ce60" office:value-type="float" office:value="75127" calcext:value-type="float">
            <text:p>75,127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8013" calcext:value-type="float">
            <text:p>38,013</text:p>
          </table:table-cell>
          <table:table-cell table:style-name="ce42" office:value-type="float" office:value="129639" calcext:value-type="float">
            <text:p>129,639</text:p>
          </table:table-cell>
          <table:table-cell table:style-name="ce42" office:value-type="float" office:value="65003" calcext:value-type="float">
            <text:p>65,003</text:p>
          </table:table-cell>
          <table:table-cell table:style-name="ce58" office:value-type="float" office:value="64636" calcext:value-type="float">
            <text:p>64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526" calcext:value-type="float">
            <text:p>12,526</text:p>
          </table:table-cell>
          <table:table-cell table:style-name="ce43" office:value-type="float" office:value="41511" calcext:value-type="float">
            <text:p>41,511</text:p>
          </table:table-cell>
          <table:table-cell table:style-name="ce43" office:value-type="float" office:value="20848" calcext:value-type="float">
            <text:p>20,848</text:p>
          </table:table-cell>
          <table:table-cell table:style-name="ce59" office:value-type="float" office:value="20663" calcext:value-type="float">
            <text:p>20,6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401" calcext:value-type="float">
            <text:p>8,401</text:p>
          </table:table-cell>
          <table:table-cell table:style-name="ce43" office:value-type="float" office:value="27759" calcext:value-type="float">
            <text:p>27,759</text:p>
          </table:table-cell>
          <table:table-cell table:style-name="ce43" office:value-type="float" office:value="13988" calcext:value-type="float">
            <text:p>13,988</text:p>
          </table:table-cell>
          <table:table-cell table:style-name="ce59" office:value-type="float" office:value="13771" calcext:value-type="float">
            <text:p>13,7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102" calcext:value-type="float">
            <text:p>6,102</text:p>
          </table:table-cell>
          <table:table-cell table:style-name="ce43" office:value-type="float" office:value="19748" calcext:value-type="float">
            <text:p>19,748</text:p>
          </table:table-cell>
          <table:table-cell table:style-name="ce43" office:value-type="float" office:value="9758" calcext:value-type="float">
            <text:p>9,758</text:p>
          </table:table-cell>
          <table:table-cell table:style-name="ce59" office:value-type="float" office:value="9990" calcext:value-type="float">
            <text:p>9,9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808" calcext:value-type="float">
            <text:p>7,808</text:p>
          </table:table-cell>
          <table:table-cell table:style-name="ce43" office:value-type="float" office:value="27768" calcext:value-type="float">
            <text:p>27,768</text:p>
          </table:table-cell>
          <table:table-cell table:style-name="ce43" office:value-type="float" office:value="14049" calcext:value-type="float">
            <text:p>14,049</text:p>
          </table:table-cell>
          <table:table-cell table:style-name="ce59" office:value-type="float" office:value="13719" calcext:value-type="float">
            <text:p>13,7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42" calcext:value-type="float">
            <text:p>3,042</text:p>
          </table:table-cell>
          <table:table-cell table:style-name="ce43" office:value-type="float" office:value="12182" calcext:value-type="float">
            <text:p>12,182</text:p>
          </table:table-cell>
          <table:table-cell table:style-name="ce43" office:value-type="float" office:value="6024" calcext:value-type="float">
            <text:p>6,024</text:p>
          </table:table-cell>
          <table:table-cell table:style-name="ce59" office:value-type="float" office:value="6158" calcext:value-type="float">
            <text:p>6,15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71" calcext:value-type="float">
            <text:p>671</text:p>
          </table:table-cell>
          <table:table-cell table:style-name="ce44" office:value-type="float" office:value="336" calcext:value-type="float">
            <text:p>336</text:p>
          </table:table-cell>
          <table:table-cell table:style-name="ce60" office:value-type="float" office:value="335" calcext:value-type="float">
            <text:p>33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5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494" calcext:value-type="float">
            <text:p>2,494</text:p>
          </table:table-cell>
          <table:table-cell table:style-name="ce42" office:value-type="float" office:value="12476" calcext:value-type="float">
            <text:p>12,476</text:p>
          </table:table-cell>
          <table:table-cell table:style-name="ce42" office:value-type="float" office:value="7113" calcext:value-type="float">
            <text:p>7,113</text:p>
          </table:table-cell>
          <table:table-cell table:style-name="ce58" office:value-type="float" office:value="5363" calcext:value-type="float">
            <text:p>5,3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30" calcext:value-type="float">
            <text:p>1,430</text:p>
          </table:table-cell>
          <table:table-cell table:style-name="ce43" office:value-type="float" office:value="7454" calcext:value-type="float">
            <text:p>7,454</text:p>
          </table:table-cell>
          <table:table-cell table:style-name="ce43" office:value-type="float" office:value="4229" calcext:value-type="float">
            <text:p>4,229</text:p>
          </table:table-cell>
          <table:table-cell table:style-name="ce59" office:value-type="float" office:value="3225" calcext:value-type="float">
            <text:p>3,2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84" calcext:value-type="float">
            <text:p>484</text:p>
          </table:table-cell>
          <table:table-cell table:style-name="ce43" office:value-type="float" office:value="2311" calcext:value-type="float">
            <text:p>2,311</text:p>
          </table:table-cell>
          <table:table-cell table:style-name="ce43" office:value-type="float" office:value="1282" calcext:value-type="float">
            <text:p>1,282</text:p>
          </table:table-cell>
          <table:table-cell table:style-name="ce59" office:value-type="float" office:value="1029" calcext:value-type="float">
            <text:p>1,0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67" calcext:value-type="float">
            <text:p>267</text:p>
          </table:table-cell>
          <table:table-cell table:style-name="ce43" office:value-type="float" office:value="1446" calcext:value-type="float">
            <text:p>1,446</text:p>
          </table:table-cell>
          <table:table-cell table:style-name="ce43" office:value-type="float" office:value="840" calcext:value-type="float">
            <text:p>840</text:p>
          </table:table-cell>
          <table:table-cell table:style-name="ce59" office:value-type="float" office:value="606" calcext:value-type="float">
            <text:p>60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13" calcext:value-type="float">
            <text:p>313</text:p>
          </table:table-cell>
          <table:table-cell table:style-name="ce44" office:value-type="float" office:value="1265" calcext:value-type="float">
            <text:p>1,265</text:p>
          </table:table-cell>
          <table:table-cell table:style-name="ce44" office:value-type="float" office:value="762" calcext:value-type="float">
            <text:p>762</text:p>
          </table:table-cell>
          <table:table-cell table:style-name="ce60" office:value-type="float" office:value="503" calcext:value-type="float">
            <text:p>503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5-06-05T09:26:26</dc:date>
    <meta:print-date>2014-11-04T18:32:2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